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119cm"/>
    </style:style>
    <style:style style:family="table-column" style:name="co2">
      <style:table-column-properties fo:break-before="auto" style:column-width="11.188cm"/>
    </style:style>
    <style:style style:family="table-column" style:name="co3">
      <style:table-column-properties fo:break-before="auto" style:column-width="0.923cm"/>
    </style:style>
    <style:style style:family="table-column" style:name="co4">
      <style:table-column-properties fo:break-before="auto" style:column-width="2.041cm"/>
    </style:style>
    <style:style style:family="table-column" style:name="co5">
      <style:table-column-properties fo:break-before="auto" style:column-width="2.21cm"/>
    </style:style>
    <style:style style:family="table-column" style:name="co6">
      <style:table-column-properties fo:break-before="auto" style:column-width="2.432cm"/>
    </style:style>
    <style:style style:family="table-column" style:name="co7">
      <style:table-column-properties fo:break-before="auto" style:column-width="2.406cm"/>
    </style:style>
    <style:style style:family="table-column" style:name="co8">
      <style:table-column-properties fo:break-before="auto" style:column-width="2.321cm"/>
    </style:style>
    <style:style style:family="table-column" style:name="co9">
      <style:table-column-properties fo:break-before="auto" style:column-width="2.182cm"/>
    </style:style>
    <style:style style:family="table-column" style:name="co10">
      <style:table-column-properties fo:break-before="auto" style:column-width="2.097cm"/>
    </style:style>
    <style:style style:family="table-column" style:name="co11">
      <style:table-column-properties fo:break-before="auto" style:column-width="2.378cm"/>
    </style:style>
    <style:style style:family="table-column" style:name="co12">
      <style:table-column-properties fo:break-before="auto" style:column-width="1.774cm"/>
    </style:style>
    <style:style style:family="table-column" style:name="co13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9">
      <style:table-cell-properties fo:padding="0.071cm"/>
    </style:style>
    <style:style style:family="table-cell" style:parent-style-name="TL Metadata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TL Data" style:name="ce36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3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4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data-style-name="N1" style:family="table-cell" style:parent-style-name="TL Metadata" style:name="ce43">
      <style:table-cell-properties fo:padding="0.071cm"/>
    </style:style>
    <style:style style:data-style-name="N1" style:family="table-cell" style:parent-style-name="Default" style:name="ce4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Metadata" style:family="table-cell" style:name="ce46" style:display-name="ce4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47" style:display-name="ce47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parent-style-name="Default" style:family="table-cell" style:name="ce48" style:display-name="ce4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parent-style-name="Default" style:family="table-cell" style:name="ce49" style:display-name="ce49">
      <style:table-cell-properties fo:padding="0.071cm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default-cell-style-name="ce9"/>
        <table:table-column table:style-name="co9" table:default-cell-style-name="ce9"/>
        <table:table-column table:style-name="co6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Default" table:number-columns-repeated="1011"/>
        <table:table-row table:style-name="ro1">
          <table:table-cell ns41:value-type="string" table:style-name="ce1" office:value-type="string">
            <office:annotation draw:style-name="gr1" svg:height="2.727cm" draw:caption-point-y="-0.042cm" svg:width="5.835cm" svg:x="5.534cm" draw:caption-point-x="-0.426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RTOGDOM LIMBURG - VIERDE GEDEELTE. INDEELING DER BEVOLKING NAAR DE BEROEPEN.</text:p>
          </table:table-cell>
          <table:table-cell table:style-name="ce11"/>
          <table:table-cell table:style-name="ce19" table:number-columns-repeated="11"/>
          <table:table-cell table:style-name="ce35"/>
          <table:table-cell table:number-columns-repeated="101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ns41:value-type="string" table:number-rows-spanned="3" table:style-name="ce3" table:number-columns-spanned="1" office:value-type="string">
            <text:p>Gebied</text:p>
          </table:table-cell>
          <table:table-cell ns41:value-type="string" table:number-rows-spanned="3" table:style-name="ce12" table:number-columns-spanned="1" office:value-type="string">
            <text:p>Beroepen of middelen van bestaan</text:p>
          </table:table-cell>
          <table:table-cell table:style-name="ce20"/>
          <table:table-cell ns41:value-type="string" table:number-rows-spanned="1" table:style-name="ce22" table:number-columns-spanned="2" office:value-type="string">
            <text:p>Beneden de 10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Van 10 en 11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Van 12 tot en met 15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Van 16 jaren en daarboven</text:p>
          </table:table-cell>
          <table:covered-table-cell table:style-name="ce27"/>
          <table:table-cell ns41:value-type="string" table:number-rows-spanned="2" table:style-name="ce34" table:number-columns-spanned="3" office:value-type="string">
            <text:p>TOTAAL</text:p>
          </table:table-cell>
          <table:covered-table-cell table:style-name="ce27"/>
          <table:covered-table-cell table:style-name="ce34"/>
          <table:table-cell table:number-columns-repeated="1010"/>
        </table:table-row>
        <table:table-row table:style-name="ro3">
          <table:covered-table-cell table:style-name="ce4"/>
          <table:covered-table-cell table:style-name="ce13"/>
          <table:table-cell table:style-name="ce21"/>
          <table:table-cell ns41:value-type="string" table:number-rows-spanned="1" table:style-name="ce4" table:number-columns-spanned="2" office:value-type="string">
            <text:p>Geboren in 1849 tot en met 1840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Geboren in 1839 en 1838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Geboren in 1837 tot en met 1834</text:p>
          </table:table-cell>
          <table:covered-table-cell table:style-name="ce28"/>
          <table:table-cell ns41:value-type="string" table:number-rows-spanned="1" table:style-name="ce28" table:number-columns-spanned="2" office:value-type="string">
            <text:p>Geboren in 1833 en vroegere jaren.</text:p>
          </table:table-cell>
          <table:covered-table-cell table:style-name="ce28" table:number-columns-repeated="3"/>
          <table:covered-table-cell table:style-name="ce13"/>
          <table:table-cell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20"/>
          <table:table-cell ns41:value-type="string" table:style-name="ce5" office:value-type="string">
            <text:p>Mannelijk </text:p>
          </table:table-cell>
          <table:table-cell ns41:value-type="string" table:style-name="ce29" office:value-type="string">
            <text:p>Vrouwelijk</text:p>
          </table:table-cell>
          <table:table-cell ns41:value-type="string" table:style-name="ce29" office:value-type="string">
            <text:p>Mannelijk </text:p>
          </table:table-cell>
          <table:table-cell ns41:value-type="string" table:style-name="ce29" office:value-type="string">
            <text:p>Vrouwelijk</text:p>
          </table:table-cell>
          <table:table-cell ns41:value-type="string" table:style-name="ce29" office:value-type="string">
            <text:p>Mannelijk </text:p>
          </table:table-cell>
          <table:table-cell ns41:value-type="string" table:style-name="ce29" office:value-type="string">
            <text:p>Vrouwelijk</text:p>
          </table:table-cell>
          <table:table-cell ns41:value-type="string" table:style-name="ce29" office:value-type="string">
            <text:p>Mannelijk </text:p>
          </table:table-cell>
          <table:table-cell ns41:value-type="string" table:style-name="ce29" office:value-type="string">
            <text:p>Vrouwelijk</text:p>
          </table:table-cell>
          <table:table-cell ns41:value-type="string" table:style-name="ce29" office:value-type="string">
            <text:p>Mannelijk </text:p>
          </table:table-cell>
          <table:table-cell ns41:value-type="string" table:style-name="ce29" office:value-type="string">
            <text:p>Vrouwelijk</text:p>
          </table:table-cell>
          <table:table-cell ns41:value-type="string" table:style-name="ce14" office:value-type="string">
            <text:p>Totaal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ns41:value-type="string" table:style-name="ce6" office:value-type="string">
            <text:p>DE STAD MAASTRICHT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23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ardewerk- en porcelein-fabrijkant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ardewerk- en porcelein-koopli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0" office:value-type="float">
            <text:p>80</text:p>
          </table:table-cell>
          <table:table-cell table:style-name="ce31"/>
          <table:table-cell ns41:value-type="float" table:style-name="ce31" office:value="80" office:value-type="float">
            <text:p>80</text:p>
          </table:table-cell>
          <table:table-cell table:style-name="ce31"/>
          <table:table-cell ns41:value-type="float" table:style-name="ce37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6" office:value-type="float">
            <text:p>56</text:p>
          </table:table-cell>
          <table:table-cell table:style-name="ce31"/>
          <table:table-cell ns41:value-type="float" table:style-name="ce31" office:value="56" office:value-type="float">
            <text:p>56</text:p>
          </table:table-cell>
          <table:table-cell table:style-name="ce31"/>
          <table:table-cell ns41:value-type="float" table:style-name="ce37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0" office:value-type="float">
            <text:p>40</text:p>
          </table:table-cell>
          <table:table-cell table:style-name="ce31"/>
          <table:table-cell ns41:value-type="float" table:style-name="ce31" office:value="41" office:value-type="float">
            <text:p>41</text:p>
          </table:table-cell>
          <table:table-cell table:style-name="ce31"/>
          <table:table-cell ns41:value-type="float" table:style-name="ce37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2" office:value="1149" office:value-type="float">
            <text:p>1,149</text:p>
          </table:table-cell>
          <table:table-cell ns41:value-type="float" table:style-name="ce31" office:value="857" office:value-type="float">
            <text:p>857</text:p>
          </table:table-cell>
          <table:table-cell ns41:value-type="float" table:style-name="ce32" office:value="1216" office:value-type="float">
            <text:p>1,216</text:p>
          </table:table-cell>
          <table:table-cell ns41:value-type="float" table:style-name="ce31" office:value="896" office:value-type="float">
            <text:p>896</text:p>
          </table:table-cell>
          <table:table-cell ns41:value-type="float" table:style-name="ce38" office:value="2112" office:value-type="float">
            <text:p>2,1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3" office:value-type="float">
            <text:p>4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ankiers, effectenhandelaars, geldwisselaars, kass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2" office:value-type="float">
            <text:p>6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lik-, en pleetwerkers, lamp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8" office:value-type="float">
            <text:p>3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ouwmeesters, civiel ingenieu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41" office:value-type="float">
            <text:p>14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7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9" office:value-type="float">
            <text:p>4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22" office:value-type="float">
            <text:p>22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2" office:value="1130" office:value-type="float">
            <text:p>1,130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2" office:value="1152" office:value-type="float">
            <text:p>1,152</text:p>
          </table:table-cell>
          <table:table-cell ns41:value-type="float" table:style-name="ce38" office:value="1324" office:value-type="float">
            <text:p>1,3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Doodgravers, bedienaars van begravenissen, verhuurders van rouwkleed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6" office:value-type="float">
            <text:p>26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7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97" office:value-type="float">
            <text:p>197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7" office:value="242" office:value-type="float">
            <text:p>2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1" office:value="121" office:value-type="float">
            <text:p>121</text:p>
          </table:table-cell>
          <table:table-cell table:style-name="ce31"/>
          <table:table-cell ns41:value-type="float" table:style-name="ce31" office:value="144" office:value-type="float">
            <text:p>144</text:p>
          </table:table-cell>
          <table:table-cell table:style-name="ce31"/>
          <table:table-cell ns41:value-type="float" table:style-name="ce37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40" office:value-type="float">
            <text:p>40</text:p>
          </table:table-cell>
          <table:table-cell table:style-name="ce31"/>
          <table:table-cell ns41:value-type="float" table:style-name="ce31" office:value="53" office:value-type="float">
            <text:p>53</text:p>
          </table:table-cell>
          <table:table-cell table:style-name="ce31"/>
          <table:table-cell ns41:value-type="float" table:style-name="ce37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8" office:value-type="float">
            <text:p>18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7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" office:value-type="float">
            <text:p>1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4" office:value-type="float">
            <text:p>2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7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7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43" office:value-type="float">
            <text:p>4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268" office:value-type="float">
            <text:p>26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88" office:value-type="float">
            <text:p>28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290" office:value-type="float">
            <text:p>2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3" office:value-type="float">
            <text:p>3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7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306" office:value-type="float">
            <text:p>30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33" office:value-type="float">
            <text:p>33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334" office:value-type="float">
            <text:p>3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1" office:value-type="float">
            <text:p>161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7" office:value="331" office:value-type="float">
            <text:p>3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1" office:value="36" office:value-type="float">
            <text:p>36</text:p>
          </table:table-cell>
          <table:table-cell table:style-name="ce31"/>
          <table:table-cell ns41:value-type="float" table:style-name="ce37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office:value="1" table:style-name="ce31" table:number-columns-repeated="4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lonisten arbei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lonisten hulpbehoevende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lonisten bedel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5" office:value-type="float">
            <text:p>75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7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6" office:value-type="float">
            <text:p>2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3" office:value-type="float">
            <text:p>5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rib- en dijkwerkers, heilbaz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3" office:value-type="float">
            <text:p>63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7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53" office:value-type="float">
            <text:p>153</text:p>
          </table:table-cell>
          <table:table-cell table:style-name="ce31"/>
          <table:table-cell ns41:value-type="float" table:style-name="ce31" office:value="153" office:value-type="float">
            <text:p>153</text:p>
          </table:table-cell>
          <table:table-cell table:style-name="ce31"/>
          <table:table-cell ns41:value-type="float" table:style-name="ce37" office:value="153" office:value-type="float">
            <text:p>1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2" office:value="1688" office:value-type="float">
            <text:p>1,688</text:p>
          </table:table-cell>
          <table:table-cell table:style-name="ce31"/>
          <table:table-cell ns41:value-type="float" table:style-name="ce32" office:value="1704" office:value-type="float">
            <text:p>1,704</text:p>
          </table:table-cell>
          <table:table-cell table:style-name="ce31"/>
          <table:table-cell ns41:value-type="float" table:style-name="ce38" office:value="1704" office:value-type="float">
            <text:p>1,7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5" office:value-type="float">
            <text:p>35</text:p>
          </table:table-cell>
          <table:table-cell table:style-name="ce31"/>
          <table:table-cell ns41:value-type="float" table:style-name="ce31" office:value="36" office:value-type="float">
            <text:p>36</text:p>
          </table:table-cell>
          <table:table-cell table:style-name="ce31"/>
          <table:table-cell ns41:value-type="float" table:style-name="ce37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4" office:value-type="float">
            <text:p>2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65" office:value-type="float">
            <text:p>165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7" office:value="194" office:value-type="float">
            <text:p>19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andmeters en teekenaars bij de kadaster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" office:value-type="float">
            <text:p>1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anufakturen fabrijkanten/*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anufakturen kooplieden/*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anufakturen werklieden/*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eters (kolen-, koorn-, hout-, scheeps- enz.), wijnst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1" office:value-type="float">
            <text:p>41</text:p>
          </table:table-cell>
          <table:table-cell table:style-name="ce31"/>
          <table:table-cell ns41:value-type="float" table:style-name="ce31" office:value="42" office:value-type="float">
            <text:p>42</text:p>
          </table:table-cell>
          <table:table-cell table:style-name="ce31"/>
          <table:table-cell ns41:value-type="float" table:style-name="ce3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4"/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1" office:value="65" office:value-type="float">
            <text:p>65</text:p>
          </table:table-cell>
          <table:table-cell table:style-name="ce31"/>
          <table:table-cell ns41:value-type="float" table:style-name="ce31" office:value="83" office:value-type="float">
            <text:p>83</text:p>
          </table:table-cell>
          <table:table-cell ns41:value-type="float" table:style-name="ce37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4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124" office:value-type="float">
            <text:p>12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2" office:value="1019" office:value-type="float">
            <text:p>1,01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2" office:value="1181" office:value-type="float">
            <text:p>1,181</text:p>
          </table:table-cell>
          <table:table-cell ns41:value-type="float" table:style-name="ce38" office:value="1182" office:value-type="float">
            <text:p>1,18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ndernemers en direkteurs van begrafenis- en ziekenfondsen/2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ndernemers en direkteurs van verzekering- en brandwaarborgmaatschappijen/2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49" office:value-type="float">
            <text:p>49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7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7" office:value-type="float">
            <text:p>1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olitie (dir, commiss, agenten van), march, vdd- en boschw, nacht- en torenw, geregtsdienaars, cipiers en bew van gevangenissen, scherpregters,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4" office:value-type="float">
            <text:p>44</text:p>
          </table:table-cell>
          <table:table-cell table:style-name="ce31"/>
          <table:table-cell ns41:value-type="float" table:style-name="ce31" office:value="44" office:value-type="float">
            <text:p>44</text:p>
          </table:table-cell>
          <table:table-cell table:style-name="ce31"/>
          <table:table-cell ns41:value-type="float" table:style-name="ce3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26" office:value-type="float">
            <text:p>26</text:p>
          </table:table-cell>
          <table:table-cell table:style-name="ce31"/>
          <table:table-cell ns41:value-type="float" table:style-name="ce31" office:value="26" office:value-type="float">
            <text:p>26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3" office:value-type="float">
            <text:p>83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7" office:value="253" office:value-type="float">
            <text:p>2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49" office:value-type="float">
            <text:p>49</text:p>
          </table:table-cell>
          <table:table-cell table:style-name="ce31"/>
          <table:table-cell ns41:value-type="float" table:style-name="ce31" office:value="57" office:value-type="float">
            <text:p>57</text:p>
          </table:table-cell>
          <table:table-cell table:style-name="ce31"/>
          <table:table-cell ns41:value-type="float" table:style-name="ce37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eep-, blok-, mast- en zeilmakers, rafactlemeesters, scheepsloopers, tak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office:value="1" table:style-name="ce31" table:number-columns-repeated="3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66" office:value-type="float">
            <text:p>66</text:p>
          </table:table-cell>
          <table:table-cell table:style-name="ce31"/>
          <table:table-cell ns41:value-type="float" table:style-name="ce31" office:value="70" office:value-type="float">
            <text:p>70</text:p>
          </table:table-cell>
          <table:table-cell table:style-name="ce31"/>
          <table:table-cell ns41:value-type="float" table:style-name="ce37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0" office:value-type="float">
            <text:p>5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1" office:value-type="float">
            <text:p>31</text:p>
          </table:table-cell>
          <table:table-cell table:style-name="ce31"/>
          <table:table-cell ns41:value-type="float" table:style-name="ce31" office:value="372" office:value-type="float">
            <text:p>37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405" office:value-type="float">
            <text:p>40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409" office:value-type="float">
            <text:p>40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4" office:value="610" office:value-type="float">
            <text:p>610</text:p>
          </table:table-cell>
          <table:table-cell ns41:value-type="float" table:style-name="ce31" office:value="456" office:value-type="float">
            <text:p>456</text:p>
          </table:table-cell>
          <table:table-cell ns41:value-type="float" table:style-name="ce31" office:value="256" office:value-type="float">
            <text:p>256</text:p>
          </table:table-cell>
          <table:table-cell ns41:value-type="float" table:style-name="ce31" office:value="157" office:value-type="float">
            <text:p>157</text:p>
          </table:table-cell>
          <table:table-cell ns41:value-type="float" table:style-name="ce31" office:value="209" office:value-type="float">
            <text:p>209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2" office:value="1112" office:value-type="float">
            <text:p>1,112</text:p>
          </table:table-cell>
          <table:table-cell ns41:value-type="float" table:style-name="ce31" office:value="790" office:value-type="float">
            <text:p>790</text:p>
          </table:table-cell>
          <table:table-cell ns41:value-type="float" table:style-name="ce38" office:value="1902" office:value-type="float">
            <text:p>1,90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61" office:value-type="float">
            <text:p>6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5" office:value-type="float">
            <text:p>25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table:style-name="ce31"/>
          <table:table-cell ns41:value-type="float" table:style-name="ce3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113" office:value-type="float">
            <text:p>11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29" office:value-type="float">
            <text:p>1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57" office:value-type="float">
            <text:p>5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7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1" office:value-type="float">
            <text:p>2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1" office:value="33" office:value-type="float">
            <text:p>33</text:p>
          </table:table-cell>
          <table:table-cell table:style-name="ce31"/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30" office:value-type="float">
            <text:p>30</text:p>
          </table:table-cell>
          <table:table-cell table:style-name="ce31"/>
          <table:table-cell ns41:value-type="float" table:style-name="ce3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5" office:value-type="float">
            <text:p>1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37" office:value-type="float">
            <text:p>37</text:p>
          </table:table-cell>
          <table:table-cell table:style-name="ce31"/>
          <table:table-cell ns41:value-type="float" table:style-name="ce31" office:value="44" office:value-type="float">
            <text:p>44</text:p>
          </table:table-cell>
          <table:table-cell table:style-name="ce31"/>
          <table:table-cell ns41:value-type="float" table:style-name="ce3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eteran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1" office:value-type="float">
            <text:p>7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7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2" office:value-type="float">
            <text:p>32</text:p>
          </table:table-cell>
          <table:table-cell table:style-name="ce31"/>
          <table:table-cell ns41:value-type="float" table:style-name="ce31" office:value="32" office:value-type="float">
            <text:p>32</text:p>
          </table:table-cell>
          <table:table-cell table:style-name="ce31"/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Wierspinn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0" office:value-type="float">
            <text:p>2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5" office:value="1897" office:value-type="float">
            <text:p>1,897</text:p>
          </table:table-cell>
          <table:table-cell ns41:value-type="float" table:style-name="ce32" office:value="2090" office:value-type="float">
            <text:p>2,090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1" office:value="525" office:value-type="float">
            <text:p>525</text:p>
          </table:table-cell>
          <table:table-cell ns41:value-type="float" table:style-name="ce31" office:value="731" office:value-type="float">
            <text:p>731</text:p>
          </table:table-cell>
          <table:table-cell ns41:value-type="float" table:style-name="ce32" office:value="4891" office:value-type="float">
            <text:p>4,891</text:p>
          </table:table-cell>
          <table:table-cell ns41:value-type="float" table:style-name="ce32" office:value="3104" office:value-type="float">
            <text:p>3,104</text:p>
          </table:table-cell>
          <table:table-cell ns41:value-type="float" table:style-name="ce32" office:value="7729" office:value-type="float">
            <text:p>7,729</text:p>
          </table:table-cell>
          <table:table-cell ns41:value-type="float" table:style-name="ce38" office:value="10833" office:value-type="float">
            <text:p>10,8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AD MAASTRICHT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5" office:value="2517" office:value-type="float">
            <text:p>2,517</text:p>
          </table:table-cell>
          <table:table-cell ns41:value-type="float" table:style-name="ce32" office:value="2574" office:value-type="float">
            <text:p>2,574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1" office:value="408" office:value-type="float">
            <text:p>408</text:p>
          </table:table-cell>
          <table:table-cell ns41:value-type="float" table:style-name="ce31" office:value="850" office:value-type="float">
            <text:p>850</text:p>
          </table:table-cell>
          <table:table-cell ns41:value-type="float" table:style-name="ce31" office:value="900" office:value-type="float">
            <text:p>900</text:p>
          </table:table-cell>
          <table:table-cell ns41:value-type="float" table:style-name="ce32" office:value="8519" office:value-type="float">
            <text:p>8,519</text:p>
          </table:table-cell>
          <table:table-cell ns41:value-type="float" table:style-name="ce32" office:value="8901" office:value-type="float">
            <text:p>8,901</text:p>
          </table:table-cell>
          <table:table-cell ns41:value-type="float" table:style-name="ce32" office:value="12357" office:value-type="float">
            <text:p>12,357</text:p>
          </table:table-cell>
          <table:table-cell ns41:value-type="float" table:style-name="ce32" office:value="12783" office:value-type="float">
            <text:p>12,783</text:p>
          </table:table-cell>
          <table:table-cell ns41:value-type="float" table:style-name="ce38" office:value="25140" office:value-type="float">
            <text:p>25,1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0" office:value-type="float">
            <text:p>40</text:p>
          </table:table-cell>
          <table:table-cell table:style-name="ce31"/>
          <table:table-cell ns41:value-type="float" table:style-name="ce31" office:value="40" office:value-type="float">
            <text:p>40</text:p>
          </table:table-cell>
          <table:table-cell table:style-name="ce31"/>
          <table:table-cell ns41:value-type="float" table:style-name="ce37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72" office:value-type="float">
            <text:p>172</text:p>
          </table:table-cell>
          <table:table-cell table:style-name="ce31"/>
          <table:table-cell ns41:value-type="float" table:style-name="ce31" office:value="172" office:value-type="float">
            <text:p>172</text:p>
          </table:table-cell>
          <table:table-cell table:style-name="ce31"/>
          <table:table-cell ns41:value-type="float" table:style-name="ce37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7" office:value-type="float">
            <text:p>87</text:p>
          </table:table-cell>
          <table:table-cell table:style-name="ce31"/>
          <table:table-cell ns41:value-type="float" table:style-name="ce31" office:value="87" office:value-type="float">
            <text:p>87</text:p>
          </table:table-cell>
          <table:table-cell table:style-name="ce31"/>
          <table:table-cell ns41:value-type="float" table:style-name="ce37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5" office:value-type="float">
            <text:p>65</text:p>
          </table:table-cell>
          <table:table-cell table:style-name="ce31"/>
          <table:table-cell ns41:value-type="float" table:style-name="ce31" office:value="66" office:value-type="float">
            <text:p>66</text:p>
          </table:table-cell>
          <table:table-cell table:style-name="ce31"/>
          <table:table-cell ns41:value-type="float" table:style-name="ce37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2" office:value="1957" office:value-type="float">
            <text:p>1,957</text:p>
          </table:table-cell>
          <table:table-cell ns41:value-type="float" table:style-name="ce32" office:value="1014" office:value-type="float">
            <text:p>1,014</text:p>
          </table:table-cell>
          <table:table-cell ns41:value-type="float" table:style-name="ce32" office:value="2031" office:value-type="float">
            <text:p>2,031</text:p>
          </table:table-cell>
          <table:table-cell ns41:value-type="float" table:style-name="ce32" office:value="1061" office:value-type="float">
            <text:p>1,061</text:p>
          </table:table-cell>
          <table:table-cell ns41:value-type="float" table:style-name="ce38" office:value="3092" office:value-type="float">
            <text:p>3,0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80" office:value-type="float">
            <text:p>8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3" office:value-type="float">
            <text:p>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7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90" office:value-type="float">
            <text:p>9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7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300" office:value-type="float">
            <text:p>30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08" office:value-type="float">
            <text:p>30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7" office:value="320" office:value-type="float">
            <text:p>3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32" office:value-type="float">
            <text:p>32</text:p>
          </table:table-cell>
          <table:table-cell table:style-name="ce31"/>
          <table:table-cell ns41:value-type="float" table:style-name="ce31" office:value="39" office:value-type="float">
            <text:p>39</text:p>
          </table:table-cell>
          <table:table-cell table:style-name="ce31"/>
          <table:table-cell ns41:value-type="float" table:style-name="ce37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8" office:value-type="float">
            <text:p>2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32" office:value-type="float">
            <text:p>32</text:p>
          </table:table-cell>
          <table:table-cell table:style-name="ce31"/>
          <table:table-cell ns41:value-type="float" table:style-name="ce31" office:value="39" office:value-type="float">
            <text:p>39</text:p>
          </table:table-cell>
          <table:table-cell table:style-name="ce31"/>
          <table:table-cell ns41:value-type="float" table:style-name="ce37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0" office:value-type="float">
            <text:p>2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298" office:value-type="float">
            <text:p>298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7" office:value="323" office:value-type="float">
            <text:p>3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2" office:value-type="float">
            <text:p>10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4"/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291" office:value-type="float">
            <text:p>291</text:p>
          </table:table-cell>
          <table:table-cell ns41:value-type="float" table:style-name="ce32" office:value="1881" office:value-type="float">
            <text:p>1,881</text:p>
          </table:table-cell>
          <table:table-cell ns41:value-type="float" table:style-name="ce31" office:value="295" office:value-type="float">
            <text:p>295</text:p>
          </table:table-cell>
          <table:table-cell ns41:value-type="float" table:style-name="ce32" office:value="1950" office:value-type="float">
            <text:p>1,950</text:p>
          </table:table-cell>
          <table:table-cell ns41:value-type="float" table:style-name="ce38" office:value="2245" office:value-type="float">
            <text:p>2,2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9" office:value-type="float">
            <text:p>49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7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83" office:value-type="float">
            <text:p>283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283" office:value-type="float">
            <text:p>283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7" office:value="347" office:value-type="float">
            <text:p>3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1" office:value="121" office:value-type="float">
            <text:p>121</text:p>
          </table:table-cell>
          <table:table-cell table:style-name="ce31"/>
          <table:table-cell ns41:value-type="float" table:style-name="ce31" office:value="144" office:value-type="float">
            <text:p>144</text:p>
          </table:table-cell>
          <table:table-cell table:style-name="ce31"/>
          <table:table-cell ns41:value-type="float" table:style-name="ce37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41" office:value-type="float">
            <text:p>41</text:p>
          </table:table-cell>
          <table:table-cell table:style-name="ce31"/>
          <table:table-cell ns41:value-type="float" table:style-name="ce31" office:value="54" office:value-type="float">
            <text:p>54</text:p>
          </table:table-cell>
          <table:table-cell table:style-name="ce31"/>
          <table:table-cell ns41:value-type="float" table:style-name="ce37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odsdienstleeraren en aan de dienst verbonden personen. Protestanten, dienstdoende personen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0" office:value-type="float">
            <text:p>70</text:p>
          </table:table-cell>
          <table:table-cell table:style-name="ce31"/>
          <table:table-cell ns41:value-type="float" table:style-name="ce31" office:value="70" office:value-type="float">
            <text:p>70</text:p>
          </table:table-cell>
          <table:table-cell table:style-name="ce31"/>
          <table:table-cell ns41:value-type="float" table:style-name="ce37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4" office:value-type="float">
            <text:p>54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7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8" office:value-type="float">
            <text:p>1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7" office:value-type="float">
            <text:p>2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7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3" office:value-type="float">
            <text:p>2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134" office:value-type="float">
            <text:p>134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134" office:value-type="float">
            <text:p>134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7" office:value="182" office:value-type="float">
            <text:p>18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1" office:value="33" office:value-type="float">
            <text:p>33</text:p>
          </table:table-cell>
          <table:table-cell table:style-name="ce31"/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94" office:value-type="float">
            <text:p>9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3" office:value-type="float">
            <text:p>33</text:p>
          </table:table-cell>
          <table:table-cell table:style-name="ce31"/>
          <table:table-cell ns41:value-type="float" table:style-name="ce31" office:value="33" office:value-type="float">
            <text:p>33</text:p>
          </table:table-cell>
          <table:table-cell table:style-name="ce31"/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4" office:value="9" office:value-type="float">
            <text:p>9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7" office:value="125" office:value-type="float">
            <text:p>1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5" office:value-type="float">
            <text:p>1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table:style-name="ce31"/>
          <table:table-cell ns41:value-type="float" table:style-name="ce31" office:value="460" office:value-type="float">
            <text:p>46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90" office:value-type="float">
            <text:p>49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492" office:value-type="float">
            <text:p>4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5" office:value-type="float">
            <text:p>5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7" office:value="213" office:value-type="float">
            <text:p>2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2" office:value-type="float">
            <text:p>42</text:p>
          </table:table-cell>
          <table:table-cell table:style-name="ce31"/>
          <table:table-cell ns41:value-type="float" table:style-name="ce31" office:value="543" office:value-type="float">
            <text:p>54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89" office:value-type="float">
            <text:p>58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90" office:value-type="float">
            <text:p>5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04" office:value-type="float">
            <text:p>304</text:p>
          </table:table-cell>
          <table:table-cell ns41:value-type="float" table:style-name="ce31" office:value="289" office:value-type="float">
            <text:p>289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289" office:value-type="float">
            <text:p>289</text:p>
          </table:table-cell>
          <table:table-cell ns41:value-type="float" table:style-name="ce37" office:value="593" office:value-type="float">
            <text:p>59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01" office:value-type="float">
            <text:p>101</text:p>
          </table:table-cell>
          <table:table-cell table:style-name="ce31"/>
          <table:table-cell ns41:value-type="float" table:style-name="ce31" office:value="106" office:value-type="float">
            <text:p>106</text:p>
          </table:table-cell>
          <table:table-cell table:style-name="ce31"/>
          <table:table-cell ns41:value-type="float" table:style-name="ce37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8" office:value-type="float">
            <text:p>28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lonisten arbei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lonisten hulpbehoevende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lonisten bedel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28" office:value-type="float">
            <text:p>228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7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6" office:value-type="float">
            <text:p>6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106" office:value-type="float">
            <text:p>10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table:style-name="ce24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table:style-name="ce31"/>
          <table:table-cell ns41:value-type="float" table:style-name="ce31" office:value="54" office:value-type="float">
            <text:p>54</text:p>
          </table:table-cell>
          <table:table-cell ns41:value-type="float" table:style-name="ce37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7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rib- en dijkwerkers, heilbaz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32" office:value-type="float">
            <text:p>132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7" office:value="173" office:value-type="float">
            <text:p>17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05" office:value-type="float">
            <text:p>205</text:p>
          </table:table-cell>
          <table:table-cell table:style-name="ce31"/>
          <table:table-cell ns41:value-type="float" table:style-name="ce31" office:value="205" office:value-type="float">
            <text:p>205</text:p>
          </table:table-cell>
          <table:table-cell table:style-name="ce31"/>
          <table:table-cell ns41:value-type="float" table:style-name="ce37" office:value="205" office:value-type="float">
            <text:p>20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2" office:value="2446" office:value-type="float">
            <text:p>2,446</text:p>
          </table:table-cell>
          <table:table-cell table:style-name="ce31"/>
          <table:table-cell ns41:value-type="float" table:style-name="ce32" office:value="2476" office:value-type="float">
            <text:p>2,476</text:p>
          </table:table-cell>
          <table:table-cell table:style-name="ce31"/>
          <table:table-cell ns41:value-type="float" table:style-name="ce38" office:value="2476" office:value-type="float">
            <text:p>2,4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7" office:value-type="float">
            <text:p>67</text:p>
          </table:table-cell>
          <table:table-cell table:style-name="ce31"/>
          <table:table-cell ns41:value-type="float" table:style-name="ce31" office:value="68" office:value-type="float">
            <text:p>68</text:p>
          </table:table-cell>
          <table:table-cell table:style-name="ce31"/>
          <table:table-cell ns41:value-type="float" table:style-name="ce37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4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37" office:value-type="float">
            <text:p>37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2" office:value="1631" office:value-type="float">
            <text:p>1,631</text:p>
          </table:table-cell>
          <table:table-cell ns41:value-type="float" table:style-name="ce31" office:value="397" office:value-type="float">
            <text:p>397</text:p>
          </table:table-cell>
          <table:table-cell ns41:value-type="float" table:style-name="ce32" office:value="1672" office:value-type="float">
            <text:p>1,672</text:p>
          </table:table-cell>
          <table:table-cell ns41:value-type="float" table:style-name="ce31" office:value="417" office:value-type="float">
            <text:p>417</text:p>
          </table:table-cell>
          <table:table-cell ns41:value-type="float" table:style-name="ce38" office:value="2089" office:value-type="float">
            <text:p>2,08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39" office:value-type="float">
            <text:p>39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63" office:value-type="float">
            <text:p>63</text:p>
          </table:table-cell>
          <table:table-cell table:style-name="ce31"/>
          <table:table-cell ns41:value-type="float" table:style-name="ce3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2" office:value-type="float">
            <text:p>5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7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office:value="10" table:style-name="ce31" table:number-columns-repeated="4" office:value-type="float">
            <text:p>10</text:p>
          </table:table-cell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27" office:value-type="float">
            <text:p>2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0" office:value-type="float">
            <text:p>30</text:p>
          </table:table-cell>
          <table:table-cell table:style-name="ce31"/>
          <table:table-cell ns41:value-type="float" table:style-name="ce31" office:value="30" office:value-type="float">
            <text:p>30</text:p>
          </table:table-cell>
          <table:table-cell table:style-name="ce31"/>
          <table:table-cell ns41:value-type="float" table:style-name="ce3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anufakturen fabrijkanten/*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anufakturen kooplieden/*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anufakturen werklieden/*</text:p>
          </table:table-cell>
          <table:table-cell table:style-name="Default"/>
          <table:table-cell ns41:value-type="float" table:style-name="ce24" office:value="15" office:value-type="float">
            <text:p>1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7" office:value="235" office:value-type="float">
            <text:p>2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28" office:value-type="float">
            <text:p>128</text:p>
          </table:table-cell>
          <table:table-cell table:style-name="ce31"/>
          <table:table-cell ns41:value-type="float" table:style-name="ce31" office:value="130" office:value-type="float">
            <text:p>130</text:p>
          </table:table-cell>
          <table:table-cell table:style-name="ce31"/>
          <table:table-cell ns41:value-type="float" table:style-name="ce37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4"/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97" office:value-type="float">
            <text:p>97</text:p>
          </table:table-cell>
          <table:table-cell table:style-name="ce31"/>
          <table:table-cell ns41:value-type="float" table:style-name="ce31" office:value="117" office:value-type="float">
            <text:p>117</text:p>
          </table:table-cell>
          <table:table-cell ns41:value-type="float" table:style-name="ce37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4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table:style-name="ce31"/>
          <table:table-cell ns41:value-type="float" table:style-name="ce31" office:value="151" office:value-type="float">
            <text:p>15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2" office:value="1439" office:value-type="float">
            <text:p>1,43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2" office:value="1631" office:value-type="float">
            <text:p>1,631</text:p>
          </table:table-cell>
          <table:table-cell ns41:value-type="float" table:style-name="ce38" office:value="1632" office:value-type="float">
            <text:p>1,6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nderwijzers, onderwijzeressen, ondermeesters, kweekelingen, gouveneurs, gouvernant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85" office:value-type="float">
            <text:p>85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7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2" office:value-type="float">
            <text:p>2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7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98" office:value-type="float">
            <text:p>98</text:p>
          </table:table-cell>
          <table:table-cell table:style-name="ce31"/>
          <table:table-cell ns41:value-type="float" table:style-name="ce31" office:value="98" office:value-type="float">
            <text:p>98</text:p>
          </table:table-cell>
          <table:table-cell table:style-name="ce31"/>
          <table:table-cell ns41:value-type="float" table:style-name="ce37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26" office:value-type="float">
            <text:p>26</text:p>
          </table:table-cell>
          <table:table-cell table:style-name="ce31"/>
          <table:table-cell ns41:value-type="float" table:style-name="ce31" office:value="26" office:value-type="float">
            <text:p>26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59" office:value-type="float">
            <text:p>159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7" office:value="429" office:value-type="float">
            <office:annotation draw:style-name="gr1" svg:height="1.958cm" draw:caption-point-y="1.809cm" svg:width="3.581cm" svg:x="25.48cm" draw:caption-point-x="16.224cm" svg:y="230.002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459. Dit moet zijn 429.</text:span></text:p>
              <text:p text:style-name="P1"><text:span text:style-name="T2"/></text:p>
            </office:annotation>
            <text:p>4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88" office:value-type="float">
            <text:p>88</text:p>
          </table:table-cell>
          <table:table-cell table:style-name="ce31"/>
          <table:table-cell ns41:value-type="float" table:style-name="ce31" office:value="96" office:value-type="float">
            <text:p>96</text:p>
          </table:table-cell>
          <table:table-cell table:style-name="ce31"/>
          <table:table-cell ns41:value-type="float" table:style-name="ce37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office:value="1" table:style-name="ce31" table:number-columns-repeated="3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62" office:value-type="float">
            <text:p>162</text:p>
          </table:table-cell>
          <table:table-cell table:style-name="ce31"/>
          <table:table-cell ns41:value-type="float" table:style-name="ce31" office:value="168" office:value-type="float">
            <text:p>168</text:p>
          </table:table-cell>
          <table:table-cell table:style-name="ce31"/>
          <table:table-cell ns41:value-type="float" table:style-name="ce37" office:value="168" office:value-type="float">
            <text:p>1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03" office:value-type="float">
            <text:p>10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5" office:value-type="float">
            <text:p>55</text:p>
          </table:table-cell>
          <table:table-cell table:style-name="ce31"/>
          <table:table-cell ns41:value-type="float" table:style-name="ce31" office:value="653" office:value-type="float">
            <text:p>65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713" office:value-type="float">
            <text:p>71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7" office:value="718" office:value-type="float">
            <text:p>7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5" office:value="1313" office:value-type="float">
            <text:p>1,313</text:p>
          </table:table-cell>
          <table:table-cell ns41:value-type="float" table:style-name="ce32" office:value="1011" office:value-type="float">
            <text:p>1,011</text:p>
          </table:table-cell>
          <table:table-cell ns41:value-type="float" table:style-name="ce31" office:value="490" office:value-type="float">
            <text:p>490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1" office:value="372" office:value-type="float">
            <text:p>372</text:p>
          </table:table-cell>
          <table:table-cell ns41:value-type="float" table:style-name="ce31" office:value="331" office:value-type="float">
            <text:p>331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2" office:value="2222" office:value-type="float">
            <text:p>2,222</text:p>
          </table:table-cell>
          <table:table-cell ns41:value-type="float" table:style-name="ce32" office:value="1725" office:value-type="float">
            <text:p>1,725</text:p>
          </table:table-cell>
          <table:table-cell ns41:value-type="float" table:style-name="ce38" office:value="3947" office:value-type="float">
            <text:p>3,9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61" office:value-type="float">
            <text:p>6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8" office:value-type="float">
            <text:p>48</text:p>
          </table:table-cell>
          <table:table-cell table:style-name="ce31"/>
          <table:table-cell ns41:value-type="float" table:style-name="ce31" office:value="49" office:value-type="float">
            <text:p>49</text:p>
          </table:table-cell>
          <table:table-cell table:style-name="ce31"/>
          <table:table-cell ns41:value-type="float" table:style-name="ce37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1" office:value="208" office:value-type="float">
            <text:p>20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30" office:value-type="float">
            <text:p>23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232" office:value-type="float">
            <text:p>2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15" office:value-type="float">
            <text:p>415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446" office:value-type="float">
            <text:p>446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7" office:value="491" office:value-type="float">
            <text:p>4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1" office:value="31" office:value-type="float">
            <text:p>31</text:p>
          </table:table-cell>
          <table:table-cell table:style-name="ce31"/>
          <table:table-cell ns41:value-type="float" table:style-name="ce3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3" office:value-type="float">
            <text:p>2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1" office:value="33" office:value-type="float">
            <text:p>33</text:p>
          </table:table-cell>
          <table:table-cell table:style-name="ce31"/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0" office:value-type="float">
            <text:p>80</text:p>
          </table:table-cell>
          <table:table-cell table:style-name="ce31"/>
          <table:table-cell ns41:value-type="float" table:style-name="ce31" office:value="107" office:value-type="float">
            <text:p>107</text:p>
          </table:table-cell>
          <table:table-cell table:style-name="ce31"/>
          <table:table-cell ns41:value-type="float" table:style-name="ce31" office:value="196" office:value-type="float">
            <text:p>196</text:p>
          </table:table-cell>
          <table:table-cell table:style-name="ce31"/>
          <table:table-cell ns41:value-type="float" table:style-name="ce37" office:value="196" office:value-type="float">
            <text:p>1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1" office:value="35" office:value-type="float">
            <text:p>35</text:p>
          </table:table-cell>
          <table:table-cell table:style-name="ce31"/>
          <table:table-cell ns41:value-type="float" table:style-name="ce3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30" office:value-type="float">
            <text:p>30</text:p>
          </table:table-cell>
          <table:table-cell table:style-name="ce31"/>
          <table:table-cell ns41:value-type="float" table:style-name="ce31" office:value="50" office:value-type="float">
            <text:p>50</text:p>
          </table:table-cell>
          <table:table-cell table:style-name="ce31"/>
          <table:table-cell ns41:value-type="float" table:style-name="ce3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5" office:value-type="float">
            <text:p>1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37" office:value-type="float">
            <text:p>37</text:p>
          </table:table-cell>
          <table:table-cell table:style-name="ce31"/>
          <table:table-cell ns41:value-type="float" table:style-name="ce31" office:value="44" office:value-type="float">
            <text:p>44</text:p>
          </table:table-cell>
          <table:table-cell table:style-name="ce31"/>
          <table:table-cell ns41:value-type="float" table:style-name="ce3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141" office:value-type="float">
            <text:p>141</text:p>
          </table:table-cell>
          <table:table-cell table:style-name="ce31"/>
          <table:table-cell ns41:value-type="float" table:style-name="ce31" office:value="147" office:value-type="float">
            <text:p>147</text:p>
          </table:table-cell>
          <table:table-cell table:style-name="ce31"/>
          <table:table-cell ns41:value-type="float" table:style-name="ce37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7" office:value-type="float">
            <text:p>27</text:p>
          </table:table-cell>
          <table:table-cell table:style-name="ce31"/>
          <table:table-cell ns41:value-type="float" table:style-name="ce31" office:value="28" office:value-type="float">
            <text:p>28</text:p>
          </table:table-cell>
          <table:table-cell table:style-name="ce31"/>
          <table:table-cell ns41:value-type="float" table:style-name="ce3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8" office:value-type="float">
            <text:p>28</text:p>
          </table:table-cell>
          <table:table-cell table:style-name="ce31"/>
          <table:table-cell ns41:value-type="float" table:style-name="ce31" office:value="28" office:value-type="float">
            <text:p>28</text:p>
          </table:table-cell>
          <table:table-cell table:style-name="ce31"/>
          <table:table-cell ns41:value-type="float" table:style-name="ce3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1" office:value-type="float">
            <text:p>41</text:p>
          </table:table-cell>
          <table:table-cell table:style-name="ce31"/>
          <table:table-cell ns41:value-type="float" table:style-name="ce31" office:value="42" office:value-type="float">
            <text:p>42</text:p>
          </table:table-cell>
          <table:table-cell table:style-name="ce31"/>
          <table:table-cell ns41:value-type="float" table:style-name="ce3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145" office:value-type="float">
            <text:p>145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7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24" office:value-type="float">
            <text:p>12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26" office:value-type="float">
            <text:p>1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3" office:value-type="float">
            <text:p>1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" office:value-type="float">
            <text:p>1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3" office:value-type="float">
            <text:p>3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5" office:value="4071" office:value-type="float">
            <text:p>4,071</text:p>
          </table:table-cell>
          <table:table-cell ns41:value-type="float" table:style-name="ce32" office:value="4304" office:value-type="float">
            <text:p>4,304</text:p>
          </table:table-cell>
          <table:table-cell ns41:value-type="float" table:style-name="ce31" office:value="422" office:value-type="float">
            <text:p>422</text:p>
          </table:table-cell>
          <table:table-cell ns41:value-type="float" table:style-name="ce31" office:value="499" office:value-type="float">
            <text:p>499</text:p>
          </table:table-cell>
          <table:table-cell ns41:value-type="float" table:style-name="ce31" office:value="726" office:value-type="float">
            <text:p>726</text:p>
          </table:table-cell>
          <table:table-cell ns41:value-type="float" table:style-name="ce32" office:value="1167" office:value-type="float">
            <text:p>1,167</text:p>
          </table:table-cell>
          <table:table-cell ns41:value-type="float" table:style-name="ce32" office:value="1594" office:value-type="float">
            <text:p>1,594</text:p>
          </table:table-cell>
          <table:table-cell ns41:value-type="float" table:style-name="ce32" office:value="11282" office:value-type="float">
            <text:p>11,282</text:p>
          </table:table-cell>
          <table:table-cell ns41:value-type="float" table:style-name="ce32" office:value="6813" office:value-type="float">
            <text:p>6,813</text:p>
          </table:table-cell>
          <table:table-cell ns41:value-type="float" table:style-name="ce32" office:value="17252" office:value-type="float">
            <text:p>17,252</text:p>
          </table:table-cell>
          <table:table-cell ns41:value-type="float" table:style-name="ce38" office:value="24065" office:value-type="float">
            <text:p>24,0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VIJF STEDEN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5" office:value="5417" office:value-type="float">
            <text:p>5,417</text:p>
          </table:table-cell>
          <table:table-cell ns41:value-type="float" table:style-name="ce32" office:value="5358" office:value-type="float">
            <text:p>5,358</text:p>
          </table:table-cell>
          <table:table-cell ns41:value-type="float" table:style-name="ce32" office:value="1014" office:value-type="float">
            <text:p>1,014</text:p>
          </table:table-cell>
          <table:table-cell ns41:value-type="float" table:style-name="ce31" office:value="912" office:value-type="float">
            <text:p>912</text:p>
          </table:table-cell>
          <table:table-cell ns41:value-type="float" table:style-name="ce32" office:value="1806" office:value-type="float">
            <text:p>1,806</text:p>
          </table:table-cell>
          <table:table-cell ns41:value-type="float" table:style-name="ce32" office:value="1885" office:value-type="float">
            <text:p>1,885</text:p>
          </table:table-cell>
          <table:table-cell ns41:value-type="float" table:style-name="ce32" office:value="17060" office:value-type="float">
            <text:p>17,060</text:p>
          </table:table-cell>
          <table:table-cell ns41:value-type="float" table:style-name="ce32" office:value="17677" office:value-type="float">
            <text:p>17,677</text:p>
          </table:table-cell>
          <table:table-cell ns41:value-type="float" table:style-name="ce32" office:value="25297" office:value-type="float">
            <text:p>25,297</text:p>
          </table:table-cell>
          <table:table-cell ns41:value-type="float" table:style-name="ce32" office:value="25832" office:value-type="float">
            <text:p>25,832</text:p>
          </table:table-cell>
          <table:table-cell ns41:value-type="float" table:style-name="ce38" office:value="51129" office:value-type="float">
            <text:p>51,1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92" office:value-type="float">
            <text:p>29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92" office:value-type="float">
            <text:p>29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93" office:value-type="float">
            <text:p>29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90" office:value-type="float">
            <text:p>190</text:p>
          </table:table-cell>
          <table:table-cell table:style-name="ce31"/>
          <table:table-cell ns41:value-type="float" table:style-name="ce31" office:value="190" office:value-type="float">
            <text:p>190</text:p>
          </table:table-cell>
          <table:table-cell table:style-name="ce31"/>
          <table:table-cell ns41:value-type="float" table:style-name="ce37" office:value="190" office:value-type="float">
            <text:p>1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5" office:value-type="float">
            <text:p>45</text:p>
          </table:table-cell>
          <table:table-cell table:style-name="ce31"/>
          <table:table-cell ns41:value-type="float" table:style-name="ce31" office:value="45" office:value-type="float">
            <text:p>45</text:p>
          </table:table-cell>
          <table:table-cell table:style-name="ce31"/>
          <table:table-cell ns41:value-type="float" table:style-name="ce37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4" office:value="10" office:value-type="float">
            <text:p>1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65" office:value-type="float">
            <text:p>365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32" office:value="8357" office:value-type="float">
            <text:p>8,357</text:p>
          </table:table-cell>
          <table:table-cell ns41:value-type="float" table:style-name="ce32" office:value="4744" office:value-type="float">
            <text:p>4,744</text:p>
          </table:table-cell>
          <table:table-cell ns41:value-type="float" table:style-name="ce32" office:value="8772" office:value-type="float">
            <text:p>8,772</text:p>
          </table:table-cell>
          <table:table-cell ns41:value-type="float" table:style-name="ce32" office:value="4970" office:value-type="float">
            <text:p>4,970</text:p>
          </table:table-cell>
          <table:table-cell ns41:value-type="float" table:style-name="ce38" office:value="13742" office:value-type="float">
            <text:p>13,7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6" office:value-type="float">
            <text:p>2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4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5" office:value-type="float">
            <text:p>12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7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" office:value-type="float">
            <text:p>16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6" office:value-type="float">
            <text:p>66</text:p>
          </table:table-cell>
          <table:table-cell table:style-name="ce31"/>
          <table:table-cell ns41:value-type="float" table:style-name="ce31" office:value="66" office:value-type="float">
            <text:p>66</text:p>
          </table:table-cell>
          <table:table-cell table:style-name="ce31"/>
          <table:table-cell ns41:value-type="float" table:style-name="ce37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4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orstel-, koorden-, kammen-, rijven-, zeeft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7" office:value-type="float">
            <text:p>7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260" office:value-type="float">
            <text:p>260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65" office:value-type="float">
            <text:p>265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7" office:value="281" office:value-type="float">
            <text:p>2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176" office:value-type="float">
            <text:p>176</text:p>
          </table:table-cell>
          <table:table-cell table:style-name="ce31"/>
          <table:table-cell ns41:value-type="float" table:style-name="ce31" office:value="182" office:value-type="float">
            <text:p>182</text:p>
          </table:table-cell>
          <table:table-cell table:style-name="ce31"/>
          <table:table-cell ns41:value-type="float" table:style-name="ce37" office:value="182" office:value-type="float">
            <text:p>18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4"/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257" office:value-type="float">
            <text:p>257</text:p>
          </table:table-cell>
          <table:table-cell ns41:value-type="float" table:style-name="ce31" office:value="608" office:value-type="float">
            <text:p>608</text:p>
          </table:table-cell>
          <table:table-cell ns41:value-type="float" table:style-name="ce32" office:value="2099" office:value-type="float">
            <text:p>2,099</text:p>
          </table:table-cell>
          <table:table-cell ns41:value-type="float" table:style-name="ce31" office:value="681" office:value-type="float">
            <text:p>681</text:p>
          </table:table-cell>
          <table:table-cell ns41:value-type="float" table:style-name="ce32" office:value="2369" office:value-type="float">
            <text:p>2,369</text:p>
          </table:table-cell>
          <table:table-cell ns41:value-type="float" table:style-name="ce38" office:value="3050" office:value-type="float">
            <text:p>3,0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office:value="1" table:style-name="ce31" table:number-columns-repeated="4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4" office:value-type="float">
            <text:p>34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7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74" office:value-type="float">
            <text:p>174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7" office:value="192" office:value-type="float">
            <text:p>1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98" office:value-type="float">
            <text:p>298</text:p>
          </table:table-cell>
          <table:table-cell table:style-name="ce31"/>
          <table:table-cell ns41:value-type="float" table:style-name="ce31" office:value="298" office:value-type="float">
            <text:p>298</text:p>
          </table:table-cell>
          <table:table-cell table:style-name="ce31"/>
          <table:table-cell ns41:value-type="float" table:style-name="ce37" office:value="298" office:value-type="float">
            <text:p>2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9" office:value-type="float">
            <text:p>89</text:p>
          </table:table-cell>
          <table:table-cell table:style-name="ce31"/>
          <table:table-cell ns41:value-type="float" table:style-name="ce31" office:value="89" office:value-type="float">
            <text:p>89</text:p>
          </table:table-cell>
          <table:table-cell table:style-name="ce31"/>
          <table:table-cell ns41:value-type="float" table:style-name="ce37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7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ouddraadtrekkers, passementwerkers, galen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3" office:value-type="float">
            <text:p>3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5" office:value-type="float">
            <text:p>85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85" office:value-type="float">
            <text:p>85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7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43" office:value-type="float">
            <text:p>343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7" office:value="475" office:value-type="float">
            <text:p>47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87" office:value-type="float">
            <text:p>28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40" office:value-type="float">
            <text:p>440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7" office:value="445" office:value-type="float">
            <text:p>4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0" office:value-type="float">
            <text:p>30</text:p>
          </table:table-cell>
          <table:table-cell table:style-name="ce31"/>
          <table:table-cell ns41:value-type="float" table:style-name="ce31" office:value="30" office:value-type="float">
            <text:p>30</text:p>
          </table:table-cell>
          <table:table-cell table:style-name="ce31"/>
          <table:table-cell ns41:value-type="float" table:style-name="ce3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1" office:value-type="float">
            <text:p>91</text:p>
          </table:table-cell>
          <table:table-cell table:style-name="ce31"/>
          <table:table-cell ns41:value-type="float" table:style-name="ce31" office:value="92" office:value-type="float">
            <text:p>92</text:p>
          </table:table-cell>
          <table:table-cell table:style-name="ce31"/>
          <table:table-cell ns41:value-type="float" table:style-name="ce37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7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379" office:value-type="float">
            <text:p>379</text:p>
          </table:table-cell>
          <table:table-cell table:style-name="ce31"/>
          <table:table-cell ns41:value-type="float" table:style-name="ce31" office:value="385" office:value-type="float">
            <text:p>385</text:p>
          </table:table-cell>
          <table:table-cell table:style-name="ce31"/>
          <table:table-cell ns41:value-type="float" table:style-name="ce37" office:value="385" office:value-type="float">
            <text:p>3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53" office:value-type="float">
            <text:p>53</text:p>
          </table:table-cell>
          <table:table-cell table:style-name="ce31"/>
          <table:table-cell ns41:value-type="float" table:style-name="ce31" office:value="740" office:value-type="float">
            <text:p>74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95" office:value-type="float">
            <text:p>79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796" office:value-type="float">
            <text:p>7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office:value="277" table:style-name="ce31" table:number-columns-repeated="3" office:value-type="float">
            <text:p>277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7" office:value="556" office:value-type="float">
            <text:p>5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6" office:value-type="float">
            <text:p>46</text:p>
          </table:table-cell>
          <table:table-cell table:style-name="ce31"/>
          <table:table-cell ns41:value-type="float" table:style-name="ce31" office:value="48" office:value-type="float">
            <text:p>48</text:p>
          </table:table-cell>
          <table:table-cell table:style-name="ce31"/>
          <table:table-cell ns41:value-type="float" table:style-name="ce37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329" office:value-type="float">
            <text:p>329</text:p>
          </table:table-cell>
          <table:table-cell table:style-name="ce31"/>
          <table:table-cell ns41:value-type="float" table:style-name="ce31" office:value="339" office:value-type="float">
            <text:p>339</text:p>
          </table:table-cell>
          <table:table-cell table:style-name="ce31"/>
          <table:table-cell ns41:value-type="float" table:style-name="ce37" office:value="339" office:value-type="float">
            <text:p>3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lonisten arbei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lonisten hulpbehoevende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lonisten bedel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452" office:value-type="float">
            <text:p>452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458" office:value-type="float">
            <text:p>458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7" office:value="519" office:value-type="float">
            <text:p>5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97" office:value-type="float">
            <text:p>29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99" office:value-type="float">
            <text:p>299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7" office:value="308" office:value-type="float">
            <text:p>30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40" office:value-type="float">
            <text:p>40</text:p>
          </table:table-cell>
          <table:table-cell table:style-name="ce31"/>
          <table:table-cell ns41:value-type="float" table:style-name="ce31" office:value="43" office:value-type="float">
            <text:p>43</text:p>
          </table:table-cell>
          <table:table-cell table:style-name="ce31"/>
          <table:table-cell ns41:value-type="float" table:style-name="ce37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office:value="2" table:style-name="ce31" table:number-columns-repeated="4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7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2" office:value-type="float">
            <text:p>8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7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03" office:value-type="float">
            <text:p>203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7" office:value="282" office:value-type="float">
            <text:p>28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207" office:value-type="float">
            <text:p>207</text:p>
          </table:table-cell>
          <table:table-cell table:style-name="ce31"/>
          <table:table-cell ns41:value-type="float" table:style-name="ce31" office:value="210" office:value-type="float">
            <text:p>210</text:p>
          </table:table-cell>
          <table:table-cell table:style-name="ce31"/>
          <table:table-cell ns41:value-type="float" table:style-name="ce37" office:value="210" office:value-type="float">
            <text:p>2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37" office:value-type="float">
            <text:p>137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2" office:value="1058" office:value-type="float">
            <text:p>1,058</text:p>
          </table:table-cell>
          <table:table-cell ns41:value-type="float" table:style-name="ce31" office:value="830" office:value-type="float">
            <text:p>830</text:p>
          </table:table-cell>
          <table:table-cell ns41:value-type="float" table:style-name="ce32" office:value="21794" office:value-type="float">
            <text:p>21,794</text:p>
          </table:table-cell>
          <table:table-cell ns41:value-type="float" table:style-name="ce32" office:value="10574" office:value-type="float">
            <text:p>10,574</text:p>
          </table:table-cell>
          <table:table-cell ns41:value-type="float" table:style-name="ce32" office:value="23009" office:value-type="float">
            <text:p>23,009</text:p>
          </table:table-cell>
          <table:table-cell ns41:value-type="float" table:style-name="ce32" office:value="11472" office:value-type="float">
            <text:p>11,472</text:p>
          </table:table-cell>
          <table:table-cell ns41:value-type="float" table:style-name="ce38" office:value="34481" office:value-type="float">
            <text:p>34,4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86" office:value-type="float">
            <text:p>8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88" office:value-type="float">
            <text:p>8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86" office:value-type="float">
            <text:p>8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anufakturen fabrijkanten/*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anufakturen kooplieden/*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office:value="1" table:style-name="ce31" table:number-columns-repeated="4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anufakturen werklieden/*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eters (kolen-, koorn-, hooi-, hout-, scheeps- enz.) wijnstek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476" office:value-type="float">
            <text:p>476</text:p>
          </table:table-cell>
          <table:table-cell table:style-name="ce31"/>
          <table:table-cell ns41:value-type="float" table:style-name="ce31" office:value="487" office:value-type="float">
            <text:p>487</text:p>
          </table:table-cell>
          <table:table-cell table:style-name="ce31"/>
          <table:table-cell ns41:value-type="float" table:style-name="ce37" office:value="487" office:value-type="float">
            <text:p>4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5" office:value-type="float">
            <text:p>25</text:p>
          </table:table-cell>
          <table:table-cell table:style-name="ce31"/>
          <table:table-cell ns41:value-type="float" table:style-name="ce31" office:value="25" office:value-type="float">
            <text:p>25</text:p>
          </table:table-cell>
          <table:table-cell table:style-name="ce31"/>
          <table:table-cell ns41:value-type="float" table:style-name="ce3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308" office:value-type="float">
            <text:p>30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4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4" office:value-type="float">
            <text:p>44</text:p>
          </table:table-cell>
          <table:table-cell table:style-name="ce31"/>
          <table:table-cell ns41:value-type="float" table:style-name="ce32" office:value="1034" office:value-type="float">
            <text:p>1,034</text:p>
          </table:table-cell>
          <table:table-cell table:style-name="ce31"/>
          <table:table-cell ns41:value-type="float" table:style-name="ce32" office:value="1082" office:value-type="float">
            <text:p>1,082</text:p>
          </table:table-cell>
          <table:table-cell ns41:value-type="float" table:style-name="ce38" office:value="1082" office:value-type="float">
            <text:p>1,08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8" office:value-type="float">
            <text:p>28</text:p>
          </table:table-cell>
          <table:table-cell table:style-name="ce31"/>
          <table:table-cell ns41:value-type="float" table:style-name="ce31" office:value="28" office:value-type="float">
            <text:p>28</text:p>
          </table:table-cell>
          <table:table-cell table:style-name="ce31"/>
          <table:table-cell ns41:value-type="float" table:style-name="ce3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9" office:value-type="float">
            <text:p>2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82" office:value-type="float">
            <text:p>182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182" office:value-type="float">
            <text:p>182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7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9" office:value-type="float">
            <text:p>1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150" office:value-type="float">
            <text:p>150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54" office:value-type="float">
            <text:p>15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7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42" office:value-type="float">
            <text:p>242</text:p>
          </table:table-cell>
          <table:table-cell table:style-name="ce31"/>
          <table:table-cell ns41:value-type="float" table:style-name="ce31" office:value="242" office:value-type="float">
            <text:p>242</text:p>
          </table:table-cell>
          <table:table-cell table:style-name="ce31"/>
          <table:table-cell ns41:value-type="float" table:style-name="ce37" office:value="242" office:value-type="float">
            <text:p>2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37" office:value-type="float">
            <text:p>237</text:p>
          </table:table-cell>
          <table:table-cell ns41:value-type="float" table:style-name="ce31" office:value="267" office:value-type="float">
            <text:p>267</text:p>
          </table:table-cell>
          <table:table-cell ns41:value-type="float" table:style-name="ce31" office:value="237" office:value-type="float">
            <text:p>237</text:p>
          </table:table-cell>
          <table:table-cell ns41:value-type="float" table:style-name="ce31" office:value="267" office:value-type="float">
            <text:p>267</text:p>
          </table:table-cell>
          <table:table-cell ns41:value-type="float" table:style-name="ce37" office:value="504" office:value-type="float">
            <text:p>5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388" office:value-type="float">
            <text:p>38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01" office:value-type="float">
            <text:p>40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402" office:value-type="float">
            <text:p>40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87" office:value-type="float">
            <text:p>8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19" office:value-type="float">
            <text:p>11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21" office:value-type="float">
            <text:p>12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2" office:value-type="float">
            <text:p>52</text:p>
          </table:table-cell>
          <table:table-cell table:style-name="ce31"/>
          <table:table-cell ns41:value-type="float" table:style-name="ce31" office:value="891" office:value-type="float">
            <text:p>891</text:p>
          </table:table-cell>
          <table:table-cell table:style-name="ce31"/>
          <table:table-cell ns41:value-type="float" table:style-name="ce31" office:value="948" office:value-type="float">
            <text:p>948</text:p>
          </table:table-cell>
          <table:table-cell table:style-name="ce31"/>
          <table:table-cell ns41:value-type="float" table:style-name="ce37" office:value="948" office:value-type="float">
            <text:p>9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5" office:value="3113" office:value-type="float">
            <text:p>3,113</text:p>
          </table:table-cell>
          <table:table-cell ns41:value-type="float" table:style-name="ce32" office:value="2712" office:value-type="float">
            <text:p>2,712</text:p>
          </table:table-cell>
          <table:table-cell ns41:value-type="float" table:style-name="ce32" office:value="1433" office:value-type="float">
            <text:p>1,433</text:p>
          </table:table-cell>
          <table:table-cell ns41:value-type="float" table:style-name="ce32" office:value="1112" office:value-type="float">
            <text:p>1,112</text:p>
          </table:table-cell>
          <table:table-cell ns41:value-type="float" table:style-name="ce32" office:value="1122" office:value-type="float">
            <text:p>1,122</text:p>
          </table:table-cell>
          <table:table-cell ns41:value-type="float" table:style-name="ce31" office:value="834" office:value-type="float">
            <text:p>834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2" office:value="5735" office:value-type="float">
            <text:p>5,735</text:p>
          </table:table-cell>
          <table:table-cell ns41:value-type="float" table:style-name="ce32" office:value="4700" office:value-type="float">
            <text:p>4,700</text:p>
          </table:table-cell>
          <table:table-cell ns41:value-type="float" table:style-name="ce38" office:value="10435" office:value-type="float">
            <text:p>10,4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466" office:value-type="float">
            <text:p>466</text:p>
          </table:table-cell>
          <table:table-cell table:style-name="ce31"/>
          <table:table-cell ns41:value-type="float" table:style-name="ce31" office:value="474" office:value-type="float">
            <text:p>474</text:p>
          </table:table-cell>
          <table:table-cell table:style-name="ce31"/>
          <table:table-cell ns41:value-type="float" table:style-name="ce37" office:value="474" office:value-type="float">
            <text:p>4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1" office:value="362" office:value-type="float">
            <text:p>362</text:p>
          </table:table-cell>
          <table:table-cell table:style-name="ce31"/>
          <table:table-cell ns41:value-type="float" table:style-name="ce31" office:value="381" office:value-type="float">
            <text:p>381</text:p>
          </table:table-cell>
          <table:table-cell table:style-name="ce31"/>
          <table:table-cell ns41:value-type="float" table:style-name="ce37" office:value="381" office:value-type="float">
            <text:p>3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2" office:value="1086" office:value-type="float">
            <text:p>1,086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2" office:value="1119" office:value-type="float">
            <text:p>1,119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8" office:value="1244" office:value-type="float">
            <text:p>1,2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9" office:value-type="float">
            <text:p>4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09" office:value-type="float">
            <text:p>109</text:p>
          </table:table-cell>
          <table:table-cell table:style-name="ce31"/>
          <table:table-cell ns41:value-type="float" table:style-name="ce31" office:value="110" office:value-type="float">
            <text:p>110</text:p>
          </table:table-cell>
          <table:table-cell table:style-name="ce31"/>
          <table:table-cell ns41:value-type="float" table:style-name="ce37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136" office:value-type="float">
            <text:p>136</text:p>
          </table:table-cell>
          <table:table-cell table:style-name="ce31"/>
          <table:table-cell ns41:value-type="float" table:style-name="ce31" office:value="201" office:value-type="float">
            <text:p>201</text:p>
          </table:table-cell>
          <table:table-cell table:style-name="ce31"/>
          <table:table-cell ns41:value-type="float" table:style-name="ce31" office:value="345" office:value-type="float">
            <text:p>345</text:p>
          </table:table-cell>
          <table:table-cell table:style-name="ce31"/>
          <table:table-cell ns41:value-type="float" table:style-name="ce37" office:value="345" office:value-type="float">
            <text:p>3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0" office:value-type="float">
            <text:p>80</text:p>
          </table:table-cell>
          <table:table-cell table:style-name="ce31"/>
          <table:table-cell ns41:value-type="float" table:style-name="ce31" office:value="80" office:value-type="float">
            <text:p>80</text:p>
          </table:table-cell>
          <table:table-cell table:style-name="ce31"/>
          <table:table-cell ns41:value-type="float" table:style-name="ce37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860" office:value-type="float">
            <text:p>860</text:p>
          </table:table-cell>
          <table:table-cell table:style-name="ce31"/>
          <table:table-cell ns41:value-type="float" table:style-name="ce31" office:value="874" office:value-type="float">
            <text:p>874</text:p>
          </table:table-cell>
          <table:table-cell table:style-name="ce31"/>
          <table:table-cell ns41:value-type="float" table:style-name="ce37" office:value="874" office:value-type="float">
            <text:p>8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5" office:value-type="float">
            <text:p>35</text:p>
          </table:table-cell>
          <table:table-cell table:style-name="ce31"/>
          <table:table-cell ns41:value-type="float" table:style-name="ce31" office:value="35" office:value-type="float">
            <text:p>35</text:p>
          </table:table-cell>
          <table:table-cell table:style-name="ce31"/>
          <table:table-cell ns41:value-type="float" table:style-name="ce3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222" office:value-type="float">
            <text:p>22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233" office:value-type="float">
            <text:p>2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84" office:value-type="float">
            <text:p>84</text:p>
          </table:table-cell>
          <table:table-cell table:style-name="ce31"/>
          <table:table-cell ns41:value-type="float" table:style-name="ce31" office:value="85" office:value-type="float">
            <text:p>85</text:p>
          </table:table-cell>
          <table:table-cell table:style-name="ce31"/>
          <table:table-cell ns41:value-type="float" table:style-name="ce37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0" office:value-type="float">
            <text:p>2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5" office:value="14831" office:value-type="float">
            <text:p>14,831</text:p>
          </table:table-cell>
          <table:table-cell ns41:value-type="float" table:style-name="ce32" office:value="14417" office:value-type="float">
            <text:p>14,417</text:p>
          </table:table-cell>
          <table:table-cell ns41:value-type="float" table:style-name="ce32" office:value="1840" office:value-type="float">
            <text:p>1,840</text:p>
          </table:table-cell>
          <table:table-cell ns41:value-type="float" table:style-name="ce32" office:value="1958" office:value-type="float">
            <text:p>1,958</text:p>
          </table:table-cell>
          <table:table-cell ns41:value-type="float" table:style-name="ce32" office:value="3295" office:value-type="float">
            <text:p>3,295</text:p>
          </table:table-cell>
          <table:table-cell ns41:value-type="float" table:style-name="ce32" office:value="3920" office:value-type="float">
            <text:p>3,920</text:p>
          </table:table-cell>
          <table:table-cell ns41:value-type="float" table:style-name="ce32" office:value="6027" office:value-type="float">
            <text:p>6,027</text:p>
          </table:table-cell>
          <table:table-cell ns41:value-type="float" table:style-name="ce32" office:value="29423" office:value-type="float">
            <text:p>29,423</text:p>
          </table:table-cell>
          <table:table-cell ns41:value-type="float" table:style-name="ce32" office:value="25993" office:value-type="float">
            <text:p>25,993</text:p>
          </table:table-cell>
          <table:table-cell ns41:value-type="float" table:style-name="ce32" office:value="49718" office:value-type="float">
            <text:p>49,718</text:p>
          </table:table-cell>
          <table:table-cell ns41:value-type="float" table:style-name="ce38" office:value="75711" office:value-type="float">
            <text:p>75,7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TWINTIG GEMEENTEN TEN PLATTEN LANDE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5" office:value="18000" office:value-type="float">
            <text:p>18,000</text:p>
          </table:table-cell>
          <table:table-cell ns41:value-type="float" table:style-name="ce32" office:value="17168" office:value-type="float">
            <text:p>17,168</text:p>
          </table:table-cell>
          <table:table-cell ns41:value-type="float" table:style-name="ce32" office:value="3494" office:value-type="float">
            <text:p>3,494</text:p>
          </table:table-cell>
          <table:table-cell ns41:value-type="float" table:style-name="ce32" office:value="3183" office:value-type="float">
            <text:p>3,183</text:p>
          </table:table-cell>
          <table:table-cell ns41:value-type="float" table:style-name="ce32" office:value="6518" office:value-type="float">
            <text:p>6,518</text:p>
          </table:table-cell>
          <table:table-cell ns41:value-type="float" table:style-name="ce32" office:value="6191" office:value-type="float">
            <text:p>6,191</text:p>
          </table:table-cell>
          <table:table-cell ns41:value-type="float" table:style-name="ce32" office:value="50207" office:value-type="float">
            <text:p>50,207</text:p>
          </table:table-cell>
          <table:table-cell ns41:value-type="float" table:style-name="ce32" office:value="49371" office:value-type="float">
            <text:p>49,371</text:p>
          </table:table-cell>
          <table:table-cell ns41:value-type="float" table:style-name="ce32" office:value="78219" office:value-type="float">
            <text:p>78,219</text:p>
          </table:table-cell>
          <table:table-cell ns41:value-type="float" table:style-name="ce32" office:value="75913" office:value-type="float">
            <text:p>75,913</text:p>
          </table:table-cell>
          <table:table-cell ns41:value-type="float" table:style-name="ce38" office:value="154132" office:value-type="float">
            <text:p>154,1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5" office:value-type="float">
            <text:p>45</text:p>
          </table:table-cell>
          <table:table-cell table:style-name="ce31"/>
          <table:table-cell ns41:value-type="float" table:style-name="ce31" office:value="45" office:value-type="float">
            <text:p>45</text:p>
          </table:table-cell>
          <table:table-cell table:style-name="ce31"/>
          <table:table-cell ns41:value-type="float" table:style-name="ce37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64" office:value-type="float">
            <text:p>46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465" office:value-type="float">
            <text:p>4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77" office:value-type="float">
            <text:p>277</text:p>
          </table:table-cell>
          <table:table-cell table:style-name="ce31"/>
          <table:table-cell ns41:value-type="float" table:style-name="ce31" office:value="277" office:value-type="float">
            <text:p>277</text:p>
          </table:table-cell>
          <table:table-cell table:style-name="ce31"/>
          <table:table-cell ns41:value-type="float" table:style-name="ce37" office:value="277" office:value-type="float">
            <text:p>2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9" office:value-type="float">
            <text:p>69</text:p>
          </table:table-cell>
          <table:table-cell table:style-name="ce31"/>
          <table:table-cell ns41:value-type="float" table:style-name="ce31" office:value="69" office:value-type="float">
            <text:p>69</text:p>
          </table:table-cell>
          <table:table-cell table:style-name="ce31"/>
          <table:table-cell ns41:value-type="float" table:style-name="ce37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4" office:value-type="float">
            <text:p>94</text:p>
          </table:table-cell>
          <table:table-cell table:style-name="ce31"/>
          <table:table-cell ns41:value-type="float" table:style-name="ce31" office:value="95" office:value-type="float">
            <text:p>95</text:p>
          </table:table-cell>
          <table:table-cell table:style-name="ce31"/>
          <table:table-cell ns41:value-type="float" table:style-name="ce37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4" office:value="12" office:value-type="float">
            <text:p>1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427" office:value-type="float">
            <text:p>427</text:p>
          </table:table-cell>
          <table:table-cell ns41:value-type="float" table:style-name="ce31" office:value="235" office:value-type="float">
            <text:p>235</text:p>
          </table:table-cell>
          <table:table-cell ns41:value-type="float" table:style-name="ce32" office:value="10314" office:value-type="float">
            <text:p>10,314</text:p>
          </table:table-cell>
          <table:table-cell ns41:value-type="float" table:style-name="ce32" office:value="5758" office:value-type="float">
            <text:p>5,758</text:p>
          </table:table-cell>
          <table:table-cell ns41:value-type="float" table:style-name="ce32" office:value="10803" office:value-type="float">
            <text:p>10,803</text:p>
          </table:table-cell>
          <table:table-cell ns41:value-type="float" table:style-name="ce32" office:value="6031" office:value-type="float">
            <text:p>6,031</text:p>
          </table:table-cell>
          <table:table-cell ns41:value-type="float" table:style-name="ce38" office:value="16834" office:value-type="float">
            <text:p>16,8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106" office:value-type="float">
            <text:p>10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4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15" office:value-type="float">
            <text:p>21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15" office:value-type="float">
            <text:p>21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7" office:value="227" office:value-type="float">
            <text:p>2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7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366" office:value-type="float">
            <text:p>36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7" office:value="386" office:value-type="float">
            <text:p>38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40" office:value-type="float">
            <text:p>40</text:p>
          </table:table-cell>
          <table:table-cell table:style-name="ce31"/>
          <table:table-cell ns41:value-type="float" table:style-name="ce31" office:value="49" office:value-type="float">
            <text:p>49</text:p>
          </table:table-cell>
          <table:table-cell table:style-name="ce31"/>
          <table:table-cell ns41:value-type="float" table:style-name="ce37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7" office:value-type="float">
            <text:p>3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32" office:value-type="float">
            <text:p>32</text:p>
          </table:table-cell>
          <table:table-cell table:style-name="ce31"/>
          <table:table-cell ns41:value-type="float" table:style-name="ce31" office:value="39" office:value-type="float">
            <text:p>39</text:p>
          </table:table-cell>
          <table:table-cell table:style-name="ce31"/>
          <table:table-cell ns41:value-type="float" table:style-name="ce37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4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32" office:value-type="float">
            <text:p>3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97" office:value-type="float">
            <text:p>9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7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558" office:value-type="float">
            <text:p>558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572" office:value-type="float">
            <text:p>57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7" office:value="604" office:value-type="float">
            <text:p>6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278" office:value-type="float">
            <text:p>27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85" office:value-type="float">
            <text:p>2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3" office:value-type="float">
            <text:p>33</text:p>
          </table:table-cell>
          <table:table-cell table:style-name="ce31"/>
          <table:table-cell ns41:value-type="float" table:style-name="ce31" office:value="33" office:value-type="float">
            <text:p>33</text:p>
          </table:table-cell>
          <table:table-cell table:style-name="ce31"/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4"/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324" office:value-type="float">
            <text:p>324</text:p>
          </table:table-cell>
          <table:table-cell ns41:value-type="float" table:style-name="ce31" office:value="899" office:value-type="float">
            <text:p>899</text:p>
          </table:table-cell>
          <table:table-cell ns41:value-type="float" table:style-name="ce32" office:value="3980" office:value-type="float">
            <text:p>3,980</text:p>
          </table:table-cell>
          <table:table-cell ns41:value-type="float" table:style-name="ce31" office:value="976" office:value-type="float">
            <text:p>976</text:p>
          </table:table-cell>
          <table:table-cell ns41:value-type="float" table:style-name="ce32" office:value="4319" office:value-type="float">
            <text:p>4,319</text:p>
          </table:table-cell>
          <table:table-cell ns41:value-type="float" table:style-name="ce38" office:value="5295" office:value-type="float">
            <text:p>5,29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1" office:value="21" office:value-type="float">
            <text:p>21</text:p>
          </table:table-cell>
          <table:table-cell table:style-name="ce31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office:value="83" table:style-name="ce31" table:number-columns-repeated="4" office:value-type="float">
            <text:p>83</text:p>
          </table:table-cell>
          <table:table-cell ns41:value-type="float" table:style-name="ce37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57" office:value-type="float">
            <text:p>457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7" office:value="539" office:value-type="float">
            <text:p>5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1" office:value="122" office:value-type="float">
            <text:p>122</text:p>
          </table:table-cell>
          <table:table-cell table:style-name="ce31"/>
          <table:table-cell ns41:value-type="float" table:style-name="ce31" office:value="145" office:value-type="float">
            <text:p>145</text:p>
          </table:table-cell>
          <table:table-cell table:style-name="ce31"/>
          <table:table-cell ns41:value-type="float" table:style-name="ce37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42" office:value-type="float">
            <text:p>42</text:p>
          </table:table-cell>
          <table:table-cell table:style-name="ce31"/>
          <table:table-cell ns41:value-type="float" table:style-name="ce31" office:value="55" office:value-type="float">
            <text:p>55</text:p>
          </table:table-cell>
          <table:table-cell table:style-name="ce31"/>
          <table:table-cell ns41:value-type="float" table:style-name="ce37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pastoors en kapellaans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68" office:value-type="float">
            <text:p>368</text:p>
          </table:table-cell>
          <table:table-cell table:style-name="ce31"/>
          <table:table-cell ns41:value-type="float" table:style-name="ce31" office:value="368" office:value-type="float">
            <text:p>368</text:p>
          </table:table-cell>
          <table:table-cell table:style-name="ce31"/>
          <table:table-cell ns41:value-type="float" table:style-name="ce37" office:value="368" office:value-type="float">
            <text:p>3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1" office:value-type="float">
            <text:p>101</text:p>
          </table:table-cell>
          <table:table-cell table:style-name="ce31"/>
          <table:table-cell ns41:value-type="float" table:style-name="ce31" office:value="101" office:value-type="float">
            <text:p>101</text:p>
          </table:table-cell>
          <table:table-cell table:style-name="ce31"/>
          <table:table-cell ns41:value-type="float" table:style-name="ce37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89" office:value-type="float">
            <text:p>189</text:p>
          </table:table-cell>
          <table:table-cell ns41:value-type="float" table:style-name="ce37" office:value="276" office:value-type="float">
            <text:p>2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8" office:value-type="float">
            <text:p>1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0" office:value-type="float">
            <text:p>6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7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8" office:value-type="float">
            <text:p>108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7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477" office:value-type="float">
            <text:p>477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477" office:value-type="float">
            <text:p>477</text:p>
          </table:table-cell>
          <table:table-cell ns41:value-type="float" table:style-name="ce31" office:value="180" office:value-type="float">
            <text:p>180</text:p>
          </table:table-cell>
          <table:table-cell ns41:value-type="float" table:style-name="ce37" office:value="657" office:value-type="float">
            <text:p>6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09" office:value-type="float">
            <text:p>30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73" office:value-type="float">
            <text:p>47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7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101" office:value-type="float">
            <text:p>10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3" office:value-type="float">
            <text:p>63</text:p>
          </table:table-cell>
          <table:table-cell table:style-name="ce31"/>
          <table:table-cell ns41:value-type="float" table:style-name="ce31" office:value="63" office:value-type="float">
            <text:p>63</text:p>
          </table:table-cell>
          <table:table-cell table:style-name="ce31"/>
          <table:table-cell ns41:value-type="float" table:style-name="ce3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04" office:value-type="float">
            <text:p>104</text:p>
          </table:table-cell>
          <table:table-cell table:style-name="ce31"/>
          <table:table-cell ns41:value-type="float" table:style-name="ce31" office:value="105" office:value-type="float">
            <text:p>105</text:p>
          </table:table-cell>
          <table:table-cell table:style-name="ce31"/>
          <table:table-cell ns41:value-type="float" table:style-name="ce37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4" office:value="29" office:value-type="float">
            <text:p>29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7" office:value="255" office:value-type="float">
            <text:p>2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6" office:value-type="float">
            <text:p>26</text:p>
          </table:table-cell>
          <table:table-cell table:style-name="ce31"/>
          <table:table-cell ns41:value-type="float" table:style-name="ce31" office:value="26" office:value-type="float">
            <text:p>26</text:p>
          </table:table-cell>
          <table:table-cell table:style-name="ce31"/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8" office:value-type="float">
            <text:p>2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31" office:value-type="float">
            <text:p>31</text:p>
          </table:table-cell>
          <table:table-cell table:style-name="ce31"/>
          <table:table-cell ns41:value-type="float" table:style-name="ce31" office:value="839" office:value-type="float">
            <text:p>83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75" office:value-type="float">
            <text:p>87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877" office:value-type="float">
            <text:p>8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7" office:value="255" office:value-type="float">
            <text:p>2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95" office:value-type="float">
            <text:p>95</text:p>
          </table:table-cell>
          <table:table-cell table:style-name="ce31"/>
          <table:table-cell ns41:value-type="float" table:style-name="ce32" office:value="1283" office:value-type="float">
            <text:p>1,28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384" office:value-type="float">
            <text:p>1,38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8" office:value="1386" office:value-type="float">
            <text:p>1,38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581" office:value-type="float">
            <text:p>581</text:p>
          </table:table-cell>
          <table:table-cell ns41:value-type="float" table:style-name="ce31" office:value="566" office:value-type="float">
            <text:p>566</text:p>
          </table:table-cell>
          <table:table-cell ns41:value-type="float" table:style-name="ce31" office:value="581" office:value-type="float">
            <text:p>581</text:p>
          </table:table-cell>
          <table:table-cell ns41:value-type="float" table:style-name="ce31" office:value="568" office:value-type="float">
            <text:p>568</text:p>
          </table:table-cell>
          <table:table-cell ns41:value-type="float" table:style-name="ce38" office:value="1149" office:value-type="float">
            <text:p>1,1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147" office:value-type="float">
            <text:p>147</text:p>
          </table:table-cell>
          <table:table-cell table:style-name="ce31"/>
          <table:table-cell ns41:value-type="float" table:style-name="ce31" office:value="154" office:value-type="float">
            <text:p>154</text:p>
          </table:table-cell>
          <table:table-cell table:style-name="ce31"/>
          <table:table-cell ns41:value-type="float" table:style-name="ce37" office:value="154" office:value-type="float">
            <text:p>1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357" office:value-type="float">
            <text:p>357</text:p>
          </table:table-cell>
          <table:table-cell table:style-name="ce31"/>
          <table:table-cell ns41:value-type="float" table:style-name="ce31" office:value="368" office:value-type="float">
            <text:p>368</text:p>
          </table:table-cell>
          <table:table-cell table:style-name="ce31"/>
          <table:table-cell ns41:value-type="float" table:style-name="ce37" office:value="368" office:value-type="float">
            <text:p>3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lonisten arbei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lonisten hulpbehoevende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lonisten bedel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680" office:value-type="float">
            <text:p>680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687" office:value-type="float">
            <text:p>687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7" office:value="781" office:value-type="float">
            <text:p>7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63" office:value-type="float">
            <text:p>363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7" office:value="379" office:value-type="float">
            <text:p>37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46" office:value-type="float">
            <text:p>14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59" office:value-type="float">
            <text:p>15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office:value="7" table:style-name="ce31" table:number-columns-repeated="2" office:value-type="float">
            <text:p>7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37" office:value="196" office:value-type="float">
            <text:p>1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7" office:value="210" office:value-type="float">
            <text:p>2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ib- en dijkwerkers, heilbaz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35" office:value-type="float">
            <text:p>335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335" office:value-type="float">
            <text:p>335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7" office:value="455" office:value-type="float">
            <text:p>4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06" office:value-type="float">
            <text:p>206</text:p>
          </table:table-cell>
          <table:table-cell table:style-name="ce31"/>
          <table:table-cell ns41:value-type="float" table:style-name="ce31" office:value="206" office:value-type="float">
            <text:p>206</text:p>
          </table:table-cell>
          <table:table-cell table:style-name="ce31"/>
          <table:table-cell ns41:value-type="float" table:style-name="ce37" office:value="206" office:value-type="float">
            <text:p>2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2" office:value="2450" office:value-type="float">
            <text:p>2,450</text:p>
          </table:table-cell>
          <table:table-cell table:style-name="ce31"/>
          <table:table-cell ns41:value-type="float" table:style-name="ce32" office:value="2480" office:value-type="float">
            <text:p>2,480</text:p>
          </table:table-cell>
          <table:table-cell table:style-name="ce31"/>
          <table:table-cell ns41:value-type="float" table:style-name="ce38" office:value="2480" office:value-type="float">
            <text:p>2,4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274" office:value-type="float">
            <text:p>274</text:p>
          </table:table-cell>
          <table:table-cell table:style-name="ce31"/>
          <table:table-cell ns41:value-type="float" table:style-name="ce31" office:value="278" office:value-type="float">
            <text:p>278</text:p>
          </table:table-cell>
          <table:table-cell table:style-name="ce31"/>
          <table:table-cell ns41:value-type="float" table:style-name="ce37" office:value="278" office:value-type="float">
            <text:p>27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4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lo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2" office:value="1095" office:value-type="float">
            <text:p>1,095</text:p>
          </table:table-cell>
          <table:table-cell ns41:value-type="float" table:style-name="ce31" office:value="850" office:value-type="float">
            <text:p>850</text:p>
          </table:table-cell>
          <table:table-cell ns41:value-type="float" table:style-name="ce32" office:value="23425" office:value-type="float">
            <text:p>23,425</text:p>
          </table:table-cell>
          <table:table-cell ns41:value-type="float" table:style-name="ce32" office:value="10971" office:value-type="float">
            <text:p>10,971</text:p>
          </table:table-cell>
          <table:table-cell ns41:value-type="float" table:style-name="ce32" office:value="24681" office:value-type="float">
            <text:p>24,681</text:p>
          </table:table-cell>
          <table:table-cell ns41:value-type="float" table:style-name="ce32" office:value="11889" office:value-type="float">
            <text:p>11,889</text:p>
          </table:table-cell>
          <table:table-cell ns41:value-type="float" table:style-name="ce38" office:value="36570" office:value-type="float">
            <text:p>36,57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0" office:value-type="float">
            <text:p>50</text:p>
          </table:table-cell>
          <table:table-cell table:style-name="ce31"/>
          <table:table-cell ns41:value-type="float" table:style-name="ce31" office:value="50" office:value-type="float">
            <text:p>50</text:p>
          </table:table-cell>
          <table:table-cell table:style-name="ce31"/>
          <table:table-cell ns41:value-type="float" table:style-name="ce3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39" office:value-type="float">
            <text:p>39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63" office:value-type="float">
            <text:p>63</text:p>
          </table:table-cell>
          <table:table-cell table:style-name="ce31"/>
          <table:table-cell ns41:value-type="float" table:style-name="ce3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38" office:value-type="float">
            <text:p>138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7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office:value="10" table:style-name="ce31" table:number-columns-repeated="4" office:value-type="float">
            <text:p>10</text:p>
          </table:table-cell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oodgieters en pomp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28" office:value-type="float">
            <text:p>2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116" office:value-type="float">
            <text:p>11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21" office:value-type="float">
            <text:p>1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1" office:value="17" office:value-type="float">
            <text:p>17</text:p>
          </table:table-cell>
          <table:table-cell table:style-name="ce31"/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ns41:value-type="float" table:style-name="ce24" office:value="15" office:value-type="float">
            <text:p>1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119" office:value-type="float">
            <text:p>119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7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604" office:value-type="float">
            <text:p>604</text:p>
          </table:table-cell>
          <table:table-cell table:style-name="ce31"/>
          <table:table-cell ns41:value-type="float" table:style-name="ce31" office:value="617" office:value-type="float">
            <text:p>617</text:p>
          </table:table-cell>
          <table:table-cell table:style-name="ce31"/>
          <table:table-cell ns41:value-type="float" table:style-name="ce37" office:value="617" office:value-type="float">
            <text:p>6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4"/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110" office:value-type="float">
            <text:p>110</text:p>
          </table:table-cell>
          <table:table-cell table:style-name="ce31"/>
          <table:table-cell ns41:value-type="float" table:style-name="ce31" office:value="130" office:value-type="float">
            <text:p>130</text:p>
          </table:table-cell>
          <table:table-cell ns41:value-type="float" table:style-name="ce37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7" office:value-type="float">
            <text:p>27</text:p>
          </table:table-cell>
          <table:table-cell table:style-name="ce31"/>
          <table:table-cell ns41:value-type="float" table:style-name="ce31" office:value="27" office:value-type="float">
            <text:p>27</text:p>
          </table:table-cell>
          <table:table-cell table:style-name="ce31"/>
          <table:table-cell ns41:value-type="float" table:style-name="ce3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1" office:value="308" office:value-type="float">
            <text:p>30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19" office:value-type="float">
            <text:p>319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4"/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1" office:value="27" office:value-type="float">
            <text:p>27</text:p>
          </table:table-cell>
          <table:table-cell table:style-name="ce31"/>
          <table:table-cell ns41:value-type="float" table:style-name="ce31" office:value="195" office:value-type="float">
            <text:p>19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2" office:value="2473" office:value-type="float">
            <text:p>2,47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2" office:value="2713" office:value-type="float">
            <text:p>2,713</text:p>
          </table:table-cell>
          <table:table-cell ns41:value-type="float" table:style-name="ce38" office:value="2714" office:value-type="float">
            <text:p>2,7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4" office:value-type="float">
            <text:p>44</text:p>
          </table:table-cell>
          <table:table-cell table:style-name="ce31"/>
          <table:table-cell ns41:value-type="float" table:style-name="ce31" office:value="44" office:value-type="float">
            <text:p>44</text:p>
          </table:table-cell>
          <table:table-cell table:style-name="ce31"/>
          <table:table-cell ns41:value-type="float" table:style-name="ce3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2" office:value-type="float">
            <text:p>3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267" office:value-type="float">
            <text:p>267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272" office:value-type="float">
            <text:p>272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7" office:value="345" office:value-type="float">
            <text:p>3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psigters, conducteurs enz.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6" office:value-type="float">
            <text:p>2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2" office:value-type="float">
            <text:p>2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73" office:value-type="float">
            <text:p>17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7" office:value="194" office:value-type="float">
            <text:p>19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7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9" office:value-type="float">
            <text:p>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40" office:value-type="float">
            <text:p>340</text:p>
          </table:table-cell>
          <table:table-cell table:style-name="ce31"/>
          <table:table-cell ns41:value-type="float" table:style-name="ce31" office:value="340" office:value-type="float">
            <text:p>340</text:p>
          </table:table-cell>
          <table:table-cell table:style-name="ce31"/>
          <table:table-cell ns41:value-type="float" table:style-name="ce37" office:value="340" office:value-type="float">
            <text:p>3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26" office:value-type="float">
            <text:p>26</text:p>
          </table:table-cell>
          <table:table-cell table:style-name="ce31"/>
          <table:table-cell ns41:value-type="float" table:style-name="ce31" office:value="26" office:value-type="float">
            <text:p>26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5" office:value-type="float">
            <text:p>45</text:p>
          </table:table-cell>
          <table:table-cell table:style-name="ce31"/>
          <table:table-cell ns41:value-type="float" table:style-name="ce31" office:value="45" office:value-type="float">
            <text:p>45</text:p>
          </table:table-cell>
          <table:table-cell table:style-name="ce31"/>
          <table:table-cell ns41:value-type="float" table:style-name="ce37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96" office:value-type="float">
            <text:p>396</text:p>
          </table:table-cell>
          <table:table-cell ns41:value-type="float" table:style-name="ce31" office:value="537" office:value-type="float">
            <text:p>537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1" office:value="537" office:value-type="float">
            <text:p>537</text:p>
          </table:table-cell>
          <table:table-cell ns41:value-type="float" table:style-name="ce37" office:value="933" office:value-type="float">
            <text:p>9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0" office:value-type="float">
            <office:annotation draw:style-name="gr1" svg:height="1.957cm" draw:caption-point-y="1.809cm" svg:width="3.582cm" svg:x="21.901cm" draw:caption-point-x="15.651cm" svg:y="498.528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20. Dit moet zijn 10.</text:span></text:p>
            </office:annotation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1" office:value="476" office:value-type="float">
            <text:p>47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97" office:value-type="float">
            <text:p>49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498" office:value-type="float">
            <text:p>4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table:style-name="ce31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24" office:value-type="float">
            <text:p>24</text:p>
          </table:table-cell>
          <table:table-cell table:style-name="ce31"/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epzeilnaaldenma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office:value="1" table:style-name="ce31" table:number-columns-repeated="3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lpvischers, schul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249" office:value-type="float">
            <text:p>24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58" office:value-type="float">
            <text:p>25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59" office:value-type="float">
            <text:p>25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222" office:value-type="float">
            <text:p>22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228" office:value-type="float">
            <text:p>2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107" office:value-type="float">
            <text:p>107</text:p>
          </table:table-cell>
          <table:table-cell table:style-name="ce31"/>
          <table:table-cell ns41:value-type="float" table:style-name="ce32" office:value="1544" office:value-type="float">
            <text:p>1,54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2" office:value="1661" office:value-type="float">
            <text:p>1,66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8" office:value="1666" office:value-type="float">
            <text:p>1,6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5" office:value="4426" office:value-type="float">
            <text:p>4,426</text:p>
          </table:table-cell>
          <table:table-cell ns41:value-type="float" table:style-name="ce32" office:value="3723" office:value-type="float">
            <text:p>3,723</text:p>
          </table:table-cell>
          <table:table-cell ns41:value-type="float" table:style-name="ce32" office:value="1923" office:value-type="float">
            <text:p>1,923</text:p>
          </table:table-cell>
          <table:table-cell ns41:value-type="float" table:style-name="ce32" office:value="1473" office:value-type="float">
            <text:p>1,473</text:p>
          </table:table-cell>
          <table:table-cell ns41:value-type="float" table:style-name="ce32" office:value="1494" office:value-type="float">
            <text:p>1,494</text:p>
          </table:table-cell>
          <table:table-cell ns41:value-type="float" table:style-name="ce32" office:value="1165" office:value-type="float">
            <text:p>1,165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2" office:value="7957" office:value-type="float">
            <text:p>7,957</text:p>
          </table:table-cell>
          <table:table-cell ns41:value-type="float" table:style-name="ce32" office:value="6425" office:value-type="float">
            <text:p>6,425</text:p>
          </table:table-cell>
          <table:table-cell ns41:value-type="float" table:style-name="ce38" office:value="14382" office:value-type="float">
            <text:p>14,38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62" office:value-type="float">
            <text:p>6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514" office:value-type="float">
            <text:p>514</text:p>
          </table:table-cell>
          <table:table-cell table:style-name="ce31"/>
          <table:table-cell ns41:value-type="float" table:style-name="ce31" office:value="523" office:value-type="float">
            <text:p>523</text:p>
          </table:table-cell>
          <table:table-cell table:style-name="ce31"/>
          <table:table-cell ns41:value-type="float" table:style-name="ce37" office:value="523" office:value-type="float">
            <text:p>5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41" office:value-type="float">
            <text:p>41</text:p>
          </table:table-cell>
          <table:table-cell table:style-name="ce31"/>
          <table:table-cell ns41:value-type="float" table:style-name="ce31" office:value="570" office:value-type="float">
            <text:p>57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11" office:value-type="float">
            <text:p>61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613" office:value-type="float">
            <text:p>6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office:value="2" table:style-name="ce31" table:number-columns-repeated="4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2" office:value="1501" office:value-type="float">
            <text:p>1,501</text:p>
          </table:table-cell>
          <table:table-cell ns41:value-type="float" table:style-name="ce31" office:value="160" office:value-type="float">
            <text:p>160</text:p>
          </table:table-cell>
          <table:table-cell ns41:value-type="float" table:style-name="ce32" office:value="1565" office:value-type="float">
            <text:p>1,565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8" office:value="1735" office:value-type="float">
            <text:p>1,7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1" office:value-type="float">
            <text:p>1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4" office:value-type="float">
            <text:p>34</text:p>
          </table:table-cell>
          <table:table-cell table:style-name="ce31"/>
          <table:table-cell ns41:value-type="float" table:style-name="ce31" office:value="36" office:value-type="float">
            <text:p>36</text:p>
          </table:table-cell>
          <table:table-cell table:style-name="ce31"/>
          <table:table-cell ns41:value-type="float" table:style-name="ce37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3" office:value-type="float">
            <text:p>2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4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72" office:value-type="float">
            <text:p>7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7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21" office:value-type="float">
            <text:p>121</text:p>
          </table:table-cell>
          <table:table-cell table:style-name="ce31"/>
          <table:table-cell ns41:value-type="float" table:style-name="ce31" office:value="122" office:value-type="float">
            <text:p>122</text:p>
          </table:table-cell>
          <table:table-cell table:style-name="ce31"/>
          <table:table-cell ns41:value-type="float" table:style-name="ce37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35" office:value-type="float">
            <text:p>35</text:p>
          </table:table-cell>
          <table:table-cell table:style-name="ce31"/>
          <table:table-cell ns41:value-type="float" table:style-name="ce3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216" office:value-type="float">
            <text:p>216</text:p>
          </table:table-cell>
          <table:table-cell table:style-name="ce31"/>
          <table:table-cell ns41:value-type="float" table:style-name="ce31" office:value="308" office:value-type="float">
            <text:p>308</text:p>
          </table:table-cell>
          <table:table-cell table:style-name="ce31"/>
          <table:table-cell ns41:value-type="float" table:style-name="ce31" office:value="541" office:value-type="float">
            <text:p>541</text:p>
          </table:table-cell>
          <table:table-cell table:style-name="ce31"/>
          <table:table-cell ns41:value-type="float" table:style-name="ce37" office:value="541" office:value-type="float">
            <text:p>5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14" office:value-type="float">
            <text:p>114</text:p>
          </table:table-cell>
          <table:table-cell table:style-name="ce31"/>
          <table:table-cell ns41:value-type="float" table:style-name="ce31" office:value="115" office:value-type="float">
            <text:p>115</text:p>
          </table:table-cell>
          <table:table-cell table:style-name="ce31"/>
          <table:table-cell ns41:value-type="float" table:style-name="ce37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1" office:value="23" office:value-type="float">
            <text:p>23</text:p>
          </table:table-cell>
          <table:table-cell table:style-name="ce31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9" office:value-type="float">
            <text:p>19</text:p>
          </table:table-cell>
          <table:table-cell table:style-name="ce31"/>
          <table:table-cell ns41:value-type="float" table:style-name="ce31" office:value="48" office:value-type="float">
            <text:p>48</text:p>
          </table:table-cell>
          <table:table-cell table:style-name="ce31"/>
          <table:table-cell ns41:value-type="float" table:style-name="ce31" office:value="69" office:value-type="float">
            <text:p>69</text:p>
          </table:table-cell>
          <table:table-cell table:style-name="ce31"/>
          <table:table-cell ns41:value-type="float" table:style-name="ce37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5" office:value-type="float">
            <text:p>1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4"/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37" office:value-type="float">
            <text:p>37</text:p>
          </table:table-cell>
          <table:table-cell table:style-name="ce31"/>
          <table:table-cell ns41:value-type="float" table:style-name="ce31" office:value="44" office:value-type="float">
            <text:p>44</text:p>
          </table:table-cell>
          <table:table-cell table:style-name="ce31"/>
          <table:table-cell ns41:value-type="float" table:style-name="ce3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0" office:value-type="float">
            <text:p>20</text:p>
          </table:table-cell>
          <table:table-cell table:style-name="ce31"/>
          <table:table-cell ns41:value-type="float" table:style-name="ce32" office:value="1001" office:value-type="float">
            <text:p>1,001</text:p>
          </table:table-cell>
          <table:table-cell table:style-name="ce31"/>
          <table:table-cell ns41:value-type="float" table:style-name="ce32" office:value="1021" office:value-type="float">
            <text:p>1,021</text:p>
          </table:table-cell>
          <table:table-cell table:style-name="ce31"/>
          <table:table-cell ns41:value-type="float" table:style-name="ce38" office:value="1021" office:value-type="float">
            <text:p>1,0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6" office:value-type="float">
            <text:p>1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1" office:value-type="float">
            <text:p>41</text:p>
          </table:table-cell>
          <table:table-cell table:style-name="ce31"/>
          <table:table-cell ns41:value-type="float" table:style-name="ce31" office:value="42" office:value-type="float">
            <text:p>42</text:p>
          </table:table-cell>
          <table:table-cell table:style-name="ce31"/>
          <table:table-cell ns41:value-type="float" table:style-name="ce3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64" office:value-type="float">
            <text:p>64</text:p>
          </table:table-cell>
          <table:table-cell table:style-name="ce31"/>
          <table:table-cell ns41:value-type="float" table:style-name="ce31" office:value="65" office:value-type="float">
            <text:p>65</text:p>
          </table:table-cell>
          <table:table-cell table:style-name="ce31"/>
          <table:table-cell ns41:value-type="float" table:style-name="ce3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2" office:value-type="float">
            <text:p>32</text:p>
          </table:table-cell>
          <table:table-cell table:style-name="ce31"/>
          <table:table-cell ns41:value-type="float" table:style-name="ce31" office:value="32" office:value-type="float">
            <text:p>32</text:p>
          </table:table-cell>
          <table:table-cell table:style-name="ce31"/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43" office:value-type="float">
            <text:p>43</text:p>
          </table:table-cell>
          <table:table-cell table:style-name="ce31"/>
          <table:table-cell ns41:value-type="float" table:style-name="ce31" office:value="43" office:value-type="float">
            <text:p>43</text:p>
          </table:table-cell>
          <table:table-cell table:style-name="ce31"/>
          <table:table-cell ns41:value-type="float" table:style-name="ce37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2" office:value-type="float">
            <text:p>12</text:p>
          </table:table-cell>
          <table:table-cell table:style-name="ce31"/>
          <table:table-cell ns41:value-type="float" table:style-name="ce31" office:value="367" office:value-type="float">
            <text:p>36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379" office:value-type="float">
            <text:p>379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7" office:value="398" office:value-type="float">
            <text:p>3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08" office:value-type="float">
            <text:p>20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211" office:value-type="float">
            <text:p>2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1" office:value="7" office:value-type="float">
            <text:p>7</text:p>
          </table:table-cell>
          <table:table-cell table:style-name="ce31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4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3" office:value-type="float">
            <text:p>13</text:p>
          </table:table-cell>
          <table:table-cell table:style-name="ce31"/>
          <table:table-cell ns41:value-type="float" table:style-name="ce31" office:value="14" office:value-type="float">
            <text:p>14</text:p>
          </table:table-cell>
          <table:table-cell table:style-name="ce31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7" office:value-type="float">
            <text:p>1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4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53" office:value-type="float">
            <text:p>5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7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4"/>
          <table:table-cell table:style-name="ce31" table:number-columns-repeated="5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5" office:value="18902" office:value-type="float">
            <text:p>18,902</text:p>
          </table:table-cell>
          <table:table-cell ns41:value-type="float" table:style-name="ce32" office:value="18721" office:value-type="float">
            <text:p>18,721</text:p>
          </table:table-cell>
          <table:table-cell ns41:value-type="float" table:style-name="ce32" office:value="2262" office:value-type="float">
            <text:p>2,262</text:p>
          </table:table-cell>
          <table:table-cell ns41:value-type="float" table:style-name="ce32" office:value="2457" office:value-type="float">
            <text:p>2,457</text:p>
          </table:table-cell>
          <table:table-cell ns41:value-type="float" table:style-name="ce32" office:value="4021" office:value-type="float">
            <text:p>4,021</text:p>
          </table:table-cell>
          <table:table-cell ns41:value-type="float" table:style-name="ce32" office:value="5087" office:value-type="float">
            <text:p>5,087</text:p>
          </table:table-cell>
          <table:table-cell ns41:value-type="float" table:style-name="ce32" office:value="7621" office:value-type="float">
            <text:p>7,621</text:p>
          </table:table-cell>
          <table:table-cell ns41:value-type="float" table:style-name="ce32" office:value="40705" office:value-type="float">
            <text:p>40,705</text:p>
          </table:table-cell>
          <table:table-cell ns41:value-type="float" table:style-name="ce32" office:value="32806" office:value-type="float">
            <text:p>32,806</text:p>
          </table:table-cell>
          <table:table-cell ns41:value-type="float" table:style-name="ce32" office:value="66970" office:value-type="float">
            <text:p>66,970</text:p>
          </table:table-cell>
          <table:table-cell ns41:value-type="float" table:style-name="ce38" office:value="99776" office:value-type="float">
            <text:p>99,7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4"/>
          <table:table-cell table:style-name="ce31" table:number-columns-repeated="9"/>
          <table:table-cell table:style-name="ce37"/>
          <table:table-cell table:number-columns-repeated="1010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26" office:value="23417" office:value-type="float">
            <text:p>23,417</text:p>
          </table:table-cell>
          <table:table-cell ns41:value-type="float" table:style-name="ce33" office:value="22526" office:value-type="float">
            <text:p>22,526</text:p>
          </table:table-cell>
          <table:table-cell ns41:value-type="float" table:style-name="ce33" office:value="4508" office:value-type="float">
            <text:p>4,508</text:p>
          </table:table-cell>
          <table:table-cell ns41:value-type="float" table:style-name="ce33" office:value="4095" office:value-type="float">
            <text:p>4,095</text:p>
          </table:table-cell>
          <table:table-cell ns41:value-type="float" table:style-name="ce33" office:value="8324" office:value-type="float">
            <text:p>8,324</text:p>
          </table:table-cell>
          <table:table-cell ns41:value-type="float" table:style-name="ce33" office:value="8076" office:value-type="float">
            <text:p>8,076</text:p>
          </table:table-cell>
          <table:table-cell ns41:value-type="float" table:style-name="ce33" office:value="67267" office:value-type="float">
            <text:p>67,267</text:p>
          </table:table-cell>
          <table:table-cell ns41:value-type="float" table:style-name="ce33" office:value="67048" office:value-type="float">
            <text:p>67,048</text:p>
          </table:table-cell>
          <table:table-cell ns41:value-type="float" table:style-name="ce33" office:value="103516" office:value-type="float">
            <text:p>103,516</text:p>
          </table:table-cell>
          <table:table-cell ns41:value-type="float" table:style-name="ce33" office:value="101745" office:value-type="float">
            <text:p>101,745</text:p>
          </table:table-cell>
          <table:table-cell ns41:value-type="float" table:style-name="ce39" office:value="205261" office:value-type="float">
            <text:p>205,261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18" table:number-columns-repeated="75"/>
          <table:table-cell table:number-columns-repeated="948"/>
        </table:table-row>
        <table:table-row table:style-name="ro4">
          <table:table-cell table:style-name="ce2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" table:number-columns-repeated="1024"/>
        </table:table-row>
        <table:table-row table:style-name="ro4" table:number-rows-repeated="10473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12" table:default-cell-style-name="Default"/>
        <table:table-column table:style-name="co13" table:default-cell-style-name="ce9" table:number-columns-repeated="2"/>
        <table:table-column table:style-name="co12" table:default-cell-style-name="Default" table:number-columns-repeated="1021"/>
        <table:table-row table:style-name="ro4">
          <table:table-cell table:style-name="ce40"/>
          <table:table-cell table:style-name="Default"/>
          <table:table-cell table:style-name="ce4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ns41:value-type="string" table:style-name="ce46" office:value-type="string">
            <text:p>Editregel</text:p>
          </table:table-cell>
          <table:table-cell ns41:value-type="string" table:style-name="ce46" office:value-type="string">
            <text:p>Deel telling</text:p>
          </table:table-cell>
          <table:table-cell ns41:value-type="string" table:style-name="ce46" office:value-type="string">
            <text:p>Rolnummer</text:p>
          </table:table-cell>
          <table:table-cell ns41:value-type="string" table:style-name="ce46" office:value-type="string">
            <text:p>Noten in de bron</text:p>
          </table:table-cell>
          <table:table-cell table:number-columns-repeated="1020"/>
        </table:table-row>
        <table:table-row table:style-name="ro4">
          <table:table-cell table:style-name="ce42" table:number-columns-repeated="3"/>
          <table:table-cell table:style-name="TL Metadata"/>
          <table:table-cell table:style-name="ce42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10" office:value="15454" office:value-type="float">
            <text:p>154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01" office:value-type="float">
            <text:p>3803550060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55" office:value-type="float">
            <text:p>154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02" office:value-type="float">
            <text:p>3803550060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style-name="ce47" table:number-columns-repeated="176"/>
          <table:table-cell table:number-columns-repeated="843"/>
        </table:table-row>
        <table:table-row table:style-name="ro4">
          <table:table-cell ns41:value-type="float" table:style-name="ce10" office:value="15456" office:value-type="float">
            <text:p>154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03" office:value-type="float">
            <text:p>3803550060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57" office:value-type="float">
            <text:p>154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04" office:value-type="float">
            <text:p>3803550060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58" office:value-type="float">
            <text:p>154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05" office:value-type="float">
            <text:p>3803550060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59" office:value-type="float">
            <text:p>154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06" office:value-type="float">
            <text:p>3803550060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0" office:value-type="float">
            <text:p>154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07" office:value-type="float">
            <text:p>3803550060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1" office:value-type="float">
            <text:p>154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08" office:value-type="float">
            <text:p>3803550060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2" office:value-type="float">
            <text:p>154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09" office:value-type="float">
            <text:p>3803550060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3" office:value-type="float">
            <text:p>154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0" office:value-type="float">
            <text:p>3803550060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4" office:value-type="float">
            <text:p>154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1" office:value-type="float">
            <text:p>3803550060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5" office:value-type="float">
            <text:p>154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2" office:value-type="float">
            <text:p>3803550060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6" office:value-type="float">
            <text:p>154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3" office:value-type="float">
            <text:p>3803550060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7" office:value-type="float">
            <text:p>154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4" office:value-type="float">
            <text:p>3803550060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8" office:value-type="float">
            <text:p>154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5" office:value-type="float">
            <text:p>3803550060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69" office:value-type="float">
            <text:p>154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6" office:value-type="float">
            <text:p>3803550060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0" office:value-type="float">
            <text:p>154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7" office:value-type="float">
            <text:p>3803550060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1" office:value-type="float">
            <text:p>154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8" office:value-type="float">
            <text:p>3803550060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2" office:value-type="float">
            <text:p>154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19" office:value-type="float">
            <text:p>3803550060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3" office:value-type="float">
            <text:p>154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0" office:value-type="float">
            <text:p>3803550060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4" office:value-type="float">
            <text:p>154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1" office:value-type="float">
            <text:p>3803550060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5" office:value-type="float">
            <text:p>154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2" office:value-type="float">
            <text:p>3803550060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6" office:value-type="float">
            <text:p>154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3" office:value-type="float">
            <text:p>3803550060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7" office:value-type="float">
            <text:p>154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4" office:value-type="float">
            <text:p>3803550060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8" office:value-type="float">
            <text:p>154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5" office:value-type="float">
            <text:p>3803550060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79" office:value-type="float">
            <text:p>154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6" office:value-type="float">
            <text:p>3803550060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0" office:value-type="float">
            <text:p>154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7" office:value-type="float">
            <text:p>3803550060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1" office:value-type="float">
            <text:p>154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8" office:value-type="float">
            <text:p>3803550060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2" office:value-type="float">
            <text:p>154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29" office:value-type="float">
            <text:p>3803550060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3" office:value-type="float">
            <text:p>154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0" office:value-type="float">
            <text:p>3803550060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4" office:value-type="float">
            <text:p>154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1" office:value-type="float">
            <text:p>3803550060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5" office:value-type="float">
            <text:p>154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2" office:value-type="float">
            <text:p>3803550060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6" office:value-type="float">
            <text:p>154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3" office:value-type="float">
            <text:p>3803550060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7" office:value-type="float">
            <text:p>154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4" office:value-type="float">
            <text:p>3803550060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8" office:value-type="float">
            <text:p>154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5" office:value-type="float">
            <text:p>3803550060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89" office:value-type="float">
            <text:p>154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6" office:value-type="float">
            <text:p>3803550060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0" office:value-type="float">
            <text:p>154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7" office:value-type="float">
            <text:p>3803550060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1" office:value-type="float">
            <text:p>154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8" office:value-type="float">
            <text:p>3803550060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2" office:value-type="float">
            <text:p>154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39" office:value-type="float">
            <text:p>3803550060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3" office:value-type="float">
            <text:p>154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0" office:value-type="float">
            <text:p>3803550060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4" office:value-type="float">
            <text:p>154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1" office:value-type="float">
            <text:p>3803550060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5" office:value-type="float">
            <text:p>154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2" office:value-type="float">
            <text:p>3803550060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6" office:value-type="float">
            <text:p>154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3" office:value-type="float">
            <text:p>3803550060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7" office:value-type="float">
            <text:p>154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4" office:value-type="float">
            <text:p>3803550060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8" office:value-type="float">
            <text:p>154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5" office:value-type="float">
            <text:p>3803550060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499" office:value-type="float">
            <text:p>154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6" office:value-type="float">
            <text:p>3803550060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0" office:value-type="float">
            <text:p>155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7" office:value-type="float">
            <text:p>3803550060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1" office:value-type="float">
            <text:p>155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8" office:value-type="float">
            <text:p>3803550060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2" office:value-type="float">
            <text:p>155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49" office:value-type="float">
            <text:p>3803550060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3" office:value-type="float">
            <text:p>155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50" office:value-type="float">
            <text:p>3803550060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4" office:value-type="float">
            <text:p>155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51" office:value-type="float">
            <text:p>3803550060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5" office:value-type="float">
            <text:p>155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52" office:value-type="float">
            <text:p>3803550060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6" office:value-type="float">
            <text:p>155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001053" office:value-type="float">
            <text:p>3803550060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7" office:value-type="float">
            <text:p>155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01" office:value-type="float">
            <text:p>3803550061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8" office:value-type="float">
            <text:p>155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02" office:value-type="float">
            <text:p>3803550061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09" office:value-type="float">
            <text:p>155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03" office:value-type="float">
            <text:p>3803550061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0" office:value-type="float">
            <text:p>155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04" office:value-type="float">
            <text:p>3803550061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1" office:value-type="float">
            <text:p>155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05" office:value-type="float">
            <text:p>3803550061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2" office:value-type="float">
            <text:p>155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06" office:value-type="float">
            <text:p>3803550061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3" office:value-type="float">
            <text:p>155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07" office:value-type="float">
            <text:p>3803550061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4" office:value-type="float">
            <text:p>155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08" office:value-type="float">
            <text:p>3803550061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5" office:value-type="float">
            <text:p>155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09" office:value-type="float">
            <text:p>3803550061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6" office:value-type="float">
            <text:p>155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0" office:value-type="float">
            <text:p>3803550061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7" office:value-type="float">
            <text:p>155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1" office:value-type="float">
            <text:p>3803550061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8" office:value-type="float">
            <text:p>155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2" office:value-type="float">
            <text:p>3803550061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19" office:value-type="float">
            <text:p>155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3" office:value-type="float">
            <text:p>3803550061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0" office:value-type="float">
            <text:p>155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4" office:value-type="float">
            <text:p>3803550061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1" office:value-type="float">
            <text:p>155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5" office:value-type="float">
            <text:p>3803550061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2" office:value-type="float">
            <text:p>155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6" office:value-type="float">
            <text:p>3803550061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3" office:value-type="float">
            <text:p>155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7" office:value-type="float">
            <text:p>3803550061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4" office:value-type="float">
            <text:p>155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8" office:value-type="float">
            <text:p>3803550061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5" office:value-type="float">
            <text:p>155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19" office:value-type="float">
            <text:p>3803550061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6" office:value-type="float">
            <text:p>155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0" office:value-type="float">
            <text:p>3803550061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7" office:value-type="float">
            <text:p>155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1" office:value-type="float">
            <text:p>3803550061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8" office:value-type="float">
            <text:p>155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2" office:value-type="float">
            <text:p>3803550061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29" office:value-type="float">
            <text:p>155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3" office:value-type="float">
            <text:p>3803550061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0" office:value-type="float">
            <text:p>155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4" office:value-type="float">
            <text:p>3803550061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1" office:value-type="float">
            <text:p>155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5" office:value-type="float">
            <text:p>3803550061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2" office:value-type="float">
            <text:p>155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6" office:value-type="float">
            <text:p>3803550061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3" office:value-type="float">
            <text:p>155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7" office:value-type="float">
            <text:p>3803550061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4" office:value-type="float">
            <text:p>155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8" office:value-type="float">
            <text:p>3803550061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5" office:value-type="float">
            <text:p>155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29" office:value-type="float">
            <text:p>3803550061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6" office:value-type="float">
            <text:p>155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0" office:value-type="float">
            <text:p>3803550061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7" office:value-type="float">
            <text:p>155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1" office:value-type="float">
            <text:p>3803550061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8" office:value-type="float">
            <text:p>155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2" office:value-type="float">
            <text:p>3803550061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39" office:value-type="float">
            <text:p>155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3" office:value-type="float">
            <text:p>3803550061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0" office:value-type="float">
            <text:p>155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4" office:value-type="float">
            <text:p>3803550061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1" office:value-type="float">
            <text:p>155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5" office:value-type="float">
            <text:p>3803550061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2" office:value-type="float">
            <text:p>155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6" office:value-type="float">
            <text:p>3803550061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3" office:value-type="float">
            <text:p>155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7" office:value-type="float">
            <text:p>3803550061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4" office:value-type="float">
            <text:p>155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8" office:value-type="float">
            <text:p>3803550061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5" office:value-type="float">
            <text:p>155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39" office:value-type="float">
            <text:p>3803550061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6" office:value-type="float">
            <text:p>155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0" office:value-type="float">
            <text:p>3803550061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7" office:value-type="float">
            <text:p>155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1" office:value-type="float">
            <text:p>3803550061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8" office:value-type="float">
            <text:p>155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2" office:value-type="float">
            <text:p>3803550061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49" office:value-type="float">
            <text:p>155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3" office:value-type="float">
            <text:p>3803550061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0" office:value-type="float">
            <text:p>155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4" office:value-type="float">
            <text:p>3803550061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1" office:value-type="float">
            <text:p>155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5" office:value-type="float">
            <text:p>3803550061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2" office:value-type="float">
            <text:p>155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6" office:value-type="float">
            <text:p>3803550061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3" office:value-type="float">
            <text:p>155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7" office:value-type="float">
            <text:p>3803550061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4" office:value-type="float">
            <text:p>155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8" office:value-type="float">
            <text:p>3803550061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5" office:value-type="float">
            <text:p>155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49" office:value-type="float">
            <text:p>3803550061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6" office:value-type="float">
            <text:p>155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50" office:value-type="float">
            <text:p>3803550061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7" office:value-type="float">
            <text:p>155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5006101051" office:value-type="float">
            <text:p>3803550061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8" office:value-type="float">
            <text:p>155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01" office:value-type="float">
            <text:p>3803560062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59" office:value-type="float">
            <text:p>155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02" office:value-type="float">
            <text:p>3803560062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0" office:value-type="float">
            <text:p>155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03" office:value-type="float">
            <text:p>3803560062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1" office:value-type="float">
            <text:p>155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04" office:value-type="float">
            <text:p>3803560062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2" office:value-type="float">
            <text:p>155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05" office:value-type="float">
            <text:p>3803560062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3" office:value-type="float">
            <text:p>155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06" office:value-type="float">
            <text:p>3803560062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4" office:value-type="float">
            <text:p>155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07" office:value-type="float">
            <text:p>3803560062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5" office:value-type="float">
            <text:p>155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08" office:value-type="float">
            <text:p>3803560062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6" office:value-type="float">
            <text:p>155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09" office:value-type="float">
            <text:p>3803560062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7" office:value-type="float">
            <text:p>155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0" office:value-type="float">
            <text:p>3803560062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8" office:value-type="float">
            <text:p>155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1" office:value-type="float">
            <text:p>3803560062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69" office:value-type="float">
            <text:p>155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2" office:value-type="float">
            <text:p>3803560062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0" office:value-type="float">
            <text:p>155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3" office:value-type="float">
            <text:p>3803560062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1" office:value-type="float">
            <text:p>155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4" office:value-type="float">
            <text:p>3803560062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2" office:value-type="float">
            <text:p>155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5" office:value-type="float">
            <text:p>3803560062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3" office:value-type="float">
            <text:p>155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6" office:value-type="float">
            <text:p>3803560062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4" office:value-type="float">
            <text:p>155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7" office:value-type="float">
            <text:p>3803560062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5" office:value-type="float">
            <text:p>155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8" office:value-type="float">
            <text:p>3803560062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6" office:value-type="float">
            <text:p>155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19" office:value-type="float">
            <text:p>3803560062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7" office:value-type="float">
            <text:p>155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0" office:value-type="float">
            <text:p>3803560062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8" office:value-type="float">
            <text:p>155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1" office:value-type="float">
            <text:p>3803560062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79" office:value-type="float">
            <text:p>155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2" office:value-type="float">
            <text:p>3803560062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0" office:value-type="float">
            <text:p>155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3" office:value-type="float">
            <text:p>3803560062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1" office:value-type="float">
            <text:p>155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4" office:value-type="float">
            <text:p>3803560062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2" office:value-type="float">
            <text:p>155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5" office:value-type="float">
            <text:p>3803560062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3" office:value-type="float">
            <text:p>155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6" office:value-type="float">
            <text:p>3803560062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4" office:value-type="float">
            <text:p>155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7" office:value-type="float">
            <text:p>3803560062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5" office:value-type="float">
            <text:p>155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8" office:value-type="float">
            <text:p>3803560062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6" office:value-type="float">
            <text:p>155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29" office:value-type="float">
            <text:p>3803560062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7" office:value-type="float">
            <text:p>155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0" office:value-type="float">
            <text:p>3803560062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8" office:value-type="float">
            <text:p>155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1" office:value-type="float">
            <text:p>3803560062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89" office:value-type="float">
            <text:p>155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2" office:value-type="float">
            <text:p>3803560062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0" office:value-type="float">
            <text:p>155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3" office:value-type="float">
            <text:p>3803560062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1" office:value-type="float">
            <text:p>155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4" office:value-type="float">
            <text:p>3803560062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2" office:value-type="float">
            <text:p>155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5" office:value-type="float">
            <text:p>3803560062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3" office:value-type="float">
            <text:p>155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6" office:value-type="float">
            <text:p>3803560062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4" office:value-type="float">
            <text:p>155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7" office:value-type="float">
            <text:p>3803560062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5" office:value-type="float">
            <text:p>155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8" office:value-type="float">
            <text:p>3803560062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6" office:value-type="float">
            <text:p>155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39" office:value-type="float">
            <text:p>3803560062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7" office:value-type="float">
            <text:p>155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0" office:value-type="float">
            <text:p>3803560062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8" office:value-type="float">
            <text:p>155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1" office:value-type="float">
            <text:p>3803560062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599" office:value-type="float">
            <text:p>155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2" office:value-type="float">
            <text:p>3803560062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0" office:value-type="float">
            <text:p>156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3" office:value-type="float">
            <text:p>3803560062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1" office:value-type="float">
            <text:p>156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4" office:value-type="float">
            <text:p>3803560062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2" office:value-type="float">
            <text:p>156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5" office:value-type="float">
            <text:p>3803560062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3" office:value-type="float">
            <text:p>156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6" office:value-type="float">
            <text:p>3803560062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4" office:value-type="float">
            <text:p>156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7" office:value-type="float">
            <text:p>3803560062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5" office:value-type="float">
            <text:p>156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8" office:value-type="float">
            <text:p>3803560062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6" office:value-type="float">
            <text:p>156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49" office:value-type="float">
            <text:p>3803560062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7" office:value-type="float">
            <text:p>156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50" office:value-type="float">
            <text:p>3803560062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8" office:value-type="float">
            <text:p>156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51" office:value-type="float">
            <text:p>3803560062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09" office:value-type="float">
            <text:p>156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52" office:value-type="float">
            <text:p>3803560062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0" office:value-type="float">
            <text:p>156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201053" office:value-type="float">
            <text:p>3803560062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1" office:value-type="float">
            <text:p>156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01" office:value-type="float">
            <text:p>380356006301001</text:p>
          </table:table-cell>
          <table:table-cell ns41:value-type="string" table:style-name="ce9" office:value-type="string">
            <text:p>380356006301001* <text:s/>Hieronder begrepen de fabrijkanten van katoen, hennip, vlas, wol en zijde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2" office:value-type="float">
            <text:p>156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02" office:value-type="float">
            <text:p>3803560063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3" office:value-type="float">
            <text:p>156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03" office:value-type="float">
            <text:p>3803560063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4" office:value-type="float">
            <text:p>156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04" office:value-type="float">
            <text:p>3803560063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5" office:value-type="float">
            <text:p>156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05" office:value-type="float">
            <text:p>3803560063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6" office:value-type="float">
            <text:p>156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06" office:value-type="float">
            <text:p>3803560063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7" office:value-type="float">
            <text:p>156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07" office:value-type="float">
            <text:p>3803560063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8" office:value-type="float">
            <text:p>156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08" office:value-type="float">
            <text:p>3803560063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19" office:value-type="float">
            <text:p>156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09" office:value-type="float">
            <text:p>3803560063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0" office:value-type="float">
            <text:p>156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0" office:value-type="float">
            <text:p>3803560063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1" office:value-type="float">
            <text:p>156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1" office:value-type="float">
            <text:p>3803560063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2" office:value-type="float">
            <text:p>156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2" office:value-type="float">
            <text:p>3803560063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3" office:value-type="float">
            <text:p>156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3" office:value-type="float">
            <text:p>3803560063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4" office:value-type="float">
            <text:p>156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4" office:value-type="float">
            <text:p>3803560063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5" office:value-type="float">
            <text:p>156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5" office:value-type="float">
            <text:p>3803560063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6" office:value-type="float">
            <text:p>156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6" office:value-type="float">
            <text:p>3803560063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7" office:value-type="float">
            <text:p>156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7" office:value-type="float">
            <text:p>3803560063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8" office:value-type="float">
            <text:p>156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8" office:value-type="float">
            <text:p>3803560063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29" office:value-type="float">
            <text:p>156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19" office:value-type="float">
            <text:p>3803560063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0" office:value-type="float">
            <text:p>156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0" office:value-type="float">
            <text:p>3803560063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1" office:value-type="float">
            <text:p>156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1" office:value-type="float">
            <text:p>3803560063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2" office:value-type="float">
            <text:p>156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2" office:value-type="float">
            <text:p>3803560063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3" office:value-type="float">
            <text:p>156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3" office:value-type="float">
            <text:p>3803560063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4" office:value-type="float">
            <text:p>156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4" office:value-type="float">
            <text:p>380356006301024</text:p>
          </table:table-cell>
          <table:table-cell ns41:value-type="string" table:style-name="ce9" office:value-type="string">
            <text:p>380356006301024? <text:s/>De boden zijn hieronder begrep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5" office:value-type="float">
            <text:p>156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5" office:value-type="float">
            <text:p>3803560063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6" office:value-type="float">
            <text:p>156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6" office:value-type="float">
            <text:p>380356006301026</text:p>
          </table:table-cell>
          <table:table-cell ns41:value-type="string" table:style-name="ce9" office:value-type="string">
            <text:p>380356006301024? <text:s/>De boden zijn hieronder begrep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7" office:value-type="float">
            <text:p>156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7" office:value-type="float">
            <text:p>3803560063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8" office:value-type="float">
            <text:p>156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8" office:value-type="float">
            <text:p>3803560063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39" office:value-type="float">
            <text:p>156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29" office:value-type="float">
            <text:p>3803560063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0" office:value-type="float">
            <text:p>156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0" office:value-type="float">
            <text:p>3803560063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1" office:value-type="float">
            <text:p>156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1" office:value-type="float">
            <text:p>3803560063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2" office:value-type="float">
            <text:p>156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2" office:value-type="float">
            <text:p>3803560063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3" office:value-type="float">
            <text:p>156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3" office:value-type="float">
            <text:p>3803560063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4" office:value-type="float">
            <text:p>156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4" office:value-type="float">
            <text:p>3803560063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5" office:value-type="float">
            <text:p>156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5" office:value-type="float">
            <text:p>3803560063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6" office:value-type="float">
            <text:p>156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6" office:value-type="float">
            <text:p>3803560063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7" office:value-type="float">
            <text:p>156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7" office:value-type="float">
            <text:p>3803560063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8" office:value-type="float">
            <text:p>156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8" office:value-type="float">
            <text:p>3803560063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49" office:value-type="float">
            <text:p>156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39" office:value-type="float">
            <text:p>3803560063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0" office:value-type="float">
            <text:p>156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0" office:value-type="float">
            <text:p>3803560063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1" office:value-type="float">
            <text:p>156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1" office:value-type="float">
            <text:p>3803560063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2" office:value-type="float">
            <text:p>156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2" office:value-type="float">
            <text:p>3803560063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3" office:value-type="float">
            <text:p>156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3" office:value-type="float">
            <text:p>3803560063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4" office:value-type="float">
            <text:p>156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4" office:value-type="float">
            <text:p>3803560063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5" office:value-type="float">
            <text:p>156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5" office:value-type="float">
            <text:p>3803560063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6" office:value-type="float">
            <text:p>156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6" office:value-type="float">
            <text:p>3803560063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7" office:value-type="float">
            <text:p>156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7" office:value-type="float">
            <text:p>3803560063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8" office:value-type="float">
            <text:p>156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8" office:value-type="float">
            <text:p>3803560063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59" office:value-type="float">
            <text:p>156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49" office:value-type="float">
            <text:p>3803560063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0" office:value-type="float">
            <text:p>156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6006301050" office:value-type="float">
            <text:p>3803560063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1" office:value-type="float">
            <text:p>156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01" office:value-type="float">
            <text:p>3803570064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2" office:value-type="float">
            <text:p>156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02" office:value-type="float">
            <text:p>3803570064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3" office:value-type="float">
            <text:p>156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03" office:value-type="float">
            <text:p>3803570064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4" office:value-type="float">
            <text:p>156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04" office:value-type="float">
            <text:p>3803570064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5" office:value-type="float">
            <text:p>156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05" office:value-type="float">
            <text:p>3803570064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6" office:value-type="float">
            <text:p>156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06" office:value-type="float">
            <text:p>3803570064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7" office:value-type="float">
            <text:p>156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07" office:value-type="float">
            <text:p>3803570064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8" office:value-type="float">
            <text:p>156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08" office:value-type="float">
            <text:p>3803570064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69" office:value-type="float">
            <text:p>156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09" office:value-type="float">
            <text:p>3803570064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0" office:value-type="float">
            <text:p>156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0" office:value-type="float">
            <text:p>3803570064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1" office:value-type="float">
            <text:p>156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1" office:value-type="float">
            <text:p>3803570064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2" office:value-type="float">
            <text:p>156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2" office:value-type="float">
            <text:p>3803570064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3" office:value-type="float">
            <text:p>156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3" office:value-type="float">
            <text:p>3803570064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4" office:value-type="float">
            <text:p>156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4" office:value-type="float">
            <text:p>3803570064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5" office:value-type="float">
            <text:p>156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5" office:value-type="float">
            <text:p>3803570064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6" office:value-type="float">
            <text:p>156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6" office:value-type="float">
            <text:p>3803570064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7" office:value-type="float">
            <text:p>156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7" office:value-type="float">
            <text:p>3803570064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8" office:value-type="float">
            <text:p>156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8" office:value-type="float">
            <text:p>3803570064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79" office:value-type="float">
            <text:p>156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19" office:value-type="float">
            <text:p>3803570064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0" office:value-type="float">
            <text:p>156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0" office:value-type="float">
            <text:p>3803570064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1" office:value-type="float">
            <text:p>156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1" office:value-type="float">
            <text:p>3803570064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2" office:value-type="float">
            <text:p>156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2" office:value-type="float">
            <text:p>3803570064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3" office:value-type="float">
            <text:p>156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3" office:value-type="float">
            <text:p>3803570064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4" office:value-type="float">
            <text:p>156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4" office:value-type="float">
            <text:p>3803570064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5" office:value-type="float">
            <text:p>156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5" office:value-type="float">
            <text:p>3803570064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6" office:value-type="float">
            <text:p>156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6" office:value-type="float">
            <text:p>3803570064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7" office:value-type="float">
            <text:p>156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7" office:value-type="float">
            <text:p>3803570064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8" office:value-type="float">
            <text:p>156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8" office:value-type="float">
            <text:p>3803570064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89" office:value-type="float">
            <text:p>156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29" office:value-type="float">
            <text:p>3803570064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0" office:value-type="float">
            <text:p>156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0" office:value-type="float">
            <text:p>3803570064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1" office:value-type="float">
            <text:p>156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1" office:value-type="float">
            <text:p>3803570064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2" office:value-type="float">
            <text:p>156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2" office:value-type="float">
            <text:p>3803570064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3" office:value-type="float">
            <text:p>156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3" office:value-type="float">
            <text:p>3803570064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4" office:value-type="float">
            <text:p>156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4" office:value-type="float">
            <text:p>3803570064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5" office:value-type="float">
            <text:p>156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5" office:value-type="float">
            <text:p>3803570064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6" office:value-type="float">
            <text:p>156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6" office:value-type="float">
            <text:p>3803570064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7" office:value-type="float">
            <text:p>156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7" office:value-type="float">
            <text:p>3803570064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8" office:value-type="float">
            <text:p>156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8" office:value-type="float">
            <text:p>3803570064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699" office:value-type="float">
            <text:p>156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39" office:value-type="float">
            <text:p>3803570064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0" office:value-type="float">
            <text:p>157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0" office:value-type="float">
            <text:p>3803570064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1" office:value-type="float">
            <text:p>157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1" office:value-type="float">
            <text:p>3803570064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2" office:value-type="float">
            <text:p>157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2" office:value-type="float">
            <text:p>3803570064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3" office:value-type="float">
            <text:p>157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3" office:value-type="float">
            <text:p>3803570064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4" office:value-type="float">
            <text:p>157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4" office:value-type="float">
            <text:p>3803570064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5" office:value-type="float">
            <text:p>157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5" office:value-type="float">
            <text:p>3803570064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6" office:value-type="float">
            <text:p>157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6" office:value-type="float">
            <text:p>3803570064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7" office:value-type="float">
            <text:p>157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7" office:value-type="float">
            <text:p>3803570064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8" office:value-type="float">
            <text:p>157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8" office:value-type="float">
            <text:p>3803570064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09" office:value-type="float">
            <text:p>157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49" office:value-type="float">
            <text:p>3803570064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0" office:value-type="float">
            <text:p>157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50" office:value-type="float">
            <text:p>3803570064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1" office:value-type="float">
            <text:p>157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51" office:value-type="float">
            <text:p>3803570064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2" office:value-type="float">
            <text:p>157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52" office:value-type="float">
            <text:p>3803570064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3" office:value-type="float">
            <text:p>157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401053" office:value-type="float">
            <text:p>3803570064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4" office:value-type="float">
            <text:p>157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01" office:value-type="float">
            <text:p>3803570065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5" office:value-type="float">
            <text:p>157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02" office:value-type="float">
            <text:p>3803570065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6" office:value-type="float">
            <text:p>157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03" office:value-type="float">
            <text:p>3803570065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7" office:value-type="float">
            <text:p>157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04" office:value-type="float">
            <text:p>3803570065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8" office:value-type="float">
            <text:p>157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05" office:value-type="float">
            <text:p>3803570065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19" office:value-type="float">
            <text:p>157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06" office:value-type="float">
            <text:p>3803570065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0" office:value-type="float">
            <text:p>157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07" office:value-type="float">
            <text:p>3803570065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1" office:value-type="float">
            <text:p>157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08" office:value-type="float">
            <text:p>3803570065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2" office:value-type="float">
            <text:p>157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09" office:value-type="float">
            <text:p>3803570065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3" office:value-type="float">
            <text:p>157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0" office:value-type="float">
            <text:p>3803570065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4" office:value-type="float">
            <text:p>157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1" office:value-type="float">
            <text:p>3803570065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5" office:value-type="float">
            <text:p>157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2" office:value-type="float">
            <text:p>3803570065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6" office:value-type="float">
            <text:p>157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3" office:value-type="float">
            <text:p>3803570065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7" office:value-type="float">
            <text:p>157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4" office:value-type="float">
            <text:p>3803570065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8" office:value-type="float">
            <text:p>157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5" office:value-type="float">
            <text:p>3803570065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29" office:value-type="float">
            <text:p>157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6" office:value-type="float">
            <text:p>3803570065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0" office:value-type="float">
            <text:p>157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7" office:value-type="float">
            <text:p>3803570065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1" office:value-type="float">
            <text:p>157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8" office:value-type="float">
            <text:p>3803570065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2" office:value-type="float">
            <text:p>157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19" office:value-type="float">
            <text:p>3803570065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3" office:value-type="float">
            <text:p>157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0" office:value-type="float">
            <text:p>3803570065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4" office:value-type="float">
            <text:p>157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1" office:value-type="float">
            <text:p>3803570065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5" office:value-type="float">
            <text:p>157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2" office:value-type="float">
            <text:p>3803570065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6" office:value-type="float">
            <text:p>157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3" office:value-type="float">
            <text:p>3803570065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7" office:value-type="float">
            <text:p>157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4" office:value-type="float">
            <text:p>3803570065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8" office:value-type="float">
            <text:p>157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5" office:value-type="float">
            <text:p>3803570065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39" office:value-type="float">
            <text:p>157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6" office:value-type="float">
            <text:p>3803570065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0" office:value-type="float">
            <text:p>157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7" office:value-type="float">
            <text:p>3803570065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1" office:value-type="float">
            <text:p>157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8" office:value-type="float">
            <text:p>3803570065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2" office:value-type="float">
            <text:p>157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29" office:value-type="float">
            <text:p>3803570065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3" office:value-type="float">
            <text:p>157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0" office:value-type="float">
            <text:p>3803570065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4" office:value-type="float">
            <text:p>157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1" office:value-type="float">
            <text:p>3803570065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5" office:value-type="float">
            <text:p>157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2" office:value-type="float">
            <text:p>3803570065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6" office:value-type="float">
            <text:p>157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3" office:value-type="float">
            <text:p>3803570065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7" office:value-type="float">
            <text:p>157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4" office:value-type="float">
            <text:p>3803570065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8" office:value-type="float">
            <text:p>157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5" office:value-type="float">
            <text:p>3803570065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49" office:value-type="float">
            <text:p>157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6" office:value-type="float">
            <text:p>3803570065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0" office:value-type="float">
            <text:p>157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7" office:value-type="float">
            <text:p>3803570065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1" office:value-type="float">
            <text:p>157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8" office:value-type="float">
            <text:p>3803570065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2" office:value-type="float">
            <text:p>157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39" office:value-type="float">
            <text:p>3803570065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3" office:value-type="float">
            <text:p>157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7006501040" office:value-type="float">
            <text:p>3803570065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4" office:value-type="float">
            <text:p>157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01" office:value-type="float">
            <text:p>3803580066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5" office:value-type="float">
            <text:p>157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02" office:value-type="float">
            <text:p>3803580066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6" office:value-type="float">
            <text:p>157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03" office:value-type="float">
            <text:p>3803580066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7" office:value-type="float">
            <text:p>157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04" office:value-type="float">
            <text:p>3803580066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8" office:value-type="float">
            <text:p>157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05" office:value-type="float">
            <text:p>3803580066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59" office:value-type="float">
            <text:p>157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06" office:value-type="float">
            <text:p>3803580066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0" office:value-type="float">
            <text:p>157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07" office:value-type="float">
            <text:p>3803580066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1" office:value-type="float">
            <text:p>157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08" office:value-type="float">
            <text:p>3803580066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2" office:value-type="float">
            <text:p>157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09" office:value-type="float">
            <text:p>3803580066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3" office:value-type="float">
            <text:p>157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0" office:value-type="float">
            <text:p>3803580066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4" office:value-type="float">
            <text:p>157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1" office:value-type="float">
            <text:p>3803580066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5" office:value-type="float">
            <text:p>157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2" office:value-type="float">
            <text:p>3803580066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6" office:value-type="float">
            <text:p>157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3" office:value-type="float">
            <text:p>3803580066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7" office:value-type="float">
            <text:p>157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4" office:value-type="float">
            <text:p>3803580066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8" office:value-type="float">
            <text:p>157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5" office:value-type="float">
            <text:p>3803580066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69" office:value-type="float">
            <text:p>157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6" office:value-type="float">
            <text:p>3803580066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0" office:value-type="float">
            <text:p>157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7" office:value-type="float">
            <text:p>3803580066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1" office:value-type="float">
            <text:p>157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8" office:value-type="float">
            <text:p>3803580066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2" office:value-type="float">
            <text:p>157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19" office:value-type="float">
            <text:p>3803580066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3" office:value-type="float">
            <text:p>157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0" office:value-type="float">
            <text:p>3803580066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4" office:value-type="float">
            <text:p>157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1" office:value-type="float">
            <text:p>3803580066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5" office:value-type="float">
            <text:p>157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2" office:value-type="float">
            <text:p>3803580066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6" office:value-type="float">
            <text:p>157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3" office:value-type="float">
            <text:p>3803580066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7" office:value-type="float">
            <text:p>157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4" office:value-type="float">
            <text:p>3803580066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8" office:value-type="float">
            <text:p>157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5" office:value-type="float">
            <text:p>3803580066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79" office:value-type="float">
            <text:p>157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6" office:value-type="float">
            <text:p>3803580066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0" office:value-type="float">
            <text:p>157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7" office:value-type="float">
            <text:p>3803580066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1" office:value-type="float">
            <text:p>157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8" office:value-type="float">
            <text:p>3803580066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2" office:value-type="float">
            <text:p>157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29" office:value-type="float">
            <text:p>3803580066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3" office:value-type="float">
            <text:p>157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0" office:value-type="float">
            <text:p>3803580066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4" office:value-type="float">
            <text:p>157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1" office:value-type="float">
            <text:p>3803580066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5" office:value-type="float">
            <text:p>157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2" office:value-type="float">
            <text:p>3803580066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6" office:value-type="float">
            <text:p>157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3" office:value-type="float">
            <text:p>3803580066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7" office:value-type="float">
            <text:p>157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4" office:value-type="float">
            <text:p>3803580066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8" office:value-type="float">
            <text:p>157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5" office:value-type="float">
            <text:p>3803580066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89" office:value-type="float">
            <text:p>157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6" office:value-type="float">
            <text:p>3803580066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0" office:value-type="float">
            <text:p>157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7" office:value-type="float">
            <text:p>3803580066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1" office:value-type="float">
            <text:p>157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8" office:value-type="float">
            <text:p>3803580066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2" office:value-type="float">
            <text:p>157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39" office:value-type="float">
            <text:p>3803580066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3" office:value-type="float">
            <text:p>157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0" office:value-type="float">
            <text:p>3803580066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4" office:value-type="float">
            <text:p>157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1" office:value-type="float">
            <text:p>3803580066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5" office:value-type="float">
            <text:p>157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2" office:value-type="float">
            <text:p>3803580066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6" office:value-type="float">
            <text:p>157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3" office:value-type="float">
            <text:p>3803580066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7" office:value-type="float">
            <text:p>157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4" office:value-type="float">
            <text:p>3803580066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8" office:value-type="float">
            <text:p>157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5" office:value-type="float">
            <text:p>3803580066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799" office:value-type="float">
            <text:p>157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6" office:value-type="float">
            <text:p>3803580066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0" office:value-type="float">
            <text:p>158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7" office:value-type="float">
            <text:p>3803580066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1" office:value-type="float">
            <text:p>158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8" office:value-type="float">
            <text:p>3803580066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2" office:value-type="float">
            <text:p>158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49" office:value-type="float">
            <text:p>3803580066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3" office:value-type="float">
            <text:p>158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50" office:value-type="float">
            <text:p>3803580066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4" office:value-type="float">
            <text:p>158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51" office:value-type="float">
            <text:p>3803580066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5" office:value-type="float">
            <text:p>158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52" office:value-type="float">
            <text:p>3803580066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6" office:value-type="float">
            <text:p>158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601053" office:value-type="float">
            <text:p>3803580066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7" office:value-type="float">
            <text:p>158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01" office:value-type="float">
            <text:p>3803580067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8" office:value-type="float">
            <text:p>158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02" office:value-type="float">
            <text:p>3803580067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09" office:value-type="float">
            <text:p>158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03" office:value-type="float">
            <text:p>3803580067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0" office:value-type="float">
            <text:p>158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04" office:value-type="float">
            <text:p>3803580067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1" office:value-type="float">
            <text:p>158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05" office:value-type="float">
            <text:p>3803580067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2" office:value-type="float">
            <text:p>158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06" office:value-type="float">
            <text:p>3803580067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3" office:value-type="float">
            <text:p>158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07" office:value-type="float">
            <text:p>3803580067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4" office:value-type="float">
            <text:p>158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08" office:value-type="float">
            <text:p>3803580067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5" office:value-type="float">
            <text:p>158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09" office:value-type="float">
            <text:p>3803580067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6" office:value-type="float">
            <text:p>158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0" office:value-type="float">
            <text:p>3803580067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7" office:value-type="float">
            <text:p>158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1" office:value-type="float">
            <text:p>3803580067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8" office:value-type="float">
            <text:p>158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2" office:value-type="float">
            <text:p>3803580067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19" office:value-type="float">
            <text:p>158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3" office:value-type="float">
            <text:p>3803580067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0" office:value-type="float">
            <text:p>158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4" office:value-type="float">
            <text:p>3803580067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1" office:value-type="float">
            <text:p>158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5" office:value-type="float">
            <text:p>3803580067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2" office:value-type="float">
            <text:p>158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6" office:value-type="float">
            <text:p>3803580067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3" office:value-type="float">
            <text:p>158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7" office:value-type="float">
            <text:p>3803580067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4" office:value-type="float">
            <text:p>158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8" office:value-type="float">
            <text:p>3803580067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5" office:value-type="float">
            <text:p>158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19" office:value-type="float">
            <text:p>3803580067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6" office:value-type="float">
            <text:p>158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0" office:value-type="float">
            <text:p>3803580067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7" office:value-type="float">
            <text:p>158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1" office:value-type="float">
            <text:p>3803580067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8" office:value-type="float">
            <text:p>158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2" office:value-type="float">
            <text:p>3803580067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29" office:value-type="float">
            <text:p>158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3" office:value-type="float">
            <text:p>3803580067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0" office:value-type="float">
            <text:p>158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4" office:value-type="float">
            <text:p>3803580067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1" office:value-type="float">
            <text:p>158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5" office:value-type="float">
            <text:p>3803580067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2" office:value-type="float">
            <text:p>158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6" office:value-type="float">
            <text:p>3803580067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3" office:value-type="float">
            <text:p>158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7" office:value-type="float">
            <text:p>3803580067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4" office:value-type="float">
            <text:p>158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8" office:value-type="float">
            <text:p>3803580067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5" office:value-type="float">
            <text:p>158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29" office:value-type="float">
            <text:p>3803580067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6" office:value-type="float">
            <text:p>158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0" office:value-type="float">
            <text:p>3803580067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7" office:value-type="float">
            <text:p>158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1" office:value-type="float">
            <text:p>3803580067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8" office:value-type="float">
            <text:p>158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2" office:value-type="float">
            <text:p>3803580067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39" office:value-type="float">
            <text:p>158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3" office:value-type="float">
            <text:p>3803580067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0" office:value-type="float">
            <text:p>158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4" office:value-type="float">
            <text:p>3803580067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1" office:value-type="float">
            <text:p>158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5" office:value-type="float">
            <text:p>3803580067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2" office:value-type="float">
            <text:p>158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6" office:value-type="float">
            <text:p>3803580067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3" office:value-type="float">
            <text:p>158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7" office:value-type="float">
            <text:p>3803580067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4" office:value-type="float">
            <text:p>158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8" office:value-type="float">
            <text:p>3803580067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5" office:value-type="float">
            <text:p>158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39" office:value-type="float">
            <text:p>3803580067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6" office:value-type="float">
            <text:p>158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0" office:value-type="float">
            <text:p>3803580067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7" office:value-type="float">
            <text:p>158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1" office:value-type="float">
            <text:p>3803580067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8" office:value-type="float">
            <text:p>158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2" office:value-type="float">
            <text:p>3803580067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49" office:value-type="float">
            <text:p>158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3" office:value-type="float">
            <text:p>3803580067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0" office:value-type="float">
            <text:p>158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4" office:value-type="float">
            <text:p>3803580067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1" office:value-type="float">
            <text:p>158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5" office:value-type="float">
            <text:p>3803580067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2" office:value-type="float">
            <text:p>158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6" office:value-type="float">
            <text:p>3803580067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3" office:value-type="float">
            <text:p>158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7" office:value-type="float">
            <text:p>3803580067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4" office:value-type="float">
            <text:p>158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8" office:value-type="float">
            <text:p>3803580067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5" office:value-type="float">
            <text:p>158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49" office:value-type="float">
            <text:p>3803580067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6" office:value-type="float">
            <text:p>158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50" office:value-type="float">
            <text:p>3803580067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7" office:value-type="float">
            <text:p>158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8006701051" office:value-type="float">
            <text:p>3803580067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8" office:value-type="float">
            <text:p>158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01" office:value-type="float">
            <text:p>3803590068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59" office:value-type="float">
            <text:p>158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02" office:value-type="float">
            <text:p>3803590068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0" office:value-type="float">
            <text:p>158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03" office:value-type="float">
            <text:p>3803590068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1" office:value-type="float">
            <text:p>158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04" office:value-type="float">
            <text:p>3803590068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2" office:value-type="float">
            <text:p>158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05" office:value-type="float">
            <text:p>3803590068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3" office:value-type="float">
            <text:p>158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06" office:value-type="float">
            <text:p>3803590068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4" office:value-type="float">
            <text:p>158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07" office:value-type="float">
            <text:p>3803590068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5" office:value-type="float">
            <text:p>158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08" office:value-type="float">
            <text:p>3803590068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6" office:value-type="float">
            <text:p>158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09" office:value-type="float">
            <text:p>3803590068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7" office:value-type="float">
            <text:p>158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0" office:value-type="float">
            <text:p>3803590068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8" office:value-type="float">
            <text:p>158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1" office:value-type="float">
            <text:p>3803590068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69" office:value-type="float">
            <text:p>158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2" office:value-type="float">
            <text:p>3803590068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0" office:value-type="float">
            <text:p>158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3" office:value-type="float">
            <text:p>3803590068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1" office:value-type="float">
            <text:p>158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4" office:value-type="float">
            <text:p>3803590068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2" office:value-type="float">
            <text:p>158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5" office:value-type="float">
            <text:p>3803590068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3" office:value-type="float">
            <text:p>158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6" office:value-type="float">
            <text:p>3803590068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4" office:value-type="float">
            <text:p>158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7" office:value-type="float">
            <text:p>3803590068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5" office:value-type="float">
            <text:p>158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8" office:value-type="float">
            <text:p>3803590068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6" office:value-type="float">
            <text:p>158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19" office:value-type="float">
            <text:p>3803590068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7" office:value-type="float">
            <text:p>158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0" office:value-type="float">
            <text:p>3803590068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8" office:value-type="float">
            <text:p>158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1" office:value-type="float">
            <text:p>3803590068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79" office:value-type="float">
            <text:p>158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2" office:value-type="float">
            <text:p>3803590068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0" office:value-type="float">
            <text:p>158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3" office:value-type="float">
            <text:p>3803590068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1" office:value-type="float">
            <text:p>158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4" office:value-type="float">
            <text:p>3803590068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2" office:value-type="float">
            <text:p>158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5" office:value-type="float">
            <text:p>3803590068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3" office:value-type="float">
            <text:p>158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6" office:value-type="float">
            <text:p>3803590068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4" office:value-type="float">
            <text:p>158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7" office:value-type="float">
            <text:p>3803590068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5" office:value-type="float">
            <text:p>158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8" office:value-type="float">
            <text:p>3803590068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6" office:value-type="float">
            <text:p>158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29" office:value-type="float">
            <text:p>3803590068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7" office:value-type="float">
            <text:p>158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0" office:value-type="float">
            <text:p>3803590068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8" office:value-type="float">
            <text:p>158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1" office:value-type="float">
            <text:p>3803590068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89" office:value-type="float">
            <text:p>158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2" office:value-type="float">
            <text:p>3803590068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0" office:value-type="float">
            <text:p>158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3" office:value-type="float">
            <text:p>3803590068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1" office:value-type="float">
            <text:p>158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4" office:value-type="float">
            <text:p>3803590068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2" office:value-type="float">
            <text:p>158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5" office:value-type="float">
            <text:p>3803590068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3" office:value-type="float">
            <text:p>158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6" office:value-type="float">
            <text:p>3803590068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4" office:value-type="float">
            <text:p>158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7" office:value-type="float">
            <text:p>3803590068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5" office:value-type="float">
            <text:p>158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8" office:value-type="float">
            <text:p>3803590068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6" office:value-type="float">
            <text:p>158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39" office:value-type="float">
            <text:p>3803590068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7" office:value-type="float">
            <text:p>158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0" office:value-type="float">
            <text:p>3803590068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8" office:value-type="float">
            <text:p>158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1" office:value-type="float">
            <text:p>3803590068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899" office:value-type="float">
            <text:p>158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2" office:value-type="float">
            <text:p>3803590068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0" office:value-type="float">
            <text:p>159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3" office:value-type="float">
            <text:p>3803590068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1" office:value-type="float">
            <text:p>159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4" office:value-type="float">
            <text:p>3803590068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2" office:value-type="float">
            <text:p>159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5" office:value-type="float">
            <text:p>3803590068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3" office:value-type="float">
            <text:p>159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6" office:value-type="float">
            <text:p>3803590068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4" office:value-type="float">
            <text:p>159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7" office:value-type="float">
            <text:p>3803590068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5" office:value-type="float">
            <text:p>159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8" office:value-type="float">
            <text:p>3803590068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6" office:value-type="float">
            <text:p>159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49" office:value-type="float">
            <text:p>3803590068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7" office:value-type="float">
            <text:p>159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50" office:value-type="float">
            <text:p>3803590068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8" office:value-type="float">
            <text:p>159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51" office:value-type="float">
            <text:p>3803590068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09" office:value-type="float">
            <text:p>159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52" office:value-type="float">
            <text:p>3803590068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0" office:value-type="float">
            <text:p>159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801053" office:value-type="float">
            <text:p>3803590068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1" office:value-type="float">
            <text:p>159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01" office:value-type="float">
            <text:p>380359006901001</text:p>
          </table:table-cell>
          <table:table-cell ns41:value-type="string" table:style-name="ce9" office:value-type="string">
            <text:p>380359006901001* <text:s/>Hieronder begrepen de fabrijkanten van katoen, hennip, vlas, wol en zijde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2" office:value-type="float">
            <text:p>159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02" office:value-type="float">
            <text:p>3803590069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3" office:value-type="float">
            <text:p>159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03" office:value-type="float">
            <text:p>3803590069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4" office:value-type="float">
            <text:p>159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04" office:value-type="float">
            <text:p>3803590069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5" office:value-type="float">
            <text:p>159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05" office:value-type="float">
            <text:p>3803590069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6" office:value-type="float">
            <text:p>159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06" office:value-type="float">
            <text:p>3803590069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7" office:value-type="float">
            <text:p>159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07" office:value-type="float">
            <text:p>3803590069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8" office:value-type="float">
            <text:p>159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08" office:value-type="float">
            <text:p>3803590069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19" office:value-type="float">
            <text:p>159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09" office:value-type="float">
            <text:p>3803590069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0" office:value-type="float">
            <text:p>159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0" office:value-type="float">
            <text:p>3803590069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1" office:value-type="float">
            <text:p>159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1" office:value-type="float">
            <text:p>3803590069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2" office:value-type="float">
            <text:p>159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2" office:value-type="float">
            <text:p>3803590069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3" office:value-type="float">
            <text:p>159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3" office:value-type="float">
            <text:p>3803590069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4" office:value-type="float">
            <text:p>159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4" office:value-type="float">
            <text:p>3803590069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5" office:value-type="float">
            <text:p>159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5" office:value-type="float">
            <text:p>3803590069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6" office:value-type="float">
            <text:p>159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6" office:value-type="float">
            <text:p>3803590069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7" office:value-type="float">
            <text:p>159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7" office:value-type="float">
            <text:p>3803590069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8" office:value-type="float">
            <text:p>159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8" office:value-type="float">
            <text:p>3803590069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29" office:value-type="float">
            <text:p>159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19" office:value-type="float">
            <text:p>3803590069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0" office:value-type="float">
            <text:p>159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0" office:value-type="float">
            <text:p>3803590069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1" office:value-type="float">
            <text:p>159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1" office:value-type="float">
            <text:p>3803590069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2" office:value-type="float">
            <text:p>159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2" office:value-type="float">
            <text:p>3803590069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3" office:value-type="float">
            <text:p>159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3" office:value-type="float">
            <text:p>3803590069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4" office:value-type="float">
            <text:p>159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4" office:value-type="float">
            <text:p>380359006901024</text:p>
          </table:table-cell>
          <table:table-cell ns41:value-type="string" table:style-name="ce9" office:value-type="string">
            <text:p>380359006901024? <text:s/>De boden zijn hieronder begrep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5" office:value-type="float">
            <text:p>159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5" office:value-type="float">
            <text:p>3803590069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6" office:value-type="float">
            <text:p>159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6" office:value-type="float">
            <text:p>380359006901026</text:p>
          </table:table-cell>
          <table:table-cell ns41:value-type="string" table:style-name="ce9" office:value-type="string">
            <text:p>380359006901024? <text:s/>De boden zijn hieronder begrep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7" office:value-type="float">
            <text:p>159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7" office:value-type="float">
            <text:p>3803590069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8" office:value-type="float">
            <text:p>159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8" office:value-type="float">
            <text:p>3803590069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39" office:value-type="float">
            <text:p>159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29" office:value-type="float">
            <text:p>3803590069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0" office:value-type="float">
            <text:p>159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0" office:value-type="float">
            <text:p>3803590069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1" office:value-type="float">
            <text:p>159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1" office:value-type="float">
            <text:p>3803590069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2" office:value-type="float">
            <text:p>159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2" office:value-type="float">
            <text:p>3803590069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3" office:value-type="float">
            <text:p>159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3" office:value-type="float">
            <text:p>3803590069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4" office:value-type="float">
            <text:p>159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4" office:value-type="float">
            <text:p>3803590069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5" office:value-type="float">
            <text:p>159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5" office:value-type="float">
            <text:p>3803590069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6" office:value-type="float">
            <text:p>159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6" office:value-type="float">
            <text:p>3803590069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7" office:value-type="float">
            <text:p>159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7" office:value-type="float">
            <text:p>3803590069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8" office:value-type="float">
            <text:p>159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8" office:value-type="float">
            <text:p>3803590069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49" office:value-type="float">
            <text:p>159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39" office:value-type="float">
            <text:p>3803590069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0" office:value-type="float">
            <text:p>159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0" office:value-type="float">
            <text:p>3803590069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1" office:value-type="float">
            <text:p>159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1" office:value-type="float">
            <text:p>3803590069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2" office:value-type="float">
            <text:p>159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2" office:value-type="float">
            <text:p>3803590069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3" office:value-type="float">
            <text:p>159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3" office:value-type="float">
            <text:p>3803590069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4" office:value-type="float">
            <text:p>159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4" office:value-type="float">
            <text:p>3803590069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5" office:value-type="float">
            <text:p>159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5" office:value-type="float">
            <text:p>3803590069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6" office:value-type="float">
            <text:p>159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6" office:value-type="float">
            <text:p>3803590069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7" office:value-type="float">
            <text:p>159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7" office:value-type="float">
            <text:p>3803590069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8" office:value-type="float">
            <text:p>159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8" office:value-type="float">
            <text:p>3803590069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59" office:value-type="float">
            <text:p>159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49" office:value-type="float">
            <text:p>3803590069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0" office:value-type="float">
            <text:p>159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59006901050" office:value-type="float">
            <text:p>3803590069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1" office:value-type="float">
            <text:p>159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01" office:value-type="float">
            <text:p>3803600070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2" office:value-type="float">
            <text:p>159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02" office:value-type="float">
            <text:p>3803600070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3" office:value-type="float">
            <text:p>159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03" office:value-type="float">
            <text:p>3803600070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4" office:value-type="float">
            <text:p>159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04" office:value-type="float">
            <text:p>3803600070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5" office:value-type="float">
            <text:p>159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05" office:value-type="float">
            <text:p>3803600070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6" office:value-type="float">
            <text:p>159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06" office:value-type="float">
            <text:p>3803600070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7" office:value-type="float">
            <text:p>159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07" office:value-type="float">
            <text:p>3803600070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8" office:value-type="float">
            <text:p>159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08" office:value-type="float">
            <text:p>3803600070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69" office:value-type="float">
            <text:p>159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09" office:value-type="float">
            <text:p>3803600070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0" office:value-type="float">
            <text:p>159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0" office:value-type="float">
            <text:p>3803600070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1" office:value-type="float">
            <text:p>159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1" office:value-type="float">
            <text:p>3803600070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2" office:value-type="float">
            <text:p>159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2" office:value-type="float">
            <text:p>3803600070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3" office:value-type="float">
            <text:p>159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3" office:value-type="float">
            <text:p>3803600070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4" office:value-type="float">
            <text:p>159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4" office:value-type="float">
            <text:p>3803600070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5" office:value-type="float">
            <text:p>159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5" office:value-type="float">
            <text:p>3803600070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6" office:value-type="float">
            <text:p>159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6" office:value-type="float">
            <text:p>3803600070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7" office:value-type="float">
            <text:p>159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7" office:value-type="float">
            <text:p>3803600070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8" office:value-type="float">
            <text:p>159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8" office:value-type="float">
            <text:p>3803600070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79" office:value-type="float">
            <text:p>159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19" office:value-type="float">
            <text:p>3803600070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0" office:value-type="float">
            <text:p>159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0" office:value-type="float">
            <text:p>3803600070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1" office:value-type="float">
            <text:p>159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1" office:value-type="float">
            <text:p>3803600070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2" office:value-type="float">
            <text:p>159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2" office:value-type="float">
            <text:p>3803600070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3" office:value-type="float">
            <text:p>159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3" office:value-type="float">
            <text:p>3803600070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4" office:value-type="float">
            <text:p>159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4" office:value-type="float">
            <text:p>3803600070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5" office:value-type="float">
            <text:p>159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5" office:value-type="float">
            <text:p>3803600070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6" office:value-type="float">
            <text:p>159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6" office:value-type="float">
            <text:p>3803600070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7" office:value-type="float">
            <text:p>159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7" office:value-type="float">
            <text:p>3803600070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8" office:value-type="float">
            <text:p>159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8" office:value-type="float">
            <text:p>3803600070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89" office:value-type="float">
            <text:p>159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29" office:value-type="float">
            <text:p>3803600070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0" office:value-type="float">
            <text:p>159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0" office:value-type="float">
            <text:p>3803600070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1" office:value-type="float">
            <text:p>159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1" office:value-type="float">
            <text:p>3803600070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2" office:value-type="float">
            <text:p>159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2" office:value-type="float">
            <text:p>3803600070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3" office:value-type="float">
            <text:p>159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3" office:value-type="float">
            <text:p>3803600070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4" office:value-type="float">
            <text:p>159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4" office:value-type="float">
            <text:p>3803600070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5" office:value-type="float">
            <text:p>159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5" office:value-type="float">
            <text:p>3803600070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6" office:value-type="float">
            <text:p>159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6" office:value-type="float">
            <text:p>3803600070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7" office:value-type="float">
            <text:p>159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7" office:value-type="float">
            <text:p>3803600070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8" office:value-type="float">
            <text:p>159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8" office:value-type="float">
            <text:p>3803600070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5999" office:value-type="float">
            <text:p>159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39" office:value-type="float">
            <text:p>3803600070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0" office:value-type="float">
            <text:p>160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0" office:value-type="float">
            <text:p>3803600070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1" office:value-type="float">
            <text:p>160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1" office:value-type="float">
            <text:p>3803600070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2" office:value-type="float">
            <text:p>160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2" office:value-type="float">
            <text:p>3803600070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3" office:value-type="float">
            <text:p>160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3" office:value-type="float">
            <text:p>3803600070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4" office:value-type="float">
            <text:p>160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4" office:value-type="float">
            <text:p>3803600070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5" office:value-type="float">
            <text:p>160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5" office:value-type="float">
            <text:p>3803600070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6" office:value-type="float">
            <text:p>160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6" office:value-type="float">
            <text:p>3803600070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7" office:value-type="float">
            <text:p>160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7" office:value-type="float">
            <text:p>3803600070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8" office:value-type="float">
            <text:p>160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8" office:value-type="float">
            <text:p>3803600070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09" office:value-type="float">
            <text:p>160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49" office:value-type="float">
            <text:p>3803600070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0" office:value-type="float">
            <text:p>160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50" office:value-type="float">
            <text:p>3803600070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1" office:value-type="float">
            <text:p>160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51" office:value-type="float">
            <text:p>3803600070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2" office:value-type="float">
            <text:p>160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52" office:value-type="float">
            <text:p>3803600070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3" office:value-type="float">
            <text:p>160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001053" office:value-type="float">
            <text:p>3803600070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4" office:value-type="float">
            <text:p>160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01" office:value-type="float">
            <text:p>3803600071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5" office:value-type="float">
            <text:p>160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02" office:value-type="float">
            <text:p>3803600071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6" office:value-type="float">
            <text:p>160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03" office:value-type="float">
            <text:p>3803600071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7" office:value-type="float">
            <text:p>160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04" office:value-type="float">
            <text:p>3803600071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8" office:value-type="float">
            <text:p>160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05" office:value-type="float">
            <text:p>3803600071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19" office:value-type="float">
            <text:p>160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06" office:value-type="float">
            <text:p>3803600071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0" office:value-type="float">
            <text:p>160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07" office:value-type="float">
            <text:p>3803600071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1" office:value-type="float">
            <text:p>160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08" office:value-type="float">
            <text:p>3803600071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2" office:value-type="float">
            <text:p>160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09" office:value-type="float">
            <text:p>3803600071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3" office:value-type="float">
            <text:p>160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0" office:value-type="float">
            <text:p>3803600071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4" office:value-type="float">
            <text:p>160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1" office:value-type="float">
            <text:p>3803600071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5" office:value-type="float">
            <text:p>160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2" office:value-type="float">
            <text:p>3803600071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6" office:value-type="float">
            <text:p>160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3" office:value-type="float">
            <text:p>3803600071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7" office:value-type="float">
            <text:p>160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4" office:value-type="float">
            <text:p>3803600071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8" office:value-type="float">
            <text:p>160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5" office:value-type="float">
            <text:p>3803600071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29" office:value-type="float">
            <text:p>160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6" office:value-type="float">
            <text:p>3803600071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0" office:value-type="float">
            <text:p>160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7" office:value-type="float">
            <text:p>3803600071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1" office:value-type="float">
            <text:p>160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8" office:value-type="float">
            <text:p>3803600071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2" office:value-type="float">
            <text:p>160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19" office:value-type="float">
            <text:p>3803600071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3" office:value-type="float">
            <text:p>160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0" office:value-type="float">
            <text:p>3803600071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4" office:value-type="float">
            <text:p>160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1" office:value-type="float">
            <text:p>3803600071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5" office:value-type="float">
            <text:p>160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2" office:value-type="float">
            <text:p>3803600071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6" office:value-type="float">
            <text:p>160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3" office:value-type="float">
            <text:p>3803600071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7" office:value-type="float">
            <text:p>160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4" office:value-type="float">
            <text:p>3803600071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8" office:value-type="float">
            <text:p>160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5" office:value-type="float">
            <text:p>3803600071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39" office:value-type="float">
            <text:p>160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6" office:value-type="float">
            <text:p>3803600071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0" office:value-type="float">
            <text:p>160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7" office:value-type="float">
            <text:p>3803600071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1" office:value-type="float">
            <text:p>160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8" office:value-type="float">
            <text:p>3803600071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2" office:value-type="float">
            <text:p>160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29" office:value-type="float">
            <text:p>3803600071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3" office:value-type="float">
            <text:p>160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30" office:value-type="float">
            <text:p>3803600071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4" office:value-type="float">
            <text:p>160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31" office:value-type="float">
            <text:p>3803600071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5" office:value-type="float">
            <text:p>160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32" office:value-type="float">
            <text:p>3803600071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6" office:value-type="float">
            <text:p>160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33" office:value-type="float">
            <text:p>3803600071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7" office:value-type="float">
            <text:p>160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34" office:value-type="float">
            <text:p>3803600071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8" office:value-type="float">
            <text:p>160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35" office:value-type="float">
            <text:p>3803600071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49" office:value-type="float">
            <text:p>160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36" office:value-type="float">
            <text:p>3803600071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0" office:value-type="float">
            <text:p>160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37" office:value-type="float">
            <text:p>3803600071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1" office:value-type="float">
            <text:p>160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0007101038" office:value-type="float">
            <text:p>3803600071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2" office:value-type="float">
            <text:p>160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01" office:value-type="float">
            <text:p>3803610072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3" office:value-type="float">
            <text:p>160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02" office:value-type="float">
            <text:p>3803610072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4" office:value-type="float">
            <text:p>160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03" office:value-type="float">
            <text:p>3803610072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5" office:value-type="float">
            <text:p>160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04" office:value-type="float">
            <text:p>3803610072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6" office:value-type="float">
            <text:p>160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05" office:value-type="float">
            <text:p>3803610072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7" office:value-type="float">
            <text:p>160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06" office:value-type="float">
            <text:p>3803610072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8" office:value-type="float">
            <text:p>160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07" office:value-type="float">
            <text:p>3803610072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59" office:value-type="float">
            <text:p>160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08" office:value-type="float">
            <text:p>3803610072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0" office:value-type="float">
            <text:p>160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09" office:value-type="float">
            <text:p>3803610072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1" office:value-type="float">
            <text:p>160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0" office:value-type="float">
            <text:p>3803610072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2" office:value-type="float">
            <text:p>160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1" office:value-type="float">
            <text:p>3803610072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3" office:value-type="float">
            <text:p>160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2" office:value-type="float">
            <text:p>3803610072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4" office:value-type="float">
            <text:p>160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3" office:value-type="float">
            <text:p>3803610072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5" office:value-type="float">
            <text:p>160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4" office:value-type="float">
            <text:p>3803610072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6" office:value-type="float">
            <text:p>160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5" office:value-type="float">
            <text:p>3803610072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7" office:value-type="float">
            <text:p>160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6" office:value-type="float">
            <text:p>3803610072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8" office:value-type="float">
            <text:p>160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7" office:value-type="float">
            <text:p>3803610072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69" office:value-type="float">
            <text:p>160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8" office:value-type="float">
            <text:p>3803610072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0" office:value-type="float">
            <text:p>160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19" office:value-type="float">
            <text:p>3803610072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1" office:value-type="float">
            <text:p>160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0" office:value-type="float">
            <text:p>3803610072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2" office:value-type="float">
            <text:p>160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1" office:value-type="float">
            <text:p>3803610072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3" office:value-type="float">
            <text:p>160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2" office:value-type="float">
            <text:p>3803610072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4" office:value-type="float">
            <text:p>160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3" office:value-type="float">
            <text:p>3803610072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5" office:value-type="float">
            <text:p>160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4" office:value-type="float">
            <text:p>3803610072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6" office:value-type="float">
            <text:p>160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5" office:value-type="float">
            <text:p>3803610072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7" office:value-type="float">
            <text:p>160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6" office:value-type="float">
            <text:p>3803610072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8" office:value-type="float">
            <text:p>160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7" office:value-type="float">
            <text:p>3803610072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79" office:value-type="float">
            <text:p>160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8" office:value-type="float">
            <text:p>3803610072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0" office:value-type="float">
            <text:p>160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29" office:value-type="float">
            <text:p>3803610072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1" office:value-type="float">
            <text:p>160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0" office:value-type="float">
            <text:p>3803610072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2" office:value-type="float">
            <text:p>160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1" office:value-type="float">
            <text:p>3803610072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3" office:value-type="float">
            <text:p>160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2" office:value-type="float">
            <text:p>3803610072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4" office:value-type="float">
            <text:p>160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3" office:value-type="float">
            <text:p>3803610072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5" office:value-type="float">
            <text:p>160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4" office:value-type="float">
            <text:p>3803610072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6" office:value-type="float">
            <text:p>160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5" office:value-type="float">
            <text:p>3803610072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7" office:value-type="float">
            <text:p>160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6" office:value-type="float">
            <text:p>3803610072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8" office:value-type="float">
            <text:p>160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7" office:value-type="float">
            <text:p>3803610072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89" office:value-type="float">
            <text:p>160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8" office:value-type="float">
            <text:p>3803610072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0" office:value-type="float">
            <text:p>160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39" office:value-type="float">
            <text:p>3803610072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1" office:value-type="float">
            <text:p>160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0" office:value-type="float">
            <text:p>3803610072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2" office:value-type="float">
            <text:p>160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1" office:value-type="float">
            <text:p>3803610072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3" office:value-type="float">
            <text:p>160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2" office:value-type="float">
            <text:p>3803610072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4" office:value-type="float">
            <text:p>160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3" office:value-type="float">
            <text:p>3803610072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5" office:value-type="float">
            <text:p>160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4" office:value-type="float">
            <text:p>3803610072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6" office:value-type="float">
            <text:p>160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5" office:value-type="float">
            <text:p>3803610072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7" office:value-type="float">
            <text:p>160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6" office:value-type="float">
            <text:p>3803610072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8" office:value-type="float">
            <text:p>160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7" office:value-type="float">
            <text:p>3803610072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099" office:value-type="float">
            <text:p>160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8" office:value-type="float">
            <text:p>3803610072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0" office:value-type="float">
            <text:p>161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49" office:value-type="float">
            <text:p>3803610072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1" office:value-type="float">
            <text:p>161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50" office:value-type="float">
            <text:p>3803610072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2" office:value-type="float">
            <text:p>161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51" office:value-type="float">
            <text:p>3803610072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3" office:value-type="float">
            <text:p>161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52" office:value-type="float">
            <text:p>3803610072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4" office:value-type="float">
            <text:p>161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201053" office:value-type="float">
            <text:p>3803610072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5" office:value-type="float">
            <text:p>161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01" office:value-type="float">
            <text:p>3803610073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6" office:value-type="float">
            <text:p>161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02" office:value-type="float">
            <text:p>3803610073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7" office:value-type="float">
            <text:p>161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03" office:value-type="float">
            <text:p>3803610073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8" office:value-type="float">
            <text:p>161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04" office:value-type="float">
            <text:p>3803610073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09" office:value-type="float">
            <text:p>161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05" office:value-type="float">
            <text:p>3803610073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0" office:value-type="float">
            <text:p>161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06" office:value-type="float">
            <text:p>3803610073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1" office:value-type="float">
            <text:p>161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07" office:value-type="float">
            <text:p>3803610073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2" office:value-type="float">
            <text:p>161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08" office:value-type="float">
            <text:p>3803610073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3" office:value-type="float">
            <text:p>161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09" office:value-type="float">
            <text:p>3803610073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4" office:value-type="float">
            <text:p>161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0" office:value-type="float">
            <text:p>3803610073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5" office:value-type="float">
            <text:p>161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1" office:value-type="float">
            <text:p>3803610073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6" office:value-type="float">
            <text:p>161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2" office:value-type="float">
            <text:p>3803610073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7" office:value-type="float">
            <text:p>161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3" office:value-type="float">
            <text:p>3803610073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8" office:value-type="float">
            <text:p>161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4" office:value-type="float">
            <text:p>3803610073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19" office:value-type="float">
            <text:p>161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5" office:value-type="float">
            <text:p>3803610073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0" office:value-type="float">
            <text:p>161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6" office:value-type="float">
            <text:p>3803610073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1" office:value-type="float">
            <text:p>161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7" office:value-type="float">
            <text:p>3803610073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2" office:value-type="float">
            <text:p>161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8" office:value-type="float">
            <text:p>3803610073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3" office:value-type="float">
            <text:p>161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19" office:value-type="float">
            <text:p>3803610073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4" office:value-type="float">
            <text:p>161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0" office:value-type="float">
            <text:p>3803610073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5" office:value-type="float">
            <text:p>161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1" office:value-type="float">
            <text:p>3803610073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6" office:value-type="float">
            <text:p>161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2" office:value-type="float">
            <text:p>3803610073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7" office:value-type="float">
            <text:p>161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3" office:value-type="float">
            <text:p>3803610073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8" office:value-type="float">
            <text:p>161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4" office:value-type="float">
            <text:p>3803610073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29" office:value-type="float">
            <text:p>161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5" office:value-type="float">
            <text:p>3803610073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0" office:value-type="float">
            <text:p>161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6" office:value-type="float">
            <text:p>3803610073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1" office:value-type="float">
            <text:p>161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7" office:value-type="float">
            <text:p>3803610073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2" office:value-type="float">
            <text:p>161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8" office:value-type="float">
            <text:p>3803610073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3" office:value-type="float">
            <text:p>161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29" office:value-type="float">
            <text:p>3803610073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4" office:value-type="float">
            <text:p>161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0" office:value-type="float">
            <text:p>3803610073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5" office:value-type="float">
            <text:p>161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1" office:value-type="float">
            <text:p>3803610073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6" office:value-type="float">
            <text:p>161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2" office:value-type="float">
            <text:p>3803610073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7" office:value-type="float">
            <text:p>161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3" office:value-type="float">
            <text:p>3803610073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8" office:value-type="float">
            <text:p>161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4" office:value-type="float">
            <text:p>3803610073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39" office:value-type="float">
            <text:p>161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5" office:value-type="float">
            <text:p>3803610073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0" office:value-type="float">
            <text:p>161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6" office:value-type="float">
            <text:p>3803610073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1" office:value-type="float">
            <text:p>161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7" office:value-type="float">
            <text:p>3803610073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2" office:value-type="float">
            <text:p>161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8" office:value-type="float">
            <text:p>3803610073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3" office:value-type="float">
            <text:p>161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39" office:value-type="float">
            <text:p>3803610073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4" office:value-type="float">
            <text:p>161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0" office:value-type="float">
            <text:p>3803610073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5" office:value-type="float">
            <text:p>161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1" office:value-type="float">
            <text:p>3803610073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6" office:value-type="float">
            <text:p>161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2" office:value-type="float">
            <text:p>3803610073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7" office:value-type="float">
            <text:p>161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3" office:value-type="float">
            <text:p>3803610073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8" office:value-type="float">
            <text:p>161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4" office:value-type="float">
            <text:p>3803610073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49" office:value-type="float">
            <text:p>161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5" office:value-type="float">
            <text:p>3803610073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0" office:value-type="float">
            <text:p>161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6" office:value-type="float">
            <text:p>3803610073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1" office:value-type="float">
            <text:p>161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7" office:value-type="float">
            <text:p>3803610073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2" office:value-type="float">
            <text:p>161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8" office:value-type="float">
            <text:p>3803610073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3" office:value-type="float">
            <text:p>161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49" office:value-type="float">
            <text:p>3803610073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4" office:value-type="float">
            <text:p>161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50" office:value-type="float">
            <text:p>3803610073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5" office:value-type="float">
            <text:p>161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1007301051" office:value-type="float">
            <text:p>3803610073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6" office:value-type="float">
            <text:p>161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01" office:value-type="float">
            <text:p>3803620074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7" office:value-type="float">
            <text:p>161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02" office:value-type="float">
            <text:p>3803620074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8" office:value-type="float">
            <text:p>161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03" office:value-type="float">
            <text:p>3803620074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59" office:value-type="float">
            <text:p>161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04" office:value-type="float">
            <text:p>3803620074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0" office:value-type="float">
            <text:p>161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05" office:value-type="float">
            <text:p>3803620074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1" office:value-type="float">
            <text:p>161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06" office:value-type="float">
            <text:p>3803620074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2" office:value-type="float">
            <text:p>161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07" office:value-type="float">
            <text:p>3803620074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3" office:value-type="float">
            <text:p>161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08" office:value-type="float">
            <text:p>3803620074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4" office:value-type="float">
            <text:p>161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09" office:value-type="float">
            <text:p>3803620074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5" office:value-type="float">
            <text:p>161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0" office:value-type="float">
            <text:p>3803620074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6" office:value-type="float">
            <text:p>161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1" office:value-type="float">
            <text:p>3803620074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7" office:value-type="float">
            <text:p>161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2" office:value-type="float">
            <text:p>3803620074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8" office:value-type="float">
            <text:p>161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3" office:value-type="float">
            <text:p>3803620074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69" office:value-type="float">
            <text:p>161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4" office:value-type="float">
            <text:p>3803620074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0" office:value-type="float">
            <text:p>161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5" office:value-type="float">
            <text:p>3803620074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1" office:value-type="float">
            <text:p>161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6" office:value-type="float">
            <text:p>3803620074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2" office:value-type="float">
            <text:p>161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7" office:value-type="float">
            <text:p>3803620074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3" office:value-type="float">
            <text:p>161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8" office:value-type="float">
            <text:p>3803620074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4" office:value-type="float">
            <text:p>161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19" office:value-type="float">
            <text:p>3803620074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5" office:value-type="float">
            <text:p>161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0" office:value-type="float">
            <text:p>3803620074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6" office:value-type="float">
            <text:p>161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1" office:value-type="float">
            <text:p>3803620074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7" office:value-type="float">
            <text:p>161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2" office:value-type="float">
            <text:p>3803620074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8" office:value-type="float">
            <text:p>161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3" office:value-type="float">
            <text:p>3803620074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79" office:value-type="float">
            <text:p>161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4" office:value-type="float">
            <text:p>3803620074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0" office:value-type="float">
            <text:p>161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5" office:value-type="float">
            <text:p>3803620074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1" office:value-type="float">
            <text:p>161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6" office:value-type="float">
            <text:p>3803620074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2" office:value-type="float">
            <text:p>161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7" office:value-type="float">
            <text:p>3803620074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3" office:value-type="float">
            <text:p>161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8" office:value-type="float">
            <text:p>3803620074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4" office:value-type="float">
            <text:p>161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29" office:value-type="float">
            <text:p>3803620074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5" office:value-type="float">
            <text:p>161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0" office:value-type="float">
            <text:p>3803620074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6" office:value-type="float">
            <text:p>161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1" office:value-type="float">
            <text:p>3803620074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7" office:value-type="float">
            <text:p>161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2" office:value-type="float">
            <text:p>3803620074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8" office:value-type="float">
            <text:p>161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3" office:value-type="float">
            <text:p>3803620074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89" office:value-type="float">
            <text:p>161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4" office:value-type="float">
            <text:p>3803620074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0" office:value-type="float">
            <text:p>161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5" office:value-type="float">
            <text:p>3803620074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1" office:value-type="float">
            <text:p>161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6" office:value-type="float">
            <text:p>3803620074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2" office:value-type="float">
            <text:p>161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7" office:value-type="float">
            <text:p>3803620074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3" office:value-type="float">
            <text:p>161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8" office:value-type="float">
            <text:p>3803620074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4" office:value-type="float">
            <text:p>161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39" office:value-type="float">
            <text:p>3803620074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5" office:value-type="float">
            <text:p>161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0" office:value-type="float">
            <text:p>3803620074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6" office:value-type="float">
            <text:p>161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1" office:value-type="float">
            <text:p>3803620074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7" office:value-type="float">
            <text:p>161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2" office:value-type="float">
            <text:p>3803620074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8" office:value-type="float">
            <text:p>161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3" office:value-type="float">
            <text:p>3803620074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199" office:value-type="float">
            <text:p>161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4" office:value-type="float">
            <text:p>3803620074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0" office:value-type="float">
            <text:p>162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5" office:value-type="float">
            <text:p>3803620074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1" office:value-type="float">
            <text:p>162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6" office:value-type="float">
            <text:p>3803620074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2" office:value-type="float">
            <text:p>162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7" office:value-type="float">
            <text:p>3803620074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3" office:value-type="float">
            <text:p>162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8" office:value-type="float">
            <text:p>3803620074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4" office:value-type="float">
            <text:p>162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49" office:value-type="float">
            <text:p>3803620074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5" office:value-type="float">
            <text:p>162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50" office:value-type="float">
            <text:p>3803620074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6" office:value-type="float">
            <text:p>162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51" office:value-type="float">
            <text:p>3803620074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7" office:value-type="float">
            <text:p>162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52" office:value-type="float">
            <text:p>3803620074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8" office:value-type="float">
            <text:p>162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401053" office:value-type="float">
            <text:p>3803620074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09" office:value-type="float">
            <text:p>162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01" office:value-type="float">
            <text:p>380362007501001</text:p>
          </table:table-cell>
          <table:table-cell ns41:value-type="string" table:style-name="ce9" office:value-type="string">
            <text:p>380362007501001* <text:s/>Hieronder begrepen de fabrijkanten van katoen, hennep, vlas, wol en zijde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0" office:value-type="float">
            <text:p>162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02" office:value-type="float">
            <text:p>3803620075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1" office:value-type="float">
            <text:p>162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03" office:value-type="float">
            <text:p>3803620075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2" office:value-type="float">
            <text:p>162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04" office:value-type="float">
            <text:p>3803620075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3" office:value-type="float">
            <text:p>162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05" office:value-type="float">
            <text:p>3803620075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4" office:value-type="float">
            <text:p>162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06" office:value-type="float">
            <text:p>3803620075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5" office:value-type="float">
            <text:p>162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07" office:value-type="float">
            <text:p>3803620075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6" office:value-type="float">
            <text:p>162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08" office:value-type="float">
            <text:p>3803620075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7" office:value-type="float">
            <text:p>162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09" office:value-type="float">
            <text:p>3803620075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8" office:value-type="float">
            <text:p>162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0" office:value-type="float">
            <text:p>3803620075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19" office:value-type="float">
            <text:p>162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1" office:value-type="float">
            <text:p>3803620075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0" office:value-type="float">
            <text:p>162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2" office:value-type="float">
            <text:p>3803620075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1" office:value-type="float">
            <text:p>162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3" office:value-type="float">
            <text:p>3803620075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2" office:value-type="float">
            <text:p>162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4" office:value-type="float">
            <text:p>3803620075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3" office:value-type="float">
            <text:p>162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5" office:value-type="float">
            <text:p>3803620075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4" office:value-type="float">
            <text:p>162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6" office:value-type="float">
            <text:p>3803620075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5" office:value-type="float">
            <text:p>162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7" office:value-type="float">
            <text:p>3803620075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6" office:value-type="float">
            <text:p>162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8" office:value-type="float">
            <text:p>3803620075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7" office:value-type="float">
            <text:p>162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19" office:value-type="float">
            <text:p>3803620075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8" office:value-type="float">
            <text:p>162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0" office:value-type="float">
            <text:p>3803620075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29" office:value-type="float">
            <text:p>162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1" office:value-type="float">
            <text:p>3803620075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0" office:value-type="float">
            <text:p>162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2" office:value-type="float">
            <text:p>3803620075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1" office:value-type="float">
            <text:p>162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3" office:value-type="float">
            <text:p>3803620075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2" office:value-type="float">
            <text:p>162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4" office:value-type="float">
            <text:p>380362007501024</text:p>
          </table:table-cell>
          <table:table-cell ns41:value-type="string" table:style-name="ce9" office:value-type="string">
            <text:p>380362007501024? <text:s/>De boden zijn hieronder begrep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3" office:value-type="float">
            <text:p>162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5" office:value-type="float">
            <text:p>3803620075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4" office:value-type="float">
            <text:p>162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6" office:value-type="float">
            <text:p>380362007501026</text:p>
          </table:table-cell>
          <table:table-cell ns41:value-type="string" table:style-name="ce9" office:value-type="string">
            <text:p>380362007501024? <text:s/>De boden zijn hieronder begrep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5" office:value-type="float">
            <text:p>162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7" office:value-type="float">
            <text:p>3803620075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6" office:value-type="float">
            <text:p>162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8" office:value-type="float">
            <text:p>3803620075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7" office:value-type="float">
            <text:p>162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29" office:value-type="float">
            <text:p>3803620075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8" office:value-type="float">
            <text:p>162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0" office:value-type="float">
            <text:p>3803620075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39" office:value-type="float">
            <text:p>162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1" office:value-type="float">
            <text:p>3803620075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0" office:value-type="float">
            <text:p>162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2" office:value-type="float">
            <text:p>3803620075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1" office:value-type="float">
            <text:p>162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3" office:value-type="float">
            <text:p>3803620075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2" office:value-type="float">
            <text:p>162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4" office:value-type="float">
            <text:p>3803620075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3" office:value-type="float">
            <text:p>162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5" office:value-type="float">
            <text:p>3803620075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4" office:value-type="float">
            <text:p>162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6" office:value-type="float">
            <text:p>3803620075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5" office:value-type="float">
            <text:p>162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7" office:value-type="float">
            <text:p>3803620075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6" office:value-type="float">
            <text:p>162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8" office:value-type="float">
            <text:p>3803620075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7" office:value-type="float">
            <text:p>162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39" office:value-type="float">
            <text:p>3803620075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8" office:value-type="float">
            <text:p>162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0" office:value-type="float">
            <text:p>3803620075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49" office:value-type="float">
            <text:p>162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1" office:value-type="float">
            <text:p>3803620075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0" office:value-type="float">
            <text:p>162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2" office:value-type="float">
            <text:p>3803620075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1" office:value-type="float">
            <text:p>162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3" office:value-type="float">
            <text:p>3803620075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2" office:value-type="float">
            <text:p>162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4" office:value-type="float">
            <text:p>3803620075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3" office:value-type="float">
            <text:p>162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5" office:value-type="float">
            <text:p>3803620075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4" office:value-type="float">
            <text:p>162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6" office:value-type="float">
            <text:p>3803620075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5" office:value-type="float">
            <text:p>162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7" office:value-type="float">
            <text:p>3803620075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6" office:value-type="float">
            <text:p>162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8" office:value-type="float">
            <text:p>3803620075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7" office:value-type="float">
            <text:p>162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49" office:value-type="float">
            <text:p>3803620075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8" office:value-type="float">
            <text:p>162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2007501050" office:value-type="float">
            <text:p>3803620075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59" office:value-type="float">
            <text:p>162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01" office:value-type="float">
            <text:p>3803630076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0" office:value-type="float">
            <text:p>162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02" office:value-type="float">
            <text:p>3803630076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1" office:value-type="float">
            <text:p>162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03" office:value-type="float">
            <text:p>3803630076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2" office:value-type="float">
            <text:p>162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04" office:value-type="float">
            <text:p>3803630076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3" office:value-type="float">
            <text:p>162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05" office:value-type="float">
            <text:p>3803630076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4" office:value-type="float">
            <text:p>162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06" office:value-type="float">
            <text:p>3803630076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5" office:value-type="float">
            <text:p>162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07" office:value-type="float">
            <text:p>3803630076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6" office:value-type="float">
            <text:p>162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08" office:value-type="float">
            <text:p>3803630076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7" office:value-type="float">
            <text:p>162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09" office:value-type="float">
            <text:p>3803630076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8" office:value-type="float">
            <text:p>162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0" office:value-type="float">
            <text:p>3803630076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69" office:value-type="float">
            <text:p>162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1" office:value-type="float">
            <text:p>3803630076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0" office:value-type="float">
            <text:p>162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2" office:value-type="float">
            <text:p>3803630076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1" office:value-type="float">
            <text:p>162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3" office:value-type="float">
            <text:p>3803630076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2" office:value-type="float">
            <text:p>162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4" office:value-type="float">
            <text:p>3803630076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3" office:value-type="float">
            <text:p>162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5" office:value-type="float">
            <text:p>3803630076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4" office:value-type="float">
            <text:p>162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6" office:value-type="float">
            <text:p>3803630076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5" office:value-type="float">
            <text:p>162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7" office:value-type="float">
            <text:p>3803630076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6" office:value-type="float">
            <text:p>162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8" office:value-type="float">
            <text:p>3803630076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7" office:value-type="float">
            <text:p>162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19" office:value-type="float">
            <text:p>3803630076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8" office:value-type="float">
            <text:p>162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0" office:value-type="float">
            <text:p>3803630076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79" office:value-type="float">
            <text:p>162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1" office:value-type="float">
            <text:p>3803630076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0" office:value-type="float">
            <text:p>162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2" office:value-type="float">
            <text:p>3803630076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1" office:value-type="float">
            <text:p>162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3" office:value-type="float">
            <text:p>3803630076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2" office:value-type="float">
            <text:p>162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4" office:value-type="float">
            <text:p>3803630076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3" office:value-type="float">
            <text:p>162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5" office:value-type="float">
            <text:p>3803630076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4" office:value-type="float">
            <text:p>162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6" office:value-type="float">
            <text:p>3803630076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5" office:value-type="float">
            <text:p>162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7" office:value-type="float">
            <text:p>3803630076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6" office:value-type="float">
            <text:p>162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8" office:value-type="float">
            <text:p>3803630076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7" office:value-type="float">
            <text:p>162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29" office:value-type="float">
            <text:p>3803630076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8" office:value-type="float">
            <text:p>162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0" office:value-type="float">
            <text:p>3803630076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89" office:value-type="float">
            <text:p>162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1" office:value-type="float">
            <text:p>3803630076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0" office:value-type="float">
            <text:p>162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2" office:value-type="float">
            <text:p>3803630076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1" office:value-type="float">
            <text:p>162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3" office:value-type="float">
            <text:p>3803630076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2" office:value-type="float">
            <text:p>162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4" office:value-type="float">
            <text:p>3803630076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3" office:value-type="float">
            <text:p>162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5" office:value-type="float">
            <text:p>3803630076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4" office:value-type="float">
            <text:p>162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6" office:value-type="float">
            <text:p>3803630076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5" office:value-type="float">
            <text:p>162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7" office:value-type="float">
            <text:p>3803630076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6" office:value-type="float">
            <text:p>162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8" office:value-type="float">
            <text:p>3803630076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7" office:value-type="float">
            <text:p>162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39" office:value-type="float">
            <text:p>3803630076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8" office:value-type="float">
            <text:p>162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0" office:value-type="float">
            <text:p>3803630076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299" office:value-type="float">
            <text:p>162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1" office:value-type="float">
            <text:p>3803630076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0" office:value-type="float">
            <text:p>163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2" office:value-type="float">
            <text:p>3803630076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1" office:value-type="float">
            <text:p>163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3" office:value-type="float">
            <text:p>3803630076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2" office:value-type="float">
            <text:p>163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4" office:value-type="float">
            <text:p>3803630076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3" office:value-type="float">
            <text:p>163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5" office:value-type="float">
            <text:p>3803630076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4" office:value-type="float">
            <text:p>163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6" office:value-type="float">
            <text:p>3803630076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5" office:value-type="float">
            <text:p>163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7" office:value-type="float">
            <text:p>3803630076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6" office:value-type="float">
            <text:p>163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8" office:value-type="float">
            <text:p>3803630076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7" office:value-type="float">
            <text:p>163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49" office:value-type="float">
            <text:p>3803630076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8" office:value-type="float">
            <text:p>163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50" office:value-type="float">
            <text:p>3803630076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09" office:value-type="float">
            <text:p>163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51" office:value-type="float">
            <text:p>3803630076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0" office:value-type="float">
            <text:p>163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52" office:value-type="float">
            <text:p>3803630076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1" office:value-type="float">
            <text:p>163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601053" office:value-type="float">
            <text:p>3803630076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2" office:value-type="float">
            <text:p>163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01" office:value-type="float">
            <text:p>3803630077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3" office:value-type="float">
            <text:p>163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02" office:value-type="float">
            <text:p>3803630077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4" office:value-type="float">
            <text:p>163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03" office:value-type="float">
            <text:p>3803630077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5" office:value-type="float">
            <text:p>163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04" office:value-type="float">
            <text:p>3803630077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6" office:value-type="float">
            <text:p>163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05" office:value-type="float">
            <text:p>3803630077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7" office:value-type="float">
            <text:p>163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06" office:value-type="float">
            <text:p>3803630077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8" office:value-type="float">
            <text:p>163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07" office:value-type="float">
            <text:p>3803630077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19" office:value-type="float">
            <text:p>163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08" office:value-type="float">
            <text:p>3803630077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0" office:value-type="float">
            <text:p>163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09" office:value-type="float">
            <text:p>3803630077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1" office:value-type="float">
            <text:p>163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0" office:value-type="float">
            <text:p>3803630077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2" office:value-type="float">
            <text:p>163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1" office:value-type="float">
            <text:p>3803630077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3" office:value-type="float">
            <text:p>163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2" office:value-type="float">
            <text:p>3803630077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4" office:value-type="float">
            <text:p>163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3" office:value-type="float">
            <text:p>3803630077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5" office:value-type="float">
            <text:p>163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4" office:value-type="float">
            <text:p>3803630077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6" office:value-type="float">
            <text:p>163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5" office:value-type="float">
            <text:p>3803630077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7" office:value-type="float">
            <text:p>163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6" office:value-type="float">
            <text:p>3803630077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8" office:value-type="float">
            <text:p>163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7" office:value-type="float">
            <text:p>3803630077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29" office:value-type="float">
            <text:p>163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8" office:value-type="float">
            <text:p>3803630077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0" office:value-type="float">
            <text:p>163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19" office:value-type="float">
            <text:p>3803630077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1" office:value-type="float">
            <text:p>163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0" office:value-type="float">
            <text:p>3803630077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2" office:value-type="float">
            <text:p>163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1" office:value-type="float">
            <text:p>3803630077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3" office:value-type="float">
            <text:p>163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2" office:value-type="float">
            <text:p>3803630077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4" office:value-type="float">
            <text:p>163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3" office:value-type="float">
            <text:p>3803630077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5" office:value-type="float">
            <text:p>163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4" office:value-type="float">
            <text:p>3803630077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6" office:value-type="float">
            <text:p>163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5" office:value-type="float">
            <text:p>3803630077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7" office:value-type="float">
            <text:p>163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6" office:value-type="float">
            <text:p>3803630077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8" office:value-type="float">
            <text:p>163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7" office:value-type="float">
            <text:p>3803630077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39" office:value-type="float">
            <text:p>163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8" office:value-type="float">
            <text:p>3803630077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0" office:value-type="float">
            <text:p>163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29" office:value-type="float">
            <text:p>3803630077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1" office:value-type="float">
            <text:p>163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30" office:value-type="float">
            <text:p>3803630077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2" office:value-type="float">
            <text:p>163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31" office:value-type="float">
            <text:p>3803630077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3" office:value-type="float">
            <text:p>163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32" office:value-type="float">
            <text:p>3803630077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4" office:value-type="float">
            <text:p>163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33" office:value-type="float">
            <text:p>3803630077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5" office:value-type="float">
            <text:p>163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34" office:value-type="float">
            <text:p>3803630077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6" office:value-type="float">
            <text:p>163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35" office:value-type="float">
            <text:p>3803630077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7" office:value-type="float">
            <text:p>163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36" office:value-type="float">
            <text:p>3803630077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8" office:value-type="float">
            <text:p>163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37" office:value-type="float">
            <text:p>3803630077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49" office:value-type="float">
            <text:p>163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3007701038" office:value-type="float">
            <text:p>3803630077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0" office:value-type="float">
            <text:p>163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01" office:value-type="float">
            <text:p>3803640078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1" office:value-type="float">
            <text:p>163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02" office:value-type="float">
            <text:p>3803640078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2" office:value-type="float">
            <text:p>163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03" office:value-type="float">
            <text:p>3803640078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3" office:value-type="float">
            <text:p>163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04" office:value-type="float">
            <text:p>3803640078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4" office:value-type="float">
            <text:p>163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05" office:value-type="float">
            <text:p>3803640078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5" office:value-type="float">
            <text:p>163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06" office:value-type="float">
            <text:p>3803640078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6" office:value-type="float">
            <text:p>163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07" office:value-type="float">
            <text:p>3803640078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7" office:value-type="float">
            <text:p>163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08" office:value-type="float">
            <text:p>3803640078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8" office:value-type="float">
            <text:p>163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09" office:value-type="float">
            <text:p>3803640078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59" office:value-type="float">
            <text:p>163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0" office:value-type="float">
            <text:p>3803640078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0" office:value-type="float">
            <text:p>163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1" office:value-type="float">
            <text:p>3803640078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1" office:value-type="float">
            <text:p>163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2" office:value-type="float">
            <text:p>3803640078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2" office:value-type="float">
            <text:p>163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3" office:value-type="float">
            <text:p>3803640078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3" office:value-type="float">
            <text:p>163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4" office:value-type="float">
            <text:p>3803640078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4" office:value-type="float">
            <text:p>163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5" office:value-type="float">
            <text:p>3803640078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5" office:value-type="float">
            <text:p>163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6" office:value-type="float">
            <text:p>3803640078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6" office:value-type="float">
            <text:p>163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7" office:value-type="float">
            <text:p>3803640078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7" office:value-type="float">
            <text:p>163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8" office:value-type="float">
            <text:p>3803640078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8" office:value-type="float">
            <text:p>163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19" office:value-type="float">
            <text:p>3803640078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69" office:value-type="float">
            <text:p>163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0" office:value-type="float">
            <text:p>3803640078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0" office:value-type="float">
            <text:p>163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1" office:value-type="float">
            <text:p>3803640078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1" office:value-type="float">
            <text:p>163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2" office:value-type="float">
            <text:p>3803640078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2" office:value-type="float">
            <text:p>163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3" office:value-type="float">
            <text:p>3803640078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3" office:value-type="float">
            <text:p>163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4" office:value-type="float">
            <text:p>3803640078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4" office:value-type="float">
            <text:p>163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5" office:value-type="float">
            <text:p>3803640078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5" office:value-type="float">
            <text:p>163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6" office:value-type="float">
            <text:p>3803640078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6" office:value-type="float">
            <text:p>163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7" office:value-type="float">
            <text:p>3803640078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7" office:value-type="float">
            <text:p>163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8" office:value-type="float">
            <text:p>3803640078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8" office:value-type="float">
            <text:p>163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29" office:value-type="float">
            <text:p>3803640078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79" office:value-type="float">
            <text:p>163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0" office:value-type="float">
            <text:p>3803640078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0" office:value-type="float">
            <text:p>163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1" office:value-type="float">
            <text:p>3803640078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1" office:value-type="float">
            <text:p>163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2" office:value-type="float">
            <text:p>3803640078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2" office:value-type="float">
            <text:p>163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3" office:value-type="float">
            <text:p>3803640078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3" office:value-type="float">
            <text:p>163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4" office:value-type="float">
            <text:p>3803640078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4" office:value-type="float">
            <text:p>163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5" office:value-type="float">
            <text:p>3803640078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5" office:value-type="float">
            <text:p>163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6" office:value-type="float">
            <text:p>3803640078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6" office:value-type="float">
            <text:p>163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7" office:value-type="float">
            <text:p>3803640078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7" office:value-type="float">
            <text:p>163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8" office:value-type="float">
            <text:p>3803640078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8" office:value-type="float">
            <text:p>163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39" office:value-type="float">
            <text:p>3803640078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89" office:value-type="float">
            <text:p>163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0" office:value-type="float">
            <text:p>3803640078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0" office:value-type="float">
            <text:p>163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1" office:value-type="float">
            <text:p>3803640078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1" office:value-type="float">
            <text:p>163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2" office:value-type="float">
            <text:p>3803640078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2" office:value-type="float">
            <text:p>163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3" office:value-type="float">
            <text:p>3803640078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3" office:value-type="float">
            <text:p>163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4" office:value-type="float">
            <text:p>3803640078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4" office:value-type="float">
            <text:p>163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5" office:value-type="float">
            <text:p>3803640078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5" office:value-type="float">
            <text:p>163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6" office:value-type="float">
            <text:p>3803640078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6" office:value-type="float">
            <text:p>163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7" office:value-type="float">
            <text:p>3803640078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7" office:value-type="float">
            <text:p>163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8" office:value-type="float">
            <text:p>3803640078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8" office:value-type="float">
            <text:p>163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49" office:value-type="float">
            <text:p>3803640078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399" office:value-type="float">
            <text:p>163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50" office:value-type="float">
            <text:p>3803640078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0" office:value-type="float">
            <text:p>164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51" office:value-type="float">
            <text:p>3803640078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1" office:value-type="float">
            <text:p>164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52" office:value-type="float">
            <text:p>3803640078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2" office:value-type="float">
            <text:p>164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801053" office:value-type="float">
            <text:p>3803640078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3" office:value-type="float">
            <text:p>164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01" office:value-type="float">
            <text:p>3803640079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4" office:value-type="float">
            <text:p>164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02" office:value-type="float">
            <text:p>3803640079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5" office:value-type="float">
            <text:p>164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03" office:value-type="float">
            <text:p>3803640079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6" office:value-type="float">
            <text:p>164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04" office:value-type="float">
            <text:p>3803640079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7" office:value-type="float">
            <text:p>164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05" office:value-type="float">
            <text:p>3803640079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8" office:value-type="float">
            <text:p>164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06" office:value-type="float">
            <text:p>3803640079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09" office:value-type="float">
            <text:p>164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07" office:value-type="float">
            <text:p>3803640079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0" office:value-type="float">
            <text:p>164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08" office:value-type="float">
            <text:p>3803640079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1" office:value-type="float">
            <text:p>164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09" office:value-type="float">
            <text:p>3803640079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2" office:value-type="float">
            <text:p>164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0" office:value-type="float">
            <text:p>3803640079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string" table:style-name="ce10" office:value-type="string">
            <text:p>16412A</text:p>
          </table:table-cell>
          <table:table-cell ns41:value-type="string" table:style-name="TL Metadata" office:value-type="string">
            <text:p>Li-4edl</text:p>
          </table:table-cell>
          <table:table-cell table:style-name="ce43"/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3" office:value-type="float">
            <text:p>164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1" office:value-type="float">
            <text:p>3803640079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4" office:value-type="float">
            <text:p>164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2" office:value-type="float">
            <text:p>3803640079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5" office:value-type="float">
            <text:p>164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3" office:value-type="float">
            <text:p>3803640079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6" office:value-type="float">
            <text:p>164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4" office:value-type="float">
            <text:p>3803640079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7" office:value-type="float">
            <text:p>164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5" office:value-type="float">
            <text:p>3803640079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8" office:value-type="float">
            <text:p>164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6" office:value-type="float">
            <text:p>3803640079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19" office:value-type="float">
            <text:p>164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7" office:value-type="float">
            <text:p>3803640079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0" office:value-type="float">
            <text:p>164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8" office:value-type="float">
            <text:p>3803640079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1" office:value-type="float">
            <text:p>164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19" office:value-type="float">
            <text:p>3803640079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2" office:value-type="float">
            <text:p>164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0" office:value-type="float">
            <text:p>3803640079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3" office:value-type="float">
            <text:p>164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1" office:value-type="float">
            <text:p>3803640079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4" office:value-type="float">
            <text:p>164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2" office:value-type="float">
            <text:p>3803640079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5" office:value-type="float">
            <text:p>164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3" office:value-type="float">
            <text:p>3803640079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6" office:value-type="float">
            <text:p>164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4" office:value-type="float">
            <text:p>3803640079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7" office:value-type="float">
            <text:p>164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5" office:value-type="float">
            <text:p>3803640079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8" office:value-type="float">
            <text:p>164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6" office:value-type="float">
            <text:p>3803640079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29" office:value-type="float">
            <text:p>164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7" office:value-type="float">
            <text:p>3803640079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0" office:value-type="float">
            <text:p>164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8" office:value-type="float">
            <text:p>3803640079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1" office:value-type="float">
            <text:p>164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29" office:value-type="float">
            <text:p>3803640079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2" office:value-type="float">
            <text:p>164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0" office:value-type="float">
            <text:p>3803640079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3" office:value-type="float">
            <text:p>164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1" office:value-type="float">
            <text:p>3803640079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4" office:value-type="float">
            <text:p>164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2" office:value-type="float">
            <text:p>3803640079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5" office:value-type="float">
            <text:p>164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3" office:value-type="float">
            <text:p>3803640079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6" office:value-type="float">
            <text:p>164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4" office:value-type="float">
            <text:p>3803640079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7" office:value-type="float">
            <text:p>164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5" office:value-type="float">
            <text:p>3803640079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8" office:value-type="float">
            <text:p>164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6" office:value-type="float">
            <text:p>3803640079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39" office:value-type="float">
            <text:p>164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7" office:value-type="float">
            <text:p>3803640079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0" office:value-type="float">
            <text:p>164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8" office:value-type="float">
            <text:p>3803640079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1" office:value-type="float">
            <text:p>164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39" office:value-type="float">
            <text:p>3803640079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2" office:value-type="float">
            <text:p>164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0" office:value-type="float">
            <text:p>3803640079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3" office:value-type="float">
            <text:p>164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1" office:value-type="float">
            <text:p>3803640079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4" office:value-type="float">
            <text:p>164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2" office:value-type="float">
            <text:p>3803640079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5" office:value-type="float">
            <text:p>164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3" office:value-type="float">
            <text:p>3803640079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6" office:value-type="float">
            <text:p>164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4" office:value-type="float">
            <text:p>3803640079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7" office:value-type="float">
            <text:p>164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5" office:value-type="float">
            <text:p>3803640079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8" office:value-type="float">
            <text:p>164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6" office:value-type="float">
            <text:p>3803640079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49" office:value-type="float">
            <text:p>164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7" office:value-type="float">
            <text:p>3803640079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0" office:value-type="float">
            <text:p>164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8" office:value-type="float">
            <text:p>3803640079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1" office:value-type="float">
            <text:p>164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49" office:value-type="float">
            <text:p>3803640079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2" office:value-type="float">
            <text:p>164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4007901050" office:value-type="float">
            <text:p>3803640079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3" office:value-type="float">
            <text:p>164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01" office:value-type="float">
            <text:p>3803650080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4" office:value-type="float">
            <text:p>164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02" office:value-type="float">
            <text:p>3803650080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5" office:value-type="float">
            <text:p>164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03" office:value-type="float">
            <text:p>3803650080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6" office:value-type="float">
            <text:p>164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04" office:value-type="float">
            <text:p>3803650080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7" office:value-type="float">
            <text:p>164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05" office:value-type="float">
            <text:p>3803650080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8" office:value-type="float">
            <text:p>164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06" office:value-type="float">
            <text:p>3803650080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59" office:value-type="float">
            <text:p>164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07" office:value-type="float">
            <text:p>3803650080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0" office:value-type="float">
            <text:p>164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08" office:value-type="float">
            <text:p>3803650080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1" office:value-type="float">
            <text:p>164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09" office:value-type="float">
            <text:p>3803650080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2" office:value-type="float">
            <text:p>164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0" office:value-type="float">
            <text:p>3803650080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3" office:value-type="float">
            <text:p>164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1" office:value-type="float">
            <text:p>3803650080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4" office:value-type="float">
            <text:p>164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2" office:value-type="float">
            <text:p>3803650080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5" office:value-type="float">
            <text:p>164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3" office:value-type="float">
            <text:p>3803650080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6" office:value-type="float">
            <text:p>164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4" office:value-type="float">
            <text:p>3803650080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7" office:value-type="float">
            <text:p>164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5" office:value-type="float">
            <text:p>3803650080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8" office:value-type="float">
            <text:p>164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6" office:value-type="float">
            <text:p>3803650080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69" office:value-type="float">
            <text:p>164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7" office:value-type="float">
            <text:p>3803650080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0" office:value-type="float">
            <text:p>164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8" office:value-type="float">
            <text:p>3803650080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1" office:value-type="float">
            <text:p>164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19" office:value-type="float">
            <text:p>3803650080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2" office:value-type="float">
            <text:p>164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0" office:value-type="float">
            <text:p>3803650080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3" office:value-type="float">
            <text:p>164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1" office:value-type="float">
            <text:p>3803650080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4" office:value-type="float">
            <text:p>164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2" office:value-type="float">
            <text:p>3803650080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5" office:value-type="float">
            <text:p>164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3" office:value-type="float">
            <text:p>3803650080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6" office:value-type="float">
            <text:p>164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4" office:value-type="float">
            <text:p>3803650080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7" office:value-type="float">
            <text:p>164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5" office:value-type="float">
            <text:p>3803650080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8" office:value-type="float">
            <text:p>164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6" office:value-type="float">
            <text:p>3803650080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79" office:value-type="float">
            <text:p>164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7" office:value-type="float">
            <text:p>3803650080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0" office:value-type="float">
            <text:p>164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8" office:value-type="float">
            <text:p>3803650080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1" office:value-type="float">
            <text:p>164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29" office:value-type="float">
            <text:p>3803650080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2" office:value-type="float">
            <text:p>164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0" office:value-type="float">
            <text:p>3803650080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3" office:value-type="float">
            <text:p>164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1" office:value-type="float">
            <text:p>3803650080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4" office:value-type="float">
            <text:p>164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2" office:value-type="float">
            <text:p>3803650080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5" office:value-type="float">
            <text:p>164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3" office:value-type="float">
            <text:p>3803650080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6" office:value-type="float">
            <text:p>164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4" office:value-type="float">
            <text:p>3803650080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7" office:value-type="float">
            <text:p>164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5" office:value-type="float">
            <text:p>3803650080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8" office:value-type="float">
            <text:p>164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6" office:value-type="float">
            <text:p>3803650080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89" office:value-type="float">
            <text:p>164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7" office:value-type="float">
            <text:p>3803650080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0" office:value-type="float">
            <text:p>164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8" office:value-type="float">
            <text:p>3803650080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1" office:value-type="float">
            <text:p>164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39" office:value-type="float">
            <text:p>3803650080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2" office:value-type="float">
            <text:p>164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0" office:value-type="float">
            <text:p>3803650080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3" office:value-type="float">
            <text:p>164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1" office:value-type="float">
            <text:p>3803650080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4" office:value-type="float">
            <text:p>164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2" office:value-type="float">
            <text:p>3803650080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5" office:value-type="float">
            <text:p>164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3" office:value-type="float">
            <text:p>3803650080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6" office:value-type="float">
            <text:p>164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4" office:value-type="float">
            <text:p>3803650080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7" office:value-type="float">
            <text:p>164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5" office:value-type="float">
            <text:p>3803650080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8" office:value-type="float">
            <text:p>164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6" office:value-type="float">
            <text:p>3803650080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499" office:value-type="float">
            <text:p>164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7" office:value-type="float">
            <text:p>3803650080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0" office:value-type="float">
            <text:p>165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8" office:value-type="float">
            <text:p>3803650080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1" office:value-type="float">
            <text:p>165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49" office:value-type="float">
            <text:p>3803650080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2" office:value-type="float">
            <text:p>165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50" office:value-type="float">
            <text:p>3803650080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3" office:value-type="float">
            <text:p>165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51" office:value-type="float">
            <text:p>3803650080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4" office:value-type="float">
            <text:p>165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52" office:value-type="float">
            <text:p>3803650080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5" office:value-type="float">
            <text:p>165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001053" office:value-type="float">
            <text:p>3803650080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6" office:value-type="float">
            <text:p>165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01" office:value-type="float">
            <text:p>380365008101001</text:p>
          </table:table-cell>
          <table:table-cell ns41:value-type="string" table:style-name="ce9" office:value-type="string">
            <text:p>380365008101001* <text:s/>Hieronder begrepen de fabrijkanten van katoen, hennep, vlas, wol en zijde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7" office:value-type="float">
            <text:p>165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02" office:value-type="float">
            <text:p>3803650081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8" office:value-type="float">
            <text:p>165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03" office:value-type="float">
            <text:p>3803650081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09" office:value-type="float">
            <text:p>165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04" office:value-type="float">
            <text:p>3803650081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0" office:value-type="float">
            <text:p>165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05" office:value-type="float">
            <text:p>3803650081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1" office:value-type="float">
            <text:p>165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06" office:value-type="float">
            <text:p>3803650081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2" office:value-type="float">
            <text:p>165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07" office:value-type="float">
            <text:p>3803650081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3" office:value-type="float">
            <text:p>165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08" office:value-type="float">
            <text:p>3803650081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4" office:value-type="float">
            <text:p>165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09" office:value-type="float">
            <text:p>3803650081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5" office:value-type="float">
            <text:p>165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0" office:value-type="float">
            <text:p>3803650081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6" office:value-type="float">
            <text:p>165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1" office:value-type="float">
            <text:p>3803650081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7" office:value-type="float">
            <text:p>165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2" office:value-type="float">
            <text:p>3803650081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8" office:value-type="float">
            <text:p>165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3" office:value-type="float">
            <text:p>3803650081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19" office:value-type="float">
            <text:p>165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4" office:value-type="float">
            <text:p>3803650081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0" office:value-type="float">
            <text:p>165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5" office:value-type="float">
            <text:p>3803650081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1" office:value-type="float">
            <text:p>165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6" office:value-type="float">
            <text:p>3803650081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2" office:value-type="float">
            <text:p>165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7" office:value-type="float">
            <text:p>3803650081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3" office:value-type="float">
            <text:p>165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8" office:value-type="float">
            <text:p>3803650081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4" office:value-type="float">
            <text:p>165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19" office:value-type="float">
            <text:p>3803650081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5" office:value-type="float">
            <text:p>165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0" office:value-type="float">
            <text:p>3803650081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6" office:value-type="float">
            <text:p>165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1" office:value-type="float">
            <text:p>3803650081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7" office:value-type="float">
            <text:p>165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2" office:value-type="float">
            <text:p>3803650081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8" office:value-type="float">
            <text:p>165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3" office:value-type="float">
            <text:p>3803650081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29" office:value-type="float">
            <text:p>165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4" office:value-type="float">
            <text:p>380365008101024</text:p>
          </table:table-cell>
          <table:table-cell ns41:value-type="string" table:style-name="ce9" office:value-type="string">
            <text:p>380365008101024? <text:s/>De boden zijn hieronder begrep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0" office:value-type="float">
            <text:p>165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5" office:value-type="float">
            <text:p>3803650081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1" office:value-type="float">
            <text:p>165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6" office:value-type="float">
            <text:p>380365008101026</text:p>
          </table:table-cell>
          <table:table-cell ns41:value-type="string" table:style-name="ce9" office:value-type="string">
            <text:p>380365008101024? <text:s/>De boden zijn hieronder begrepen.</text:p>
          </table:table-cell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2" office:value-type="float">
            <text:p>165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7" office:value-type="float">
            <text:p>3803650081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3" office:value-type="float">
            <text:p>165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8" office:value-type="float">
            <text:p>3803650081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4" office:value-type="float">
            <text:p>165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29" office:value-type="float">
            <text:p>3803650081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5" office:value-type="float">
            <text:p>165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0" office:value-type="float">
            <text:p>3803650081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6" office:value-type="float">
            <text:p>165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1" office:value-type="float">
            <text:p>3803650081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7" office:value-type="float">
            <text:p>165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2" office:value-type="float">
            <text:p>3803650081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8" office:value-type="float">
            <text:p>165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3" office:value-type="float">
            <text:p>3803650081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39" office:value-type="float">
            <text:p>165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4" office:value-type="float">
            <text:p>3803650081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0" office:value-type="float">
            <text:p>165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5" office:value-type="float">
            <text:p>3803650081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1" office:value-type="float">
            <text:p>165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6" office:value-type="float">
            <text:p>3803650081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2" office:value-type="float">
            <text:p>165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7" office:value-type="float">
            <text:p>3803650081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3" office:value-type="float">
            <text:p>165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8" office:value-type="float">
            <text:p>3803650081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4" office:value-type="float">
            <text:p>165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39" office:value-type="float">
            <text:p>3803650081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5" office:value-type="float">
            <text:p>165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0" office:value-type="float">
            <text:p>3803650081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6" office:value-type="float">
            <text:p>165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1" office:value-type="float">
            <text:p>3803650081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7" office:value-type="float">
            <text:p>165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2" office:value-type="float">
            <text:p>3803650081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8" office:value-type="float">
            <text:p>165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3" office:value-type="float">
            <text:p>3803650081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49" office:value-type="float">
            <text:p>165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4" office:value-type="float">
            <text:p>3803650081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0" office:value-type="float">
            <text:p>165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5" office:value-type="float">
            <text:p>3803650081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1" office:value-type="float">
            <text:p>165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6" office:value-type="float">
            <text:p>3803650081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2" office:value-type="float">
            <text:p>165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7" office:value-type="float">
            <text:p>3803650081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3" office:value-type="float">
            <text:p>165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8" office:value-type="float">
            <text:p>3803650081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4" office:value-type="float">
            <text:p>165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49" office:value-type="float">
            <text:p>3803650081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5" office:value-type="float">
            <text:p>165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5008101050" office:value-type="float">
            <text:p>3803650081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6" office:value-type="float">
            <text:p>165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01" office:value-type="float">
            <text:p>3803660082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7" office:value-type="float">
            <text:p>165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02" office:value-type="float">
            <text:p>3803660082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8" office:value-type="float">
            <text:p>165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03" office:value-type="float">
            <text:p>3803660082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59" office:value-type="float">
            <text:p>165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04" office:value-type="float">
            <text:p>3803660082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0" office:value-type="float">
            <text:p>165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05" office:value-type="float">
            <text:p>3803660082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1" office:value-type="float">
            <text:p>165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06" office:value-type="float">
            <text:p>3803660082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2" office:value-type="float">
            <text:p>165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07" office:value-type="float">
            <text:p>3803660082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3" office:value-type="float">
            <text:p>165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08" office:value-type="float">
            <text:p>3803660082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4" office:value-type="float">
            <text:p>165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09" office:value-type="float">
            <text:p>3803660082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5" office:value-type="float">
            <text:p>165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0" office:value-type="float">
            <text:p>3803660082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6" office:value-type="float">
            <text:p>165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1" office:value-type="float">
            <text:p>3803660082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7" office:value-type="float">
            <text:p>165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2" office:value-type="float">
            <text:p>3803660082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8" office:value-type="float">
            <text:p>165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3" office:value-type="float">
            <text:p>3803660082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69" office:value-type="float">
            <text:p>165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4" office:value-type="float">
            <text:p>3803660082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0" office:value-type="float">
            <text:p>165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5" office:value-type="float">
            <text:p>3803660082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1" office:value-type="float">
            <text:p>165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6" office:value-type="float">
            <text:p>3803660082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2" office:value-type="float">
            <text:p>165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7" office:value-type="float">
            <text:p>3803660082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3" office:value-type="float">
            <text:p>165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8" office:value-type="float">
            <text:p>3803660082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4" office:value-type="float">
            <text:p>165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19" office:value-type="float">
            <text:p>3803660082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5" office:value-type="float">
            <text:p>165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0" office:value-type="float">
            <text:p>3803660082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6" office:value-type="float">
            <text:p>165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1" office:value-type="float">
            <text:p>3803660082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7" office:value-type="float">
            <text:p>165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2" office:value-type="float">
            <text:p>3803660082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8" office:value-type="float">
            <text:p>165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3" office:value-type="float">
            <text:p>3803660082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79" office:value-type="float">
            <text:p>165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4" office:value-type="float">
            <text:p>3803660082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0" office:value-type="float">
            <text:p>165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5" office:value-type="float">
            <text:p>3803660082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1" office:value-type="float">
            <text:p>165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6" office:value-type="float">
            <text:p>3803660082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2" office:value-type="float">
            <text:p>165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7" office:value-type="float">
            <text:p>3803660082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3" office:value-type="float">
            <text:p>165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8" office:value-type="float">
            <text:p>3803660082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4" office:value-type="float">
            <text:p>165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29" office:value-type="float">
            <text:p>3803660082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5" office:value-type="float">
            <text:p>165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0" office:value-type="float">
            <text:p>3803660082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6" office:value-type="float">
            <text:p>165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1" office:value-type="float">
            <text:p>3803660082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7" office:value-type="float">
            <text:p>165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2" office:value-type="float">
            <text:p>3803660082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8" office:value-type="float">
            <text:p>165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3" office:value-type="float">
            <text:p>3803660082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89" office:value-type="float">
            <text:p>165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4" office:value-type="float">
            <text:p>3803660082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0" office:value-type="float">
            <text:p>165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5" office:value-type="float">
            <text:p>3803660082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1" office:value-type="float">
            <text:p>165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6" office:value-type="float">
            <text:p>3803660082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2" office:value-type="float">
            <text:p>165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7" office:value-type="float">
            <text:p>3803660082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3" office:value-type="float">
            <text:p>165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8" office:value-type="float">
            <text:p>3803660082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4" office:value-type="float">
            <text:p>165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39" office:value-type="float">
            <text:p>38036600820103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5" office:value-type="float">
            <text:p>165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0" office:value-type="float">
            <text:p>38036600820104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6" office:value-type="float">
            <text:p>165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1" office:value-type="float">
            <text:p>38036600820104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7" office:value-type="float">
            <text:p>165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2" office:value-type="float">
            <text:p>38036600820104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8" office:value-type="float">
            <text:p>165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3" office:value-type="float">
            <text:p>38036600820104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599" office:value-type="float">
            <text:p>165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4" office:value-type="float">
            <text:p>38036600820104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0" office:value-type="float">
            <text:p>166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5" office:value-type="float">
            <text:p>38036600820104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1" office:value-type="float">
            <text:p>166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6" office:value-type="float">
            <text:p>38036600820104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2" office:value-type="float">
            <text:p>166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7" office:value-type="float">
            <text:p>38036600820104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3" office:value-type="float">
            <text:p>166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8" office:value-type="float">
            <text:p>38036600820104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4" office:value-type="float">
            <text:p>166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49" office:value-type="float">
            <text:p>38036600820104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5" office:value-type="float">
            <text:p>166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50" office:value-type="float">
            <text:p>38036600820105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6" office:value-type="float">
            <text:p>166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51" office:value-type="float">
            <text:p>38036600820105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7" office:value-type="float">
            <text:p>166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52" office:value-type="float">
            <text:p>38036600820105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8" office:value-type="float">
            <text:p>166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201053" office:value-type="float">
            <text:p>38036600820105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09" office:value-type="float">
            <text:p>166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01" office:value-type="float">
            <text:p>38036600830100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0" office:value-type="float">
            <text:p>166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02" office:value-type="float">
            <text:p>38036600830100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1" office:value-type="float">
            <text:p>166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03" office:value-type="float">
            <text:p>38036600830100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2" office:value-type="float">
            <text:p>166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04" office:value-type="float">
            <text:p>38036600830100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3" office:value-type="float">
            <text:p>166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05" office:value-type="float">
            <text:p>38036600830100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4" office:value-type="float">
            <text:p>166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06" office:value-type="float">
            <text:p>38036600830100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5" office:value-type="float">
            <text:p>166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07" office:value-type="float">
            <text:p>38036600830100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6" office:value-type="float">
            <text:p>166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08" office:value-type="float">
            <text:p>38036600830100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7" office:value-type="float">
            <text:p>166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09" office:value-type="float">
            <text:p>38036600830100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8" office:value-type="float">
            <text:p>166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0" office:value-type="float">
            <text:p>38036600830101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19" office:value-type="float">
            <text:p>166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1" office:value-type="float">
            <text:p>38036600830101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0" office:value-type="float">
            <text:p>166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2" office:value-type="float">
            <text:p>38036600830101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1" office:value-type="float">
            <text:p>166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3" office:value-type="float">
            <text:p>38036600830101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2" office:value-type="float">
            <text:p>166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4" office:value-type="float">
            <text:p>38036600830101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3" office:value-type="float">
            <text:p>166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5" office:value-type="float">
            <text:p>38036600830101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4" office:value-type="float">
            <text:p>166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6" office:value-type="float">
            <text:p>38036600830101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5" office:value-type="float">
            <text:p>166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7" office:value-type="float">
            <text:p>38036600830101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6" office:value-type="float">
            <text:p>166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8" office:value-type="float">
            <text:p>38036600830101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7" office:value-type="float">
            <text:p>166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19" office:value-type="float">
            <text:p>38036600830101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8" office:value-type="float">
            <text:p>166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0" office:value-type="float">
            <text:p>38036600830102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29" office:value-type="float">
            <text:p>166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1" office:value-type="float">
            <text:p>38036600830102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0" office:value-type="float">
            <text:p>166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2" office:value-type="float">
            <text:p>38036600830102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1" office:value-type="float">
            <text:p>166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3" office:value-type="float">
            <text:p>38036600830102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2" office:value-type="float">
            <text:p>166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4" office:value-type="float">
            <text:p>38036600830102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3" office:value-type="float">
            <text:p>166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5" office:value-type="float">
            <text:p>38036600830102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4" office:value-type="float">
            <text:p>166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6" office:value-type="float">
            <text:p>38036600830102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5" office:value-type="float">
            <text:p>166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7" office:value-type="float">
            <text:p>38036600830102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6" office:value-type="float">
            <text:p>166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8" office:value-type="float">
            <text:p>38036600830102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7" office:value-type="float">
            <text:p>166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29" office:value-type="float">
            <text:p>380366008301029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8" office:value-type="float">
            <text:p>166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30" office:value-type="float">
            <text:p>380366008301030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39" office:value-type="float">
            <text:p>166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31" office:value-type="float">
            <text:p>380366008301031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40" office:value-type="float">
            <text:p>166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32" office:value-type="float">
            <text:p>380366008301032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41" office:value-type="float">
            <text:p>166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33" office:value-type="float">
            <text:p>380366008301033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42" office:value-type="float">
            <text:p>166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34" office:value-type="float">
            <text:p>380366008301034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43" office:value-type="float">
            <text:p>166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35" office:value-type="float">
            <text:p>380366008301035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44" office:value-type="float">
            <text:p>166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36" office:value-type="float">
            <text:p>380366008301036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45" office:value-type="float">
            <text:p>166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37" office:value-type="float">
            <text:p>380366008301037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10" office:value="16646" office:value-type="float">
            <text:p>166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ce43" office:value="380366008301038" office:value-type="float">
            <text:p>380366008301038</text:p>
          </table:table-cell>
          <table:table-cell table:style-name="TL Metadata"/>
          <table:table-cell ns41:value-type="string" table:style-name="ce9" office:value-type="string">
            <text:p>x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8"/>
          <table:table-cell table:style-name="ce2"/>
          <table:table-cell table:style-name="ce44"/>
          <table:table-cell table:style-name="ce18" table:number-columns-repeated="4"/>
          <table:table-cell table:style-name="ce45"/>
          <table:table-cell table:style-name="ce18" table:number-columns-repeated="13"/>
          <table:table-cell table:style-name="ce2" table:number-columns-repeated="51"/>
          <table:table-cell table:number-columns-repeated="952"/>
        </table:table-row>
        <table:table-row table:style-name="ro4">
          <table:table-cell table:style-name="ce48"/>
          <table:table-cell table:style-name="ce2"/>
          <table:table-cell table:style-name="ce49"/>
          <table:table-cell table:style-name="Default" table:number-columns-repeated="4"/>
          <table:table-cell table:style-name="ce45"/>
          <table:table-cell table:number-columns-repeated="1016"/>
        </table:table-row>
        <table:table-row table:style-name="ro4">
          <table:table-cell table:style-name="ce48"/>
          <table:table-cell table:style-name="Default"/>
          <table:table-cell table:style-name="ce49"/>
          <table:table-cell table:number-columns-repeated="1021"/>
        </table:table-row>
        <table:table-row table:style-name="ro4">
          <table:table-cell table:style-name="ce48" table:number-columns-repeated="181"/>
          <table:table-cell table:number-columns-repeated="843"/>
        </table:table-row>
        <table:table-row table:style-name="ro4" table:number-rows-repeated="10473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22:04</meta:creation-date>
    <dc:creator>Helpdesk</dc:creator>
    <dc:date>2004-12-20T18:19:20</dc:date>
    <meta:document-statistic meta:object-count="0" meta:cell-count="10871" meta:table-count="2"/>
    <meta:generator>ODFPY/1.3.0dev</meta:generator>
  </office:meta>
</office:document-meta>
</file>